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#DDDDD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style:vertical-align="automatic" fo:wrap-option="wrap"/>
    </style:style>
    <style:style style:name="ce22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23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FFFF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FFFF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31" style:family="table-cell" style:parent-style-name="Default" style:data-style-name="N0">
      <style:table-cell-properties fo:border="thin solid #000000" style:vertical-align="automatic" fo:background-color="#FF6666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background-color="#66FF00" style:repeat-content="false"/>
      <style:paragraph-properties fo:text-align="center"/>
    </style:style>
    <style:style style:name="ce33" style:family="table-cell" style:parent-style-name="Default" style:data-style-name="N0"/>
    <style:style style:name="ce34" style:family="table-cell" style:parent-style-name="Default" style:data-style-name="N15">
      <style:table-cell-properties fo:border="thin solid #000000" fo:background-color="#DDDDDD"/>
    </style:style>
    <style:style style:name="ce35" style:family="table-cell" style:parent-style-name="Default" style:data-style-name="N15">
      <style:table-cell-properties fo:border="thin solid #000000" fo:background-color="#DDDDDD"/>
      <style:text-properties style:text-underline-style="solid" style:text-underline-type="singl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2.59291666666667cm" style:use-optimal-column-width="true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3.571875cm" style:use-optimal-column-width="true"/>
    </style:style>
    <style:style style:name="co7" style:family="table-column">
      <style:table-column-properties fo:break-before="auto" style:column-width="2.40770833333333cm" style:use-optimal-column-width="true"/>
    </style:style>
    <style:style style:name="co8" style:family="table-column">
      <style:table-column-properties fo:break-before="auto" style:column-width="0.582083333333333cm"/>
    </style:style>
    <style:style style:name="co9" style:family="table-column">
      <style:table-column-properties fo:break-before="auto" style:column-width="2.54cm" style:use-optimal-column-width="true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3.86291666666667cm" style:use-optimal-column-width="true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4.206875cm" style:use-optimal-column-width="true"/>
    </style:style>
    <style:style style:name="co15" style:family="table-column">
      <style:table-column-properties fo:break-before="auto" style:column-width="4.31270833333333cm" style:use-optimal-column-width="true"/>
    </style:style>
    <style:style style:name="co16" style:family="table-column">
      <style:table-column-properties fo:break-before="auto" style:column-width="3.62479166666667cm" style:use-optimal-column-width="true"/>
    </style:style>
    <style:style style:name="co17" style:family="table-column">
      <style:table-column-properties fo:break-before="auto" style:column-width="3.730625cm" style:use-optimal-column-width="true"/>
    </style:style>
    <style:style style:name="co18" style:family="table-column">
      <style:table-column-properties fo:break-before="auto" style:column-width="3.91583333333333cm" style:use-optimal-column-width="true"/>
    </style:style>
    <style:style style:name="co19" style:family="table-column">
      <style:table-column-properties fo:break-before="auto" style:column-width="0.687916666666667cm"/>
    </style:style>
    <style:style style:name="co20" style:family="table-column">
      <style:table-column-properties fo:break-before="auto" style:column-width="2.27541666666667cm"/>
    </style:style>
    <style:style style:name="co21" style:family="table-column">
      <style:table-column-properties fo:break-before="auto" style:column-width="0.79375cm"/>
    </style:style>
    <style:style style:name="co22" style:family="table-column">
      <style:table-column-properties fo:break-before="auto" style:column-width="3.99520833333333cm" style:use-optimal-column-width="true"/>
    </style:style>
    <style:style style:name="co23" style:family="table-column">
      <style:table-column-properties fo:break-before="auto" style:column-width="2.01083333333333cm"/>
    </style:style>
    <style:style style:name="co24" style:family="table-column">
      <style:table-column-properties fo:break-before="auto" style:column-width="4.1275cm" style:use-optimal-column-width="true"/>
    </style:style>
    <style:style style:name="co25" style:family="table-column">
      <style:table-column-properties fo:break-before="auto" style:column-width="1.11125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3.70416666666667cm" style:use-optimal-column-width="true"/>
    </style:style>
    <style:style style:name="co28" style:family="table-column">
      <style:table-column-properties fo:break-before="auto" style:column-width="1.40229166666667cm"/>
    </style:style>
    <style:style style:name="co29" style:family="table-column">
      <style:table-column-properties fo:break-before="auto" style:column-width="1.349375cm"/>
    </style:style>
    <style:style style:name="co30" style:family="table-column">
      <style:table-column-properties fo:break-before="auto" style:column-width="3.33375cm" style:use-optimal-column-width="true"/>
    </style:style>
    <style:style style:name="co31" style:family="table-column">
      <style:table-column-properties fo:break-before="auto" style:column-width="1.27cm"/>
    </style:style>
    <style:style style:name="co32" style:family="table-column">
      <style:table-column-properties fo:break-before="auto" style:column-width="3.83645833333333cm" style:use-optimal-column-width="true"/>
    </style:style>
    <style:style style:name="co33" style:family="table-column">
      <style:table-column-properties fo:break-before="auto" style:column-width="1.56104166666667cm"/>
    </style:style>
    <style:style style:name="co34" style:family="table-column">
      <style:table-column-properties fo:break-before="auto" style:column-width="1.666875cm" style:use-optimal-column-width="true"/>
    </style:style>
    <style:style style:name="co35" style:family="table-column">
      <style:table-column-properties fo:break-before="auto" style:column-width="1.190625cm"/>
    </style:style>
    <style:style style:name="co36" style:family="table-column">
      <style:table-column-properties fo:break-before="auto" style:column-width="1.217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9pt" style:use-optimal-row-height="fals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29.8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icialização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4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4" table:default-cell-style-name="ce1"/>
        <table:table-column table:style-name="co13" table:number-columns-repeated="16350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4" table:number-rows-spanned="1" table:style-name="ce28">
            <text:p>temp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8">
            <text:p>temp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8">
            <text:p>temp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style-name="ce17">
            <text:p>tempo (s)</text:p>
          </table:table-cell>
          <table:table-cell table:number-columns-repeated="3" table:style-name="ce17"/>
          <table:table-cell table:number-columns-repeated="2" table:style-name="ce1"/>
          <table:table-cell table:style-name="ce2"/>
          <table:table-cell office:value-type="string" table:style-name="ce17">
            <text:p>tempo (s)</text:p>
          </table:table-cell>
          <table:table-cell table:number-columns-repeated="3" table:style-name="ce17"/>
          <table:table-cell table:number-columns-repeated="16350"/>
        </table:table-row>
        <table:table-row table:style-name="ro1">
          <table:table-cell table:style-name="ce1"/>
          <table:table-cell office:value-type="string" table:style-name="ce22">
            <text:p>n</text:p>
          </table:table-cell>
          <table:table-cell office:value-type="string" table:number-columns-spanned="4" table:number-rows-spanned="1" table:style-name="ce30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22">
            <text:p>n</text:p>
          </table:table-cell>
          <table:table-cell office:value-type="string" table:number-columns-spanned="4" table:number-rows-spanned="1" table:style-name="ce30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22">
            <text:p>n</text:p>
          </table:table-cell>
          <table:table-cell office:value-type="string" table:number-columns-spanned="4" table:number-rows-spanned="1" table:style-name="ce30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23">
            <text:p>n</text:p>
          </table:table-cell>
          <table:table-cell office:value-type="string" table:style-name="ce23">
            <text:p>K</text:p>
          </table:table-cell>
          <table:table-cell table:number-columns-repeated="3" table:style-name="ce23"/>
          <table:table-cell table:number-columns-repeated="2" table:style-name="ce1"/>
          <table:table-cell office:value-type="string" table:style-name="ce22">
            <text:p>n</text:p>
          </table:table-cell>
          <table:table-cell office:value-type="string" table:number-columns-spanned="4" table:number-rows-spanned="1" table:style-name="ce30">
            <text:p>K</text:p>
          </table:table-cell>
          <table:covered-table-cell table:number-columns-repeated="3"/>
          <table:table-cell table:number-columns-repeated="16350"/>
        </table:table-row>
        <table:table-row table:style-name="ro1">
          <table:table-cell table:style-name="ce1"/>
          <table:table-cell office:value-type="string" table:style-name="ce5">
            <text:p>branca02.jpg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2">
            <text:p>20</text:p>
          </table:table-cell>
          <table:table-cell table:number-columns-repeated="2" table:style-name="ce1"/>
          <table:table-cell office:value-type="string" table:style-name="ce5">
            <text:p>casal_branco01.jpg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2">
            <text:p>20</text:p>
          </table:table-cell>
          <table:table-cell table:number-columns-repeated="2" table:style-name="ce1"/>
          <table:table-cell office:value-type="string" table:style-name="ce5">
            <text:p>morena01.jpg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2">
            <text:p>20</text:p>
          </table:table-cell>
          <table:table-cell table:number-columns-repeated="2" table:style-name="ce1"/>
          <table:table-cell office:value-type="string" table:style-name="ce5">
            <text:p>senhor_branco03.jpg</text:p>
          </table:table-cell>
          <table:table-cell office:value-type="float" office:value="5" table:style-name="ce23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5" table:style-name="ce23">
            <text:p>15</text:p>
          </table:table-cell>
          <table:table-cell office:value-type="float" office:value="20" table:style-name="ce23">
            <text:p>20</text:p>
          </table:table-cell>
          <table:table-cell table:number-columns-repeated="2" table:style-name="ce1"/>
          <table:table-cell office:value-type="string" table:style-name="ce5">
            <text:p>senhora_morena01.jpg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2">
            <text:p>20</text:p>
          </table:table-cell>
          <table:table-cell table:number-columns-repeated="16350"/>
        </table:table-row>
        <table:table-row table:style-name="ro1">
          <table:table-cell office:value-type="string" table:number-columns-spanned="1" table:number-rows-spanned="20" table:style-name="ce29">
            <text:p>medição</text:p>
          </table:table-cell>
          <table:table-cell office:value-type="float" office:value="1" table:style-name="ce3">
            <text:p>1</text:p>
          </table:table-cell>
          <table:table-cell office:value-type="float" office:value="9.7918500000000004E-4" table:style-name="ce6">
            <text:p>0,000979185</text:p>
          </table:table-cell>
          <table:table-cell office:value-type="float" office:value="2.3784300000000001E-4" table:style-name="ce6">
            <text:p>0,000237843</text:p>
          </table:table-cell>
          <table:table-cell office:value-type="float" office:value="3.4849399999999997E-4" table:style-name="ce6">
            <text:p>0,000348494</text:p>
          </table:table-cell>
          <table:table-cell office:value-type="float" office:value="4.3726399999999998E-4" table:style-name="ce6">
            <text:p>0,000437264</text:p>
          </table:table-cell>
          <table:table-cell table:style-name="ce1"/>
          <table:table-cell office:value-type="string" table:number-columns-spanned="1" table:number-rows-spanned="20" table:style-name="ce29">
            <text:p>medição</text:p>
          </table:table-cell>
          <table:table-cell office:value-type="float" office:value="1" table:style-name="ce3">
            <text:p>1</text:p>
          </table:table-cell>
          <table:table-cell office:value-type="float" office:value="7.6654999999999996E-4" table:style-name="ce6">
            <text:p>0,00076655</text:p>
          </table:table-cell>
          <table:table-cell office:value-type="float" office:value="2.1153099999999999E-4" table:style-name="ce6">
            <text:p>0,000211531</text:p>
          </table:table-cell>
          <table:table-cell office:value-type="float" office:value="3.63703E-4" table:style-name="ce6">
            <text:p>0,000363703</text:p>
          </table:table-cell>
          <table:table-cell office:value-type="float" office:value="1.6200399999999999E-4" table:style-name="ce6">
            <text:p>0,000162004</text:p>
          </table:table-cell>
          <table:table-cell table:style-name="ce1"/>
          <table:table-cell office:value-type="string" table:number-columns-spanned="1" table:number-rows-spanned="20" table:style-name="ce29">
            <text:p>medição</text:p>
          </table:table-cell>
          <table:table-cell office:value-type="float" office:value="1" table:style-name="ce3">
            <text:p>1</text:p>
          </table:table-cell>
          <table:table-cell office:value-type="float" office:value="2.2216900000000001E-4" table:style-name="ce6">
            <text:p>0,000222169</text:p>
          </table:table-cell>
          <table:table-cell office:value-type="float" office:value="4.9941999999999997E-5" table:style-name="ce34">
            <text:p>4,99E-05</text:p>
          </table:table-cell>
          <table:table-cell office:value-type="float" office:value="4.8254999999999998E-5" table:style-name="ce34">
            <text:p>4,83E-05</text:p>
          </table:table-cell>
          <table:table-cell office:value-type="float" office:value="7.2061E-5" table:style-name="ce34">
            <text:p>7,21E-05</text:p>
          </table:table-cell>
          <table:table-cell table:style-name="ce1"/>
          <table:table-cell office:value-type="string" table:style-name="ce18">
            <text:p>medição</text:p>
          </table:table-cell>
          <table:table-cell office:value-type="float" office:value="1" table:style-name="ce3">
            <text:p>1</text:p>
          </table:table-cell>
          <table:table-cell office:value-type="float" office:value="5.5919699999999999E-4" table:style-name="ce6">
            <text:p>0,000559197</text:p>
          </table:table-cell>
          <table:table-cell office:value-type="float" office:value="1.7769199999999999E-4" table:style-name="ce6">
            <text:p>0,000177692</text:p>
          </table:table-cell>
          <table:table-cell office:value-type="float" office:value="1.39371E-4" table:style-name="ce6">
            <text:p>0,000139371</text:p>
          </table:table-cell>
          <table:table-cell office:value-type="float" office:value="2.19044E-4" table:style-name="ce6">
            <text:p>0,000219044</text:p>
          </table:table-cell>
          <table:table-cell table:style-name="ce1"/>
          <table:table-cell office:value-type="string" table:number-columns-spanned="1" table:number-rows-spanned="20" table:style-name="ce29">
            <text:p>medição</text:p>
          </table:table-cell>
          <table:table-cell office:value-type="float" office:value="1" table:style-name="ce3">
            <text:p>1</text:p>
          </table:table-cell>
          <table:table-cell office:value-type="float" office:value="1.8024100000000001E-4" table:style-name="ce6">
            <text:p>0,000180241</text:p>
          </table:table-cell>
          <table:table-cell office:value-type="float" office:value="3.4025E-5" table:style-name="ce34">
            <text:p>3,40E-05</text:p>
          </table:table-cell>
          <table:table-cell office:value-type="float" office:value="3.0221000000000001E-5" table:style-name="ce34">
            <text:p>3,02E-05</text:p>
          </table:table-cell>
          <table:table-cell office:value-type="float" office:value="2.3623000000000001E-5" table:style-name="ce34">
            <text:p>2,36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2" table:style-name="ce3">
            <text:p>2</text:p>
          </table:table-cell>
          <table:table-cell office:value-type="float" office:value="2.3339300000000001E-4" table:style-name="ce6">
            <text:p>0,000233393</text:p>
          </table:table-cell>
          <table:table-cell office:value-type="float" office:value="2.1527300000000001E-4" table:style-name="ce6">
            <text:p>0,000215273</text:p>
          </table:table-cell>
          <table:table-cell office:value-type="float" office:value="3.1772400000000002E-4" table:style-name="ce6">
            <text:p>0,000317724</text:p>
          </table:table-cell>
          <table:table-cell office:value-type="float" office:value="2.5084199999999998E-4" table:style-name="ce6">
            <text:p>0,000250842</text:p>
          </table:table-cell>
          <table:table-cell table:style-name="ce1"/>
          <table:covered-table-cell/>
          <table:table-cell office:value-type="float" office:value="2" table:style-name="ce3">
            <text:p>2</text:p>
          </table:table-cell>
          <table:table-cell office:value-type="float" office:value="2.44198E-4" table:style-name="ce6">
            <text:p>0,000244198</text:p>
          </table:table-cell>
          <table:table-cell office:value-type="float" office:value="1.3597899999999999E-4" table:style-name="ce6">
            <text:p>0,000135979</text:p>
          </table:table-cell>
          <table:table-cell office:value-type="float" office:value="1.7599900000000001E-4" table:style-name="ce6">
            <text:p>0,000175999</text:p>
          </table:table-cell>
          <table:table-cell office:value-type="float" office:value="2.42501E-4" table:style-name="ce6">
            <text:p>0,000242501</text:p>
          </table:table-cell>
          <table:table-cell table:style-name="ce1"/>
          <table:covered-table-cell/>
          <table:table-cell office:value-type="float" office:value="2" table:style-name="ce3">
            <text:p>2</text:p>
          </table:table-cell>
          <table:table-cell office:value-type="float" office:value="4.3584000000000001E-5" table:style-name="ce34">
            <text:p>4,36E-05</text:p>
          </table:table-cell>
          <table:table-cell office:value-type="float" office:value="5.1048000000000003E-5" table:style-name="ce34">
            <text:p>5,10E-05</text:p>
          </table:table-cell>
          <table:table-cell office:value-type="float" office:value="1.01366E-4" table:style-name="ce6">
            <text:p>0,000101366</text:p>
          </table:table-cell>
          <table:table-cell office:value-type="float" office:value="5.4268000000000003E-5" table:style-name="ce34">
            <text:p>5,43E-05</text:p>
          </table:table-cell>
          <table:table-cell table:style-name="ce1"/>
          <table:table-cell table:style-name="ce18"/>
          <table:table-cell office:value-type="float" office:value="2" table:style-name="ce3">
            <text:p>2</text:p>
          </table:table-cell>
          <table:table-cell office:value-type="float" office:value="2.3703299999999999E-4" table:style-name="ce6">
            <text:p>0,000237033</text:p>
          </table:table-cell>
          <table:table-cell office:value-type="float" office:value="1.32037E-4" table:style-name="ce6">
            <text:p>0,000132037</text:p>
          </table:table-cell>
          <table:table-cell office:value-type="float" office:value="1.32504E-4" table:style-name="ce6">
            <text:p>0,000132504</text:p>
          </table:table-cell>
          <table:table-cell office:value-type="float" office:value="1.1629399999999999E-4" table:style-name="ce6">
            <text:p>0,000116294</text:p>
          </table:table-cell>
          <table:table-cell table:style-name="ce1"/>
          <table:covered-table-cell/>
          <table:table-cell office:value-type="float" office:value="2" table:style-name="ce3">
            <text:p>2</text:p>
          </table:table-cell>
          <table:table-cell office:value-type="float" office:value="1.6962800000000001E-4" table:style-name="ce6">
            <text:p>0,000169628</text:p>
          </table:table-cell>
          <table:table-cell office:value-type="float" office:value="1.9230999999999999E-5" table:style-name="ce34">
            <text:p>1,92E-05</text:p>
          </table:table-cell>
          <table:table-cell office:value-type="float" office:value="4.1096000000000001E-5" table:style-name="ce34">
            <text:p>4,11E-05</text:p>
          </table:table-cell>
          <table:table-cell office:value-type="float" office:value="1.9561000000000001E-5" table:style-name="ce34">
            <text:p>1,96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3" table:style-name="ce3">
            <text:p>3</text:p>
          </table:table-cell>
          <table:table-cell office:value-type="float" office:value="3.9755600000000003E-4" table:style-name="ce6">
            <text:p>0,000397556</text:p>
          </table:table-cell>
          <table:table-cell office:value-type="float" office:value="3.5387400000000001E-4" table:style-name="ce6">
            <text:p>0,000353874</text:p>
          </table:table-cell>
          <table:table-cell office:value-type="float" office:value="2.21616E-4" table:style-name="ce6">
            <text:p>0,000221616</text:p>
          </table:table-cell>
          <table:table-cell office:value-type="float" office:value="2.9606800000000003E-4" table:style-name="ce6">
            <text:p>0,000296068</text:p>
          </table:table-cell>
          <table:table-cell table:style-name="ce1"/>
          <table:covered-table-cell/>
          <table:table-cell office:value-type="float" office:value="3" table:style-name="ce3">
            <text:p>3</text:p>
          </table:table-cell>
          <table:table-cell office:value-type="float" office:value="1.4787000000000001E-4" table:style-name="ce6">
            <text:p>0,00014787</text:p>
          </table:table-cell>
          <table:table-cell office:value-type="float" office:value="1.99421E-4" table:style-name="ce6">
            <text:p>0,000199421</text:p>
          </table:table-cell>
          <table:table-cell office:value-type="float" office:value="2.6961299999999998E-4" table:style-name="ce6">
            <text:p>0,000269613</text:p>
          </table:table-cell>
          <table:table-cell office:value-type="float" office:value="1.7362700000000001E-4" table:style-name="ce6">
            <text:p>0,000173627</text:p>
          </table:table-cell>
          <table:table-cell table:style-name="ce1"/>
          <table:covered-table-cell/>
          <table:table-cell office:value-type="float" office:value="3" table:style-name="ce3">
            <text:p>3</text:p>
          </table:table-cell>
          <table:table-cell office:value-type="float" office:value="4.3572000000000002E-5" table:style-name="ce34">
            <text:p>4,36E-05</text:p>
          </table:table-cell>
          <table:table-cell office:value-type="float" office:value="4.3878000000000002E-5" table:style-name="ce34">
            <text:p>4,39E-05</text:p>
          </table:table-cell>
          <table:table-cell office:value-type="float" office:value="7.1934000000000006E-5" table:style-name="ce34">
            <text:p>7,19E-05</text:p>
          </table:table-cell>
          <table:table-cell office:value-type="float" office:value="1.07614E-4" table:style-name="ce6">
            <text:p>0,000107614</text:p>
          </table:table-cell>
          <table:table-cell table:style-name="ce1"/>
          <table:table-cell table:style-name="ce18"/>
          <table:table-cell office:value-type="float" office:value="3" table:style-name="ce3">
            <text:p>3</text:p>
          </table:table-cell>
          <table:table-cell office:value-type="float" office:value="8.3912000000000006E-5" table:style-name="ce34">
            <text:p>8,39E-05</text:p>
          </table:table-cell>
          <table:table-cell office:value-type="float" office:value="8.4794000000000002E-5" table:style-name="ce34">
            <text:p>8,48E-05</text:p>
          </table:table-cell>
          <table:table-cell office:value-type="float" office:value="1.3086900000000001E-4" table:style-name="ce6">
            <text:p>0,000130869</text:p>
          </table:table-cell>
          <table:table-cell office:value-type="float" office:value="1.88388E-4" table:style-name="ce6">
            <text:p>0,000188388</text:p>
          </table:table-cell>
          <table:table-cell table:style-name="ce1"/>
          <table:covered-table-cell/>
          <table:table-cell office:value-type="float" office:value="3" table:style-name="ce3">
            <text:p>3</text:p>
          </table:table-cell>
          <table:table-cell office:value-type="float" office:value="1.9340000000000001E-5" table:style-name="ce34">
            <text:p>1,93E-05</text:p>
          </table:table-cell>
          <table:table-cell office:value-type="float" office:value="1.9080999999999999E-5" table:style-name="ce34">
            <text:p>1,91E-05</text:p>
          </table:table-cell>
          <table:table-cell office:value-type="float" office:value="3.9555000000000003E-5" table:style-name="ce34">
            <text:p>3,96E-05</text:p>
          </table:table-cell>
          <table:table-cell office:value-type="float" office:value="2.0270000000000001E-5" table:style-name="ce34">
            <text:p>2,03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4" table:style-name="ce3">
            <text:p>4</text:p>
          </table:table-cell>
          <table:table-cell office:value-type="float" office:value="3.6272499999999999E-4" table:style-name="ce6">
            <text:p>0,000362725</text:p>
          </table:table-cell>
          <table:table-cell office:value-type="float" office:value="3.54948E-4" table:style-name="ce6">
            <text:p>0,000354948</text:p>
          </table:table-cell>
          <table:table-cell office:value-type="float" office:value="3.3271499999999997E-4" table:style-name="ce6">
            <text:p>0,000332715</text:p>
          </table:table-cell>
          <table:table-cell office:value-type="float" office:value="2.9301499999999999E-4" table:style-name="ce6">
            <text:p>0,000293015</text:p>
          </table:table-cell>
          <table:table-cell table:style-name="ce1"/>
          <table:covered-table-cell/>
          <table:table-cell office:value-type="float" office:value="4" table:style-name="ce3">
            <text:p>4</text:p>
          </table:table-cell>
          <table:table-cell office:value-type="float" office:value="1.39388E-4" table:style-name="ce6">
            <text:p>0,000139388</text:p>
          </table:table-cell>
          <table:table-cell office:value-type="float" office:value="3.7911999999999999E-4" table:style-name="ce6">
            <text:p>0,00037912</text:p>
          </table:table-cell>
          <table:table-cell office:value-type="float" office:value="1.52719E-4" table:style-name="ce6">
            <text:p>0,000152719</text:p>
          </table:table-cell>
          <table:table-cell office:value-type="float" office:value="1.46558E-4" table:style-name="ce6">
            <text:p>0,000146558</text:p>
          </table:table-cell>
          <table:table-cell table:style-name="ce1"/>
          <table:covered-table-cell/>
          <table:table-cell office:value-type="float" office:value="4" table:style-name="ce3">
            <text:p>4</text:p>
          </table:table-cell>
          <table:table-cell office:value-type="float" office:value="4.422E-5" table:style-name="ce34">
            <text:p>4,42E-05</text:p>
          </table:table-cell>
          <table:table-cell office:value-type="float" office:value="4.4421E-5" table:style-name="ce34">
            <text:p>4,44E-05</text:p>
          </table:table-cell>
          <table:table-cell office:value-type="float" office:value="1.15154E-4" table:style-name="ce6">
            <text:p>0,000115154</text:p>
          </table:table-cell>
          <table:table-cell office:value-type="float" office:value="7.7927000000000001E-5" table:style-name="ce34">
            <text:p>7,79E-05</text:p>
          </table:table-cell>
          <table:table-cell table:style-name="ce1"/>
          <table:table-cell table:style-name="ce18"/>
          <table:table-cell office:value-type="float" office:value="4" table:style-name="ce3">
            <text:p>4</text:p>
          </table:table-cell>
          <table:table-cell office:value-type="float" office:value="8.3187000000000002E-5" table:style-name="ce34">
            <text:p>8,32E-05</text:p>
          </table:table-cell>
          <table:table-cell office:value-type="float" office:value="1.8280400000000001E-4" table:style-name="ce6">
            <text:p>0,000182804</text:p>
          </table:table-cell>
          <table:table-cell office:value-type="float" office:value="1.2939000000000001E-4" table:style-name="ce6">
            <text:p>0,00012939</text:p>
          </table:table-cell>
          <table:table-cell office:value-type="float" office:value="1.21459E-4" table:style-name="ce6">
            <text:p>0,000121459</text:p>
          </table:table-cell>
          <table:table-cell table:style-name="ce1"/>
          <table:covered-table-cell/>
          <table:table-cell office:value-type="float" office:value="4" table:style-name="ce3">
            <text:p>4</text:p>
          </table:table-cell>
          <table:table-cell office:value-type="float" office:value="2.0332000000000001E-5" table:style-name="ce34">
            <text:p>2,03E-05</text:p>
          </table:table-cell>
          <table:table-cell office:value-type="float" office:value="2.6024E-5" table:style-name="ce34">
            <text:p>2,60E-05</text:p>
          </table:table-cell>
          <table:table-cell office:value-type="float" office:value="1.9001E-5" table:style-name="ce34">
            <text:p>1,90E-05</text:p>
          </table:table-cell>
          <table:table-cell office:value-type="float" office:value="2.3748E-5" table:style-name="ce34">
            <text:p>2,37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5" table:style-name="ce3">
            <text:p>5</text:p>
          </table:table-cell>
          <table:table-cell office:value-type="float" office:value="1.9886900000000001E-4" table:style-name="ce6">
            <text:p>0,000198869</text:p>
          </table:table-cell>
          <table:table-cell office:value-type="float" office:value="4.0414800000000001E-4" table:style-name="ce6">
            <text:p>0,000404148</text:p>
          </table:table-cell>
          <table:table-cell office:value-type="float" office:value="3.5977099999999999E-4" table:style-name="ce6">
            <text:p>0,000359771</text:p>
          </table:table-cell>
          <table:table-cell office:value-type="float" office:value="4.2921000000000002E-4" table:style-name="ce6">
            <text:p>0,00042921</text:p>
          </table:table-cell>
          <table:table-cell table:style-name="ce1"/>
          <table:covered-table-cell/>
          <table:table-cell office:value-type="float" office:value="5" table:style-name="ce3">
            <text:p>5</text:p>
          </table:table-cell>
          <table:table-cell office:value-type="float" office:value="1.3106700000000001E-4" table:style-name="ce6">
            <text:p>0,000131067</text:p>
          </table:table-cell>
          <table:table-cell office:value-type="float" office:value="2.6928899999999998E-4" table:style-name="ce6">
            <text:p>0,000269289</text:p>
          </table:table-cell>
          <table:table-cell office:value-type="float" office:value="1.57582E-4" table:style-name="ce6">
            <text:p>0,000157582</text:p>
          </table:table-cell>
          <table:table-cell office:value-type="float" office:value="2.38089E-4" table:style-name="ce6">
            <text:p>0,000238089</text:p>
          </table:table-cell>
          <table:table-cell table:style-name="ce1"/>
          <table:covered-table-cell/>
          <table:table-cell office:value-type="float" office:value="5" table:style-name="ce3">
            <text:p>5</text:p>
          </table:table-cell>
          <table:table-cell office:value-type="float" office:value="1.10357E-4" table:style-name="ce6">
            <text:p>0,000110357</text:p>
          </table:table-cell>
          <table:table-cell office:value-type="float" office:value="4.4156999999999998E-5" table:style-name="ce34">
            <text:p>4,42E-05</text:p>
          </table:table-cell>
          <table:table-cell office:value-type="float" office:value="4.7271000000000002E-5" table:style-name="ce34">
            <text:p>4,73E-05</text:p>
          </table:table-cell>
          <table:table-cell office:value-type="float" office:value="7.5792999999999998E-5" table:style-name="ce34">
            <text:p>7,58E-05</text:p>
          </table:table-cell>
          <table:table-cell table:style-name="ce1"/>
          <table:table-cell table:style-name="ce18"/>
          <table:table-cell office:value-type="float" office:value="5" table:style-name="ce3">
            <text:p>5</text:p>
          </table:table-cell>
          <table:table-cell office:value-type="float" office:value="7.9147000000000006E-5" table:style-name="ce34">
            <text:p>7,91E-05</text:p>
          </table:table-cell>
          <table:table-cell office:value-type="float" office:value="1.4405200000000001E-4" table:style-name="ce6">
            <text:p>0,000144052</text:p>
          </table:table-cell>
          <table:table-cell office:value-type="float" office:value="1.2525599999999999E-4" table:style-name="ce6">
            <text:p>0,000125256</text:p>
          </table:table-cell>
          <table:table-cell office:value-type="float" office:value="9.3591999999999994E-5" table:style-name="ce34">
            <text:p>9,36E-05</text:p>
          </table:table-cell>
          <table:table-cell table:style-name="ce1"/>
          <table:covered-table-cell/>
          <table:table-cell office:value-type="float" office:value="5" table:style-name="ce3">
            <text:p>5</text:p>
          </table:table-cell>
          <table:table-cell office:value-type="float" office:value="1.8853000000000001E-5" table:style-name="ce34">
            <text:p>1,89E-05</text:p>
          </table:table-cell>
          <table:table-cell office:value-type="float" office:value="1.8740999999999999E-5" table:style-name="ce34">
            <text:p>1,87E-05</text:p>
          </table:table-cell>
          <table:table-cell office:value-type="float" office:value="1.9831E-5" table:style-name="ce34">
            <text:p>1,98E-05</text:p>
          </table:table-cell>
          <table:table-cell office:value-type="float" office:value="1.9351000000000002E-5" table:style-name="ce34">
            <text:p>1,94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6" table:style-name="ce3">
            <text:p>6</text:p>
          </table:table-cell>
          <table:table-cell office:value-type="float" office:value="2.0290999999999999E-4" table:style-name="ce6">
            <text:p>0,00020291</text:p>
          </table:table-cell>
          <table:table-cell office:value-type="float" office:value="2.5118999999999999E-4" table:style-name="ce6">
            <text:p>0,00025119</text:p>
          </table:table-cell>
          <table:table-cell office:value-type="float" office:value="2.7236300000000002E-4" table:style-name="ce6">
            <text:p>0,000272363</text:p>
          </table:table-cell>
          <table:table-cell office:value-type="float" office:value="4.0760599999999997E-4" table:style-name="ce6">
            <text:p>0,000407606</text:p>
          </table:table-cell>
          <table:table-cell table:style-name="ce1"/>
          <table:covered-table-cell/>
          <table:table-cell office:value-type="float" office:value="6" table:style-name="ce3">
            <text:p>6</text:p>
          </table:table-cell>
          <table:table-cell office:value-type="float" office:value="2.4158299999999999E-4" table:style-name="ce6">
            <text:p>0,000241583</text:p>
          </table:table-cell>
          <table:table-cell office:value-type="float" office:value="1.6878300000000001E-4" table:style-name="ce6">
            <text:p>0,000168783</text:p>
          </table:table-cell>
          <table:table-cell office:value-type="float" office:value="2.4428200000000002E-4" table:style-name="ce6">
            <text:p>0,000244282</text:p>
          </table:table-cell>
          <table:table-cell office:value-type="float" office:value="1.98548E-4" table:style-name="ce6">
            <text:p>0,000198548</text:p>
          </table:table-cell>
          <table:table-cell table:style-name="ce1"/>
          <table:covered-table-cell/>
          <table:table-cell office:value-type="float" office:value="6" table:style-name="ce3">
            <text:p>6</text:p>
          </table:table-cell>
          <table:table-cell office:value-type="float" office:value="5.3448000000000001E-5" table:style-name="ce34">
            <text:p>5,34E-05</text:p>
          </table:table-cell>
          <table:table-cell office:value-type="float" office:value="4.5099000000000003E-5" table:style-name="ce34">
            <text:p>4,51E-05</text:p>
          </table:table-cell>
          <table:table-cell office:value-type="float" office:value="7.7724000000000003E-5" table:style-name="ce34">
            <text:p>7,77E-05</text:p>
          </table:table-cell>
          <table:table-cell office:value-type="float" office:value="5.9299999999999998E-5" table:style-name="ce34">
            <text:p>5,93E-05</text:p>
          </table:table-cell>
          <table:table-cell table:style-name="ce1"/>
          <table:table-cell table:style-name="ce18"/>
          <table:table-cell office:value-type="float" office:value="6" table:style-name="ce3">
            <text:p>6</text:p>
          </table:table-cell>
          <table:table-cell office:value-type="float" office:value="7.8380000000000005E-5" table:style-name="ce34">
            <text:p>7,84E-05</text:p>
          </table:table-cell>
          <table:table-cell office:value-type="float" office:value="1.2856E-4" table:style-name="ce6">
            <text:p>0,00012856</text:p>
          </table:table-cell>
          <table:table-cell office:value-type="float" office:value="9.3434E-5" table:style-name="ce34">
            <text:p>9,34E-05</text:p>
          </table:table-cell>
          <table:table-cell office:value-type="float" office:value="9.6316000000000004E-5" table:style-name="ce34">
            <text:p>9,63E-05</text:p>
          </table:table-cell>
          <table:table-cell table:style-name="ce1"/>
          <table:covered-table-cell/>
          <table:table-cell office:value-type="float" office:value="6" table:style-name="ce3">
            <text:p>6</text:p>
          </table:table-cell>
          <table:table-cell office:value-type="float" office:value="1.8749E-5" table:style-name="ce34">
            <text:p>1,87E-05</text:p>
          </table:table-cell>
          <table:table-cell office:value-type="float" office:value="2.427E-5" table:style-name="ce34">
            <text:p>2,43E-05</text:p>
          </table:table-cell>
          <table:table-cell office:value-type="float" office:value="2.1965000000000001E-5" table:style-name="ce34">
            <text:p>2,20E-05</text:p>
          </table:table-cell>
          <table:table-cell office:value-type="float" office:value="4.4666999999999998E-5" table:style-name="ce34">
            <text:p>4,47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7" table:style-name="ce3">
            <text:p>7</text:p>
          </table:table-cell>
          <table:table-cell office:value-type="float" office:value="4.9032299999999997E-4" table:style-name="ce6">
            <text:p>0,000490323</text:p>
          </table:table-cell>
          <table:table-cell office:value-type="float" office:value="3.0505300000000001E-4" table:style-name="ce6">
            <text:p>0,000305053</text:p>
          </table:table-cell>
          <table:table-cell office:value-type="float" office:value="3.1418400000000001E-4" table:style-name="ce6">
            <text:p>0,000314184</text:p>
          </table:table-cell>
          <table:table-cell office:value-type="float" office:value="2.5404099999999999E-4" table:style-name="ce6">
            <text:p>0,000254041</text:p>
          </table:table-cell>
          <table:table-cell table:style-name="ce1"/>
          <table:covered-table-cell/>
          <table:table-cell office:value-type="float" office:value="7" table:style-name="ce3">
            <text:p>7</text:p>
          </table:table-cell>
          <table:table-cell office:value-type="float" office:value="2.1156699999999999E-4" table:style-name="ce6">
            <text:p>0,000211567</text:p>
          </table:table-cell>
          <table:table-cell office:value-type="float" office:value="2.2458299999999999E-4" table:style-name="ce6">
            <text:p>0,000224583</text:p>
          </table:table-cell>
          <table:table-cell office:value-type="float" office:value="2.5744400000000001E-4" table:style-name="ce6">
            <text:p>0,000257444</text:p>
          </table:table-cell>
          <table:table-cell office:value-type="float" office:value="1.4262000000000001E-4" table:style-name="ce6">
            <text:p>0,00014262</text:p>
          </table:table-cell>
          <table:table-cell table:style-name="ce1"/>
          <table:covered-table-cell/>
          <table:table-cell office:value-type="float" office:value="7" table:style-name="ce3">
            <text:p>7</text:p>
          </table:table-cell>
          <table:table-cell office:value-type="float" office:value="6.0735E-5" table:style-name="ce34">
            <text:p>6,07E-05</text:p>
          </table:table-cell>
          <table:table-cell office:value-type="float" office:value="8.6191000000000002E-5" table:style-name="ce34">
            <text:p>8,62E-05</text:p>
          </table:table-cell>
          <table:table-cell office:value-type="float" office:value="7.7224999999999993E-5" table:style-name="ce34">
            <text:p>7,72E-05</text:p>
          </table:table-cell>
          <table:table-cell office:value-type="float" office:value="9.2565999999999994E-5" table:style-name="ce34">
            <text:p>9,26E-05</text:p>
          </table:table-cell>
          <table:table-cell table:style-name="ce1"/>
          <table:table-cell table:style-name="ce18"/>
          <table:table-cell office:value-type="float" office:value="7" table:style-name="ce3">
            <text:p>7</text:p>
          </table:table-cell>
          <table:table-cell office:value-type="float" office:value="8.6236999999999994E-5" table:style-name="ce34">
            <text:p>8,62E-05</text:p>
          </table:table-cell>
          <table:table-cell office:value-type="float" office:value="7.8694000000000002E-5" table:style-name="ce34">
            <text:p>7,87E-05</text:p>
          </table:table-cell>
          <table:table-cell office:value-type="float" office:value="1.4655500000000001E-4" table:style-name="ce6">
            <text:p>0,000146555</text:p>
          </table:table-cell>
          <table:table-cell office:value-type="float" office:value="1.7063399999999999E-4" table:style-name="ce6">
            <text:p>0,000170634</text:p>
          </table:table-cell>
          <table:table-cell table:style-name="ce1"/>
          <table:covered-table-cell/>
          <table:table-cell office:value-type="float" office:value="7" table:style-name="ce3">
            <text:p>7</text:p>
          </table:table-cell>
          <table:table-cell office:value-type="float" office:value="1.8845E-5" table:style-name="ce34">
            <text:p>1,88E-05</text:p>
          </table:table-cell>
          <table:table-cell office:value-type="float" office:value="1.9123E-5" table:style-name="ce34">
            <text:p>1,91E-05</text:p>
          </table:table-cell>
          <table:table-cell office:value-type="float" office:value="2.6046000000000001E-5" table:style-name="ce34">
            <text:p>2,60E-05</text:p>
          </table:table-cell>
          <table:table-cell office:value-type="float" office:value="3.4442E-5" table:style-name="ce34">
            <text:p>3,44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8" table:style-name="ce3">
            <text:p>8</text:p>
          </table:table-cell>
          <table:table-cell office:value-type="float" office:value="2.7548200000000002E-4" table:style-name="ce6">
            <text:p>0,000275482</text:p>
          </table:table-cell>
          <table:table-cell office:value-type="float" office:value="2.11101E-4" table:style-name="ce6">
            <text:p>0,000211101</text:p>
          </table:table-cell>
          <table:table-cell office:value-type="float" office:value="3.50121E-4" table:style-name="ce6">
            <text:p>0,000350121</text:p>
          </table:table-cell>
          <table:table-cell office:value-type="float" office:value="3.87205E-4" table:style-name="ce6">
            <text:p>0,000387205</text:p>
          </table:table-cell>
          <table:table-cell table:style-name="ce1"/>
          <table:covered-table-cell/>
          <table:table-cell office:value-type="float" office:value="8" table:style-name="ce3">
            <text:p>8</text:p>
          </table:table-cell>
          <table:table-cell office:value-type="float" office:value="2.3400499999999999E-4" table:style-name="ce6">
            <text:p>0,000234005</text:p>
          </table:table-cell>
          <table:table-cell office:value-type="float" office:value="1.4588399999999999E-4" table:style-name="ce6">
            <text:p>0,000145884</text:p>
          </table:table-cell>
          <table:table-cell office:value-type="float" office:value="2.8593100000000001E-4" table:style-name="ce6">
            <text:p>0,000285931</text:p>
          </table:table-cell>
          <table:table-cell office:value-type="float" office:value="2.8053799999999999E-4" table:style-name="ce6">
            <text:p>0,000280538</text:p>
          </table:table-cell>
          <table:table-cell table:style-name="ce1"/>
          <table:covered-table-cell/>
          <table:table-cell office:value-type="float" office:value="8" table:style-name="ce3">
            <text:p>8</text:p>
          </table:table-cell>
          <table:table-cell office:value-type="float" office:value="4.3939000000000001E-5" table:style-name="ce34">
            <text:p>4,39E-05</text:p>
          </table:table-cell>
          <table:table-cell office:value-type="float" office:value="7.4664000000000002E-5" table:style-name="ce34">
            <text:p>7,47E-05</text:p>
          </table:table-cell>
          <table:table-cell office:value-type="float" office:value="1.0943899999999999E-4" table:style-name="ce6">
            <text:p>0,000109439</text:p>
          </table:table-cell>
          <table:table-cell office:value-type="float" office:value="7.7949999999999997E-5" table:style-name="ce34">
            <text:p>7,80E-05</text:p>
          </table:table-cell>
          <table:table-cell table:style-name="ce1"/>
          <table:table-cell table:style-name="ce18"/>
          <table:table-cell office:value-type="float" office:value="8" table:style-name="ce3">
            <text:p>8</text:p>
          </table:table-cell>
          <table:table-cell office:value-type="float" office:value="1.04992E-4" table:style-name="ce6">
            <text:p>0,000104992</text:p>
          </table:table-cell>
          <table:table-cell office:value-type="float" office:value="9.9024999999999995E-5" table:style-name="ce34">
            <text:p>9,90E-05</text:p>
          </table:table-cell>
          <table:table-cell office:value-type="float" office:value="8.3881000000000005E-5" table:style-name="ce34">
            <text:p>8,39E-05</text:p>
          </table:table-cell>
          <table:table-cell office:value-type="float" office:value="9.9932000000000005E-5" table:style-name="ce34">
            <text:p>9,99E-05</text:p>
          </table:table-cell>
          <table:table-cell table:style-name="ce1"/>
          <table:covered-table-cell/>
          <table:table-cell office:value-type="float" office:value="8" table:style-name="ce3">
            <text:p>8</text:p>
          </table:table-cell>
          <table:table-cell office:value-type="float" office:value="4.3225E-5" table:style-name="ce34">
            <text:p>4,32E-05</text:p>
          </table:table-cell>
          <table:table-cell office:value-type="float" office:value="1.8632999999999999E-5" table:style-name="ce34">
            <text:p>1,86E-05</text:p>
          </table:table-cell>
          <table:table-cell office:value-type="float" office:value="2.1585000000000001E-5" table:style-name="ce34">
            <text:p>2,16E-05</text:p>
          </table:table-cell>
          <table:table-cell office:value-type="float" office:value="1.9148E-5" table:style-name="ce34">
            <text:p>1,91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9" table:style-name="ce3">
            <text:p>9</text:p>
          </table:table-cell>
          <table:table-cell office:value-type="float" office:value="3.8848600000000001E-4" table:style-name="ce6">
            <text:p>0,000388486</text:p>
          </table:table-cell>
          <table:table-cell office:value-type="float" office:value="2.2114199999999999E-4" table:style-name="ce6">
            <text:p>0,000221142</text:p>
          </table:table-cell>
          <table:table-cell office:value-type="float" office:value="4.37923E-4" table:style-name="ce6">
            <text:p>0,000437923</text:p>
          </table:table-cell>
          <table:table-cell office:value-type="float" office:value="2.5296200000000002E-4" table:style-name="ce6">
            <text:p>0,000252962</text:p>
          </table:table-cell>
          <table:table-cell table:style-name="ce1"/>
          <table:covered-table-cell/>
          <table:table-cell office:value-type="float" office:value="9" table:style-name="ce3">
            <text:p>9</text:p>
          </table:table-cell>
          <table:table-cell office:value-type="float" office:value="1.6061499999999999E-4" table:style-name="ce6">
            <text:p>0,000160615</text:p>
          </table:table-cell>
          <table:table-cell office:value-type="float" office:value="1.6726499999999999E-4" table:style-name="ce6">
            <text:p>0,000167265</text:p>
          </table:table-cell>
          <table:table-cell office:value-type="float" office:value="1.62177E-4" table:style-name="ce6">
            <text:p>0,000162177</text:p>
          </table:table-cell>
          <table:table-cell office:value-type="float" office:value="1.7662299999999999E-4" table:style-name="ce6">
            <text:p>0,000176623</text:p>
          </table:table-cell>
          <table:table-cell table:style-name="ce1"/>
          <table:covered-table-cell/>
          <table:table-cell office:value-type="float" office:value="9" table:style-name="ce3">
            <text:p>9</text:p>
          </table:table-cell>
          <table:table-cell office:value-type="float" office:value="4.3384999999999999E-5" table:style-name="ce34">
            <text:p>4,34E-05</text:p>
          </table:table-cell>
          <table:table-cell office:value-type="float" office:value="4.5466999999999997E-5" table:style-name="ce34">
            <text:p>4,55E-05</text:p>
          </table:table-cell>
          <table:table-cell office:value-type="float" office:value="4.7911000000000003E-5" table:style-name="ce34">
            <text:p>4,79E-05</text:p>
          </table:table-cell>
          <table:table-cell office:value-type="float" office:value="9.6352000000000002E-5" table:style-name="ce34">
            <text:p>9,64E-05</text:p>
          </table:table-cell>
          <table:table-cell table:style-name="ce1"/>
          <table:table-cell table:style-name="ce18"/>
          <table:table-cell office:value-type="float" office:value="9" table:style-name="ce3">
            <text:p>9</text:p>
          </table:table-cell>
          <table:table-cell office:value-type="float" office:value="8.3689999999999993E-5" table:style-name="ce34">
            <text:p>8,37E-05</text:p>
          </table:table-cell>
          <table:table-cell office:value-type="float" office:value="8.3036999999999998E-5" table:style-name="ce34">
            <text:p>8,30E-05</text:p>
          </table:table-cell>
          <table:table-cell office:value-type="float" office:value="1.3586800000000001E-4" table:style-name="ce6">
            <text:p>0,000135868</text:p>
          </table:table-cell>
          <table:table-cell office:value-type="float" office:value="1.9680500000000001E-4" table:style-name="ce6">
            <text:p>0,000196805</text:p>
          </table:table-cell>
          <table:table-cell table:style-name="ce1"/>
          <table:covered-table-cell/>
          <table:table-cell office:value-type="float" office:value="9" table:style-name="ce3">
            <text:p>9</text:p>
          </table:table-cell>
          <table:table-cell office:value-type="float" office:value="2.039E-5" table:style-name="ce34">
            <text:p>2,04E-05</text:p>
          </table:table-cell>
          <table:table-cell office:value-type="float" office:value="1.9076000000000002E-5" table:style-name="ce34">
            <text:p>1,91E-05</text:p>
          </table:table-cell>
          <table:table-cell office:value-type="float" office:value="2.0499000000000001E-5" table:style-name="ce34">
            <text:p>2,05E-05</text:p>
          </table:table-cell>
          <table:table-cell office:value-type="float" office:value="1.9131999999999999E-5" table:style-name="ce34">
            <text:p>1,91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0" table:style-name="ce3">
            <text:p>10</text:p>
          </table:table-cell>
          <table:table-cell office:value-type="float" office:value="3.2825399999999999E-4" table:style-name="ce6">
            <text:p>0,000328254</text:p>
          </table:table-cell>
          <table:table-cell office:value-type="float" office:value="4.4539500000000001E-4" table:style-name="ce6">
            <text:p>0,000445395</text:p>
          </table:table-cell>
          <table:table-cell office:value-type="float" office:value="4.9437199999999998E-4" table:style-name="ce6">
            <text:p>0,000494372</text:p>
          </table:table-cell>
          <table:table-cell office:value-type="float" office:value="3.2582200000000003E-4" table:style-name="ce6">
            <text:p>0,000325822</text:p>
          </table:table-cell>
          <table:table-cell table:style-name="ce1"/>
          <table:covered-table-cell/>
          <table:table-cell office:value-type="float" office:value="10" table:style-name="ce3">
            <text:p>10</text:p>
          </table:table-cell>
          <table:table-cell office:value-type="float" office:value="2.0073399999999999E-4" table:style-name="ce6">
            <text:p>0,000200734</text:p>
          </table:table-cell>
          <table:table-cell office:value-type="float" office:value="2.32721E-4" table:style-name="ce6">
            <text:p>0,000232721</text:p>
          </table:table-cell>
          <table:table-cell office:value-type="float" office:value="2.58139E-4" table:style-name="ce6">
            <text:p>0,000258139</text:p>
          </table:table-cell>
          <table:table-cell office:value-type="float" office:value="2.8100400000000001E-4" table:style-name="ce6">
            <text:p>0,000281004</text:p>
          </table:table-cell>
          <table:table-cell table:style-name="ce1"/>
          <table:covered-table-cell/>
          <table:table-cell office:value-type="float" office:value="10" table:style-name="ce3">
            <text:p>10</text:p>
          </table:table-cell>
          <table:table-cell office:value-type="float" office:value="4.6499000000000003E-5" table:style-name="ce34">
            <text:p>4,65E-05</text:p>
          </table:table-cell>
          <table:table-cell office:value-type="float" office:value="8.0308000000000004E-5" table:style-name="ce34">
            <text:p>8,03E-05</text:p>
          </table:table-cell>
          <table:table-cell office:value-type="float" office:value="4.6805000000000003E-5" table:style-name="ce34">
            <text:p>4,68E-05</text:p>
          </table:table-cell>
          <table:table-cell office:value-type="float" office:value="6.6750999999999998E-5" table:style-name="ce34">
            <text:p>6,68E-05</text:p>
          </table:table-cell>
          <table:table-cell table:style-name="ce1"/>
          <table:table-cell table:style-name="ce18"/>
          <table:table-cell office:value-type="float" office:value="10" table:style-name="ce3">
            <text:p>10</text:p>
          </table:table-cell>
          <table:table-cell office:value-type="float" office:value="8.6386999999999998E-5" table:style-name="ce34">
            <text:p>8,64E-05</text:p>
          </table:table-cell>
          <table:table-cell office:value-type="float" office:value="9.7456999999999999E-5" table:style-name="ce34">
            <text:p>9,75E-05</text:p>
          </table:table-cell>
          <table:table-cell office:value-type="float" office:value="1.42056E-4" table:style-name="ce6">
            <text:p>0,000142056</text:p>
          </table:table-cell>
          <table:table-cell office:value-type="float" office:value="1.4818399999999999E-4" table:style-name="ce6">
            <text:p>0,000148184</text:p>
          </table:table-cell>
          <table:table-cell table:style-name="ce1"/>
          <table:covered-table-cell/>
          <table:table-cell office:value-type="float" office:value="10" table:style-name="ce3">
            <text:p>10</text:p>
          </table:table-cell>
          <table:table-cell office:value-type="float" office:value="1.8941E-5" table:style-name="ce34">
            <text:p>1,89E-05</text:p>
          </table:table-cell>
          <table:table-cell office:value-type="float" office:value="4.0852999999999997E-5" table:style-name="ce34">
            <text:p>4,09E-05</text:p>
          </table:table-cell>
          <table:table-cell office:value-type="float" office:value="1.9468000000000001E-5" table:style-name="ce34">
            <text:p>1,95E-05</text:p>
          </table:table-cell>
          <table:table-cell office:value-type="float" office:value="2.7679999999999999E-5" table:style-name="ce34">
            <text:p>2,77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1" table:style-name="ce3">
            <text:p>11</text:p>
          </table:table-cell>
          <table:table-cell office:value-type="float" office:value="4.09591E-4" table:style-name="ce6">
            <text:p>0,000409591</text:p>
          </table:table-cell>
          <table:table-cell office:value-type="float" office:value="3.22481E-4" table:style-name="ce6">
            <text:p>0,000322481</text:p>
          </table:table-cell>
          <table:table-cell office:value-type="float" office:value="2.9181900000000002E-4" table:style-name="ce6">
            <text:p>0,000291819</text:p>
          </table:table-cell>
          <table:table-cell office:value-type="float" office:value="3.39375E-4" table:style-name="ce6">
            <text:p>0,000339375</text:p>
          </table:table-cell>
          <table:table-cell table:style-name="ce1"/>
          <table:covered-table-cell/>
          <table:table-cell office:value-type="float" office:value="11" table:style-name="ce3">
            <text:p>11</text:p>
          </table:table-cell>
          <table:table-cell office:value-type="float" office:value="2.5229400000000002E-4" table:style-name="ce6">
            <text:p>0,000252294</text:p>
          </table:table-cell>
          <table:table-cell office:value-type="float" office:value="2.8568300000000001E-4" table:style-name="ce6">
            <text:p>0,000285683</text:p>
          </table:table-cell>
          <table:table-cell office:value-type="float" office:value="1.88221E-4" table:style-name="ce6">
            <text:p>0,000188221</text:p>
          </table:table-cell>
          <table:table-cell office:value-type="float" office:value="2.3289799999999999E-4" table:style-name="ce6">
            <text:p>0,000232898</text:p>
          </table:table-cell>
          <table:table-cell table:style-name="ce1"/>
          <table:covered-table-cell/>
          <table:table-cell office:value-type="float" office:value="11" table:style-name="ce3">
            <text:p>11</text:p>
          </table:table-cell>
          <table:table-cell office:value-type="float" office:value="1.06074E-4" table:style-name="ce6">
            <text:p>0,000106074</text:p>
          </table:table-cell>
          <table:table-cell office:value-type="float" office:value="7.7681000000000004E-5" table:style-name="ce34">
            <text:p>7,77E-05</text:p>
          </table:table-cell>
          <table:table-cell office:value-type="float" office:value="6.6229000000000006E-5" table:style-name="ce34">
            <text:p>6,62E-05</text:p>
          </table:table-cell>
          <table:table-cell office:value-type="float" office:value="4.8457E-5" table:style-name="ce34">
            <text:p>4,85E-05</text:p>
          </table:table-cell>
          <table:table-cell table:style-name="ce1"/>
          <table:table-cell table:style-name="ce18"/>
          <table:table-cell office:value-type="float" office:value="11" table:style-name="ce3">
            <text:p>11</text:p>
          </table:table-cell>
          <table:table-cell office:value-type="float" office:value="1.33163E-4" table:style-name="ce6">
            <text:p>0,000133163</text:p>
          </table:table-cell>
          <table:table-cell office:value-type="float" office:value="1.7400299999999999E-4" table:style-name="ce6">
            <text:p>0,000174003</text:p>
          </table:table-cell>
          <table:table-cell office:value-type="float" office:value="1.3643999999999999E-4" table:style-name="ce6">
            <text:p>0,00013644</text:p>
          </table:table-cell>
          <table:table-cell office:value-type="float" office:value="1.46992E-4" table:style-name="ce6">
            <text:p>0,000146992</text:p>
          </table:table-cell>
          <table:table-cell table:style-name="ce1"/>
          <table:covered-table-cell/>
          <table:table-cell office:value-type="float" office:value="11" table:style-name="ce3">
            <text:p>11</text:p>
          </table:table-cell>
          <table:table-cell office:value-type="float" office:value="1.8430000000000001E-5" table:style-name="ce34">
            <text:p>1,84E-05</text:p>
          </table:table-cell>
          <table:table-cell office:value-type="float" office:value="1.9315999999999999E-5" table:style-name="ce34">
            <text:p>1,93E-05</text:p>
          </table:table-cell>
          <table:table-cell office:value-type="float" office:value="1.8901000000000001E-5" table:style-name="ce35">
            <text:p>1,89E-05</text:p>
          </table:table-cell>
          <table:table-cell office:value-type="float" office:value="3.2880999999999999E-5" table:style-name="ce34">
            <text:p>3,29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2" table:style-name="ce3">
            <text:p>12</text:p>
          </table:table-cell>
          <table:table-cell office:value-type="float" office:value="3.1310700000000002E-4" table:style-name="ce6">
            <text:p>0,000313107</text:p>
          </table:table-cell>
          <table:table-cell office:value-type="float" office:value="2.31859E-4" table:style-name="ce6">
            <text:p>0,000231859</text:p>
          </table:table-cell>
          <table:table-cell office:value-type="float" office:value="2.7598400000000001E-4" table:style-name="ce6">
            <text:p>0,000275984</text:p>
          </table:table-cell>
          <table:table-cell office:value-type="float" office:value="3.6398600000000001E-4" table:style-name="ce6">
            <text:p>0,000363986</text:p>
          </table:table-cell>
          <table:table-cell table:style-name="ce1"/>
          <table:covered-table-cell/>
          <table:table-cell office:value-type="float" office:value="12" table:style-name="ce3">
            <text:p>12</text:p>
          </table:table-cell>
          <table:table-cell office:value-type="float" office:value="1.6660700000000001E-4" table:style-name="ce6">
            <text:p>0,000166607</text:p>
          </table:table-cell>
          <table:table-cell office:value-type="float" office:value="1.8744399999999999E-4" table:style-name="ce6">
            <text:p>0,000187444</text:p>
          </table:table-cell>
          <table:table-cell office:value-type="float" office:value="2.34193E-4" table:style-name="ce6">
            <text:p>0,000234193</text:p>
          </table:table-cell>
          <table:table-cell office:value-type="float" office:value="2.3018800000000001E-4" table:style-name="ce6">
            <text:p>0,000230188</text:p>
          </table:table-cell>
          <table:table-cell table:style-name="ce1"/>
          <table:covered-table-cell/>
          <table:table-cell office:value-type="float" office:value="12" table:style-name="ce3">
            <text:p>12</text:p>
          </table:table-cell>
          <table:table-cell office:value-type="float" office:value="4.4552000000000003E-5" table:style-name="ce34">
            <text:p>4,46E-05</text:p>
          </table:table-cell>
          <table:table-cell office:value-type="float" office:value="4.3432E-5" table:style-name="ce34">
            <text:p>4,34E-05</text:p>
          </table:table-cell>
          <table:table-cell office:value-type="float" office:value="4.6730999999999997E-5" table:style-name="ce34">
            <text:p>4,67E-05</text:p>
          </table:table-cell>
          <table:table-cell office:value-type="float" office:value="6.8740999999999998E-5" table:style-name="ce34">
            <text:p>6,87E-05</text:p>
          </table:table-cell>
          <table:table-cell table:style-name="ce1"/>
          <table:table-cell table:style-name="ce18"/>
          <table:table-cell office:value-type="float" office:value="12" table:style-name="ce3">
            <text:p>12</text:p>
          </table:table-cell>
          <table:table-cell office:value-type="float" office:value="8.6225999999999997E-5" table:style-name="ce34">
            <text:p>8,62E-05</text:p>
          </table:table-cell>
          <table:table-cell office:value-type="float" office:value="8.551E-5" table:style-name="ce34">
            <text:p>8,55E-05</text:p>
          </table:table-cell>
          <table:table-cell office:value-type="float" office:value="2.7243500000000002E-4" table:style-name="ce6">
            <text:p>0,000272435</text:p>
          </table:table-cell>
          <table:table-cell office:value-type="float" office:value="9.0733E-5" table:style-name="ce34">
            <text:p>9,07E-05</text:p>
          </table:table-cell>
          <table:table-cell table:style-name="ce1"/>
          <table:covered-table-cell/>
          <table:table-cell office:value-type="float" office:value="12" table:style-name="ce3">
            <text:p>12</text:p>
          </table:table-cell>
          <table:table-cell office:value-type="float" office:value="1.8573999999999999E-5" table:style-name="ce34">
            <text:p>1,86E-05</text:p>
          </table:table-cell>
          <table:table-cell office:value-type="float" office:value="3.3949000000000003E-5" table:style-name="ce34">
            <text:p>3,39E-05</text:p>
          </table:table-cell>
          <table:table-cell office:value-type="float" office:value="2.7073E-5" table:style-name="ce34">
            <text:p>2,71E-05</text:p>
          </table:table-cell>
          <table:table-cell office:value-type="float" office:value="2.2340999999999998E-5" table:style-name="ce34">
            <text:p>2,23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3" table:style-name="ce3">
            <text:p>13</text:p>
          </table:table-cell>
          <table:table-cell office:value-type="float" office:value="4.3042699999999999E-4" table:style-name="ce6">
            <text:p>0,000430427</text:p>
          </table:table-cell>
          <table:table-cell office:value-type="float" office:value="2.4915700000000001E-4" table:style-name="ce6">
            <text:p>0,000249157</text:p>
          </table:table-cell>
          <table:table-cell office:value-type="float" office:value="3.7457099999999998E-4" table:style-name="ce6">
            <text:p>0,000374571</text:p>
          </table:table-cell>
          <table:table-cell office:value-type="float" office:value="2.8518100000000002E-4" table:style-name="ce6">
            <text:p>0,000285181</text:p>
          </table:table-cell>
          <table:table-cell table:style-name="ce1"/>
          <table:covered-table-cell/>
          <table:table-cell office:value-type="float" office:value="13" table:style-name="ce3">
            <text:p>13</text:p>
          </table:table-cell>
          <table:table-cell office:value-type="float" office:value="1.66057E-4" table:style-name="ce6">
            <text:p>0,000166057</text:p>
          </table:table-cell>
          <table:table-cell office:value-type="float" office:value="1.4511099999999999E-4" table:style-name="ce6">
            <text:p>0,000145111</text:p>
          </table:table-cell>
          <table:table-cell office:value-type="float" office:value="2.6193800000000003E-4" table:style-name="ce6">
            <text:p>0,000261938</text:p>
          </table:table-cell>
          <table:table-cell office:value-type="float" office:value="2.6705700000000001E-4" table:style-name="ce6">
            <text:p>0,000267057</text:p>
          </table:table-cell>
          <table:table-cell table:style-name="ce1"/>
          <table:covered-table-cell/>
          <table:table-cell office:value-type="float" office:value="13" table:style-name="ce3">
            <text:p>13</text:p>
          </table:table-cell>
          <table:table-cell office:value-type="float" office:value="4.5670000000000002E-5" table:style-name="ce34">
            <text:p>4,57E-05</text:p>
          </table:table-cell>
          <table:table-cell office:value-type="float" office:value="7.1685000000000002E-5" table:style-name="ce34">
            <text:p>7,17E-05</text:p>
          </table:table-cell>
          <table:table-cell office:value-type="float" office:value="5.0970000000000002E-5" table:style-name="ce34">
            <text:p>5,10E-05</text:p>
          </table:table-cell>
          <table:table-cell office:value-type="float" office:value="5.0983000000000003E-5" table:style-name="ce34">
            <text:p>5,10E-05</text:p>
          </table:table-cell>
          <table:table-cell table:style-name="ce1"/>
          <table:table-cell table:style-name="ce18"/>
          <table:table-cell office:value-type="float" office:value="13" table:style-name="ce3">
            <text:p>13</text:p>
          </table:table-cell>
          <table:table-cell office:value-type="float" office:value="1.3732999999999999E-4" table:style-name="ce6">
            <text:p>0,00013733</text:p>
          </table:table-cell>
          <table:table-cell office:value-type="float" office:value="8.1002999999999997E-5" table:style-name="ce34">
            <text:p>8,10E-05</text:p>
          </table:table-cell>
          <table:table-cell office:value-type="float" office:value="1.4411099999999999E-4" table:style-name="ce6">
            <text:p>0,000144111</text:p>
          </table:table-cell>
          <table:table-cell office:value-type="float" office:value="1.4107799999999999E-4" table:style-name="ce6">
            <text:p>0,000141078</text:p>
          </table:table-cell>
          <table:table-cell table:style-name="ce1"/>
          <table:covered-table-cell/>
          <table:table-cell office:value-type="float" office:value="13" table:style-name="ce3">
            <text:p>13</text:p>
          </table:table-cell>
          <table:table-cell office:value-type="float" office:value="1.8597000000000002E-5" table:style-name="ce34">
            <text:p>1,86E-05</text:p>
          </table:table-cell>
          <table:table-cell office:value-type="float" office:value="1.8541000000000001E-5" table:style-name="ce34">
            <text:p>1,85E-05</text:p>
          </table:table-cell>
          <table:table-cell office:value-type="float" office:value="1.9843E-5" table:style-name="ce34">
            <text:p>1,98E-05</text:p>
          </table:table-cell>
          <table:table-cell office:value-type="float" office:value="1.8731000000000001E-5" table:style-name="ce34">
            <text:p>1,87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4" table:style-name="ce3">
            <text:p>14</text:p>
          </table:table-cell>
          <table:table-cell office:value-type="float" office:value="2.8119499999999998E-4" table:style-name="ce6">
            <text:p>0,000281195</text:p>
          </table:table-cell>
          <table:table-cell office:value-type="float" office:value="3.4142200000000003E-4" table:style-name="ce6">
            <text:p>0,000341422</text:p>
          </table:table-cell>
          <table:table-cell office:value-type="float" office:value="2.5735800000000001E-4" table:style-name="ce6">
            <text:p>0,000257358</text:p>
          </table:table-cell>
          <table:table-cell office:value-type="float" office:value="2.81995E-4" table:style-name="ce6">
            <text:p>0,000281995</text:p>
          </table:table-cell>
          <table:table-cell table:style-name="ce1"/>
          <table:covered-table-cell/>
          <table:table-cell office:value-type="float" office:value="14" table:style-name="ce3">
            <text:p>14</text:p>
          </table:table-cell>
          <table:table-cell office:value-type="float" office:value="3.7753100000000001E-4" table:style-name="ce6">
            <text:p>0,000377531</text:p>
          </table:table-cell>
          <table:table-cell office:value-type="float" office:value="1.46825E-4" table:style-name="ce6">
            <text:p>0,000146825</text:p>
          </table:table-cell>
          <table:table-cell office:value-type="float" office:value="1.9920800000000001E-4" table:style-name="ce6">
            <text:p>0,000199208</text:p>
          </table:table-cell>
          <table:table-cell office:value-type="float" office:value="1.5429800000000001E-4" table:style-name="ce6">
            <text:p>0,000154298</text:p>
          </table:table-cell>
          <table:table-cell table:style-name="ce1"/>
          <table:covered-table-cell/>
          <table:table-cell office:value-type="float" office:value="14" table:style-name="ce3">
            <text:p>14</text:p>
          </table:table-cell>
          <table:table-cell office:value-type="float" office:value="4.3925999999999999E-5" table:style-name="ce34">
            <text:p>4,39E-05</text:p>
          </table:table-cell>
          <table:table-cell office:value-type="float" office:value="1.41917E-4" table:style-name="ce6">
            <text:p>0,000141917</text:p>
          </table:table-cell>
          <table:table-cell office:value-type="float" office:value="4.5911000000000001E-5" table:style-name="ce34">
            <text:p>4,59E-05</text:p>
          </table:table-cell>
          <table:table-cell office:value-type="float" office:value="4.4644000000000001E-5" table:style-name="ce34">
            <text:p>4,46E-05</text:p>
          </table:table-cell>
          <table:table-cell table:style-name="ce1"/>
          <table:table-cell table:style-name="ce18"/>
          <table:table-cell office:value-type="float" office:value="14" table:style-name="ce3">
            <text:p>14</text:p>
          </table:table-cell>
          <table:table-cell office:value-type="float" office:value="7.9673999999999996E-5" table:style-name="ce34">
            <text:p>7,97E-05</text:p>
          </table:table-cell>
          <table:table-cell office:value-type="float" office:value="9.0555000000000003E-5" table:style-name="ce34">
            <text:p>9,06E-05</text:p>
          </table:table-cell>
          <table:table-cell office:value-type="float" office:value="1.3529500000000001E-4" table:style-name="ce6">
            <text:p>0,000135295</text:p>
          </table:table-cell>
          <table:table-cell office:value-type="float" office:value="9.4146000000000003E-5" table:style-name="ce34">
            <text:p>9,41E-05</text:p>
          </table:table-cell>
          <table:table-cell table:style-name="ce1"/>
          <table:covered-table-cell/>
          <table:table-cell office:value-type="float" office:value="14" table:style-name="ce3">
            <text:p>14</text:p>
          </table:table-cell>
          <table:table-cell office:value-type="float" office:value="1.8634000000000002E-5" table:style-name="ce34">
            <text:p>1,86E-05</text:p>
          </table:table-cell>
          <table:table-cell office:value-type="float" office:value="2.1993000000000001E-5" table:style-name="ce34">
            <text:p>2,20E-05</text:p>
          </table:table-cell>
          <table:table-cell office:value-type="float" office:value="2.0477999999999999E-5" table:style-name="ce34">
            <text:p>2,05E-05</text:p>
          </table:table-cell>
          <table:table-cell office:value-type="float" office:value="1.967E-5" table:style-name="ce34">
            <text:p>1,97E-05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5" table:style-name="ce3">
            <text:p>15</text:p>
          </table:table-cell>
          <table:table-cell office:value-type="float" office:value="4.4535100000000003E-4" table:style-name="ce6">
            <text:p>0,000445351</text:p>
          </table:table-cell>
          <table:table-cell office:value-type="float" office:value="2.7579699999999999E-4" table:style-name="ce6">
            <text:p>0,000275797</text:p>
          </table:table-cell>
          <table:table-cell office:value-type="float" office:value="4.7871799999999999E-4" table:style-name="ce6">
            <text:p>0,000478718</text:p>
          </table:table-cell>
          <table:table-cell office:value-type="float" office:value="2.9868800000000002E-4" table:style-name="ce6">
            <text:p>0,000298688</text:p>
          </table:table-cell>
          <table:table-cell table:style-name="ce1"/>
          <table:covered-table-cell/>
          <table:table-cell office:value-type="float" office:value="15" table:style-name="ce3">
            <text:p>15</text:p>
          </table:table-cell>
          <table:table-cell office:value-type="float" office:value="2.1503399999999999E-4" table:style-name="ce6">
            <text:p>0,000215034</text:p>
          </table:table-cell>
          <table:table-cell office:value-type="float" office:value="1.4107E-4" table:style-name="ce6">
            <text:p>0,00014107</text:p>
          </table:table-cell>
          <table:table-cell office:value-type="float" office:value="1.42132E-4" table:style-name="ce6">
            <text:p>0,000142132</text:p>
          </table:table-cell>
          <table:table-cell office:value-type="float" office:value="2.11134E-4" table:style-name="ce6">
            <text:p>0,000211134</text:p>
          </table:table-cell>
          <table:table-cell table:style-name="ce1"/>
          <table:covered-table-cell/>
          <table:table-cell office:value-type="float" office:value="15" table:style-name="ce3">
            <text:p>15</text:p>
          </table:table-cell>
          <table:table-cell office:value-type="float" office:value="4.9171000000000001E-5" table:style-name="ce34">
            <text:p>4,92E-05</text:p>
          </table:table-cell>
          <table:table-cell office:value-type="float" office:value="4.5762E-5" table:style-name="ce34">
            <text:p>4,58E-05</text:p>
          </table:table-cell>
          <table:table-cell office:value-type="float" office:value="4.6628999999999997E-5" table:style-name="ce34">
            <text:p>4,66E-05</text:p>
          </table:table-cell>
          <table:table-cell office:value-type="float" office:value="1.0138500000000001E-4" table:style-name="ce6">
            <text:p>0,000101385</text:p>
          </table:table-cell>
          <table:table-cell table:style-name="ce1"/>
          <table:table-cell table:style-name="ce18"/>
          <table:table-cell office:value-type="float" office:value="15" table:style-name="ce3">
            <text:p>15</text:p>
          </table:table-cell>
          <table:table-cell office:value-type="float" office:value="7.7368999999999997E-5" table:style-name="ce34">
            <text:p>7,74E-05</text:p>
          </table:table-cell>
          <table:table-cell office:value-type="float" office:value="2.0045100000000001E-4" table:style-name="ce6">
            <text:p>0,000200451</text:p>
          </table:table-cell>
          <table:table-cell office:value-type="float" office:value="2.49063E-4" table:style-name="ce6">
            <text:p>0,000249063</text:p>
          </table:table-cell>
          <table:table-cell office:value-type="float" office:value="9.0648000000000004E-5" table:style-name="ce34">
            <text:p>9,06E-05</text:p>
          </table:table-cell>
          <table:table-cell table:style-name="ce1"/>
          <table:covered-table-cell/>
          <table:table-cell office:value-type="float" office:value="15" table:style-name="ce3">
            <text:p>15</text:p>
          </table:table-cell>
          <table:table-cell office:value-type="float" office:value="1.9715999999999999E-5" table:style-name="ce34">
            <text:p>1,97E-05</text:p>
          </table:table-cell>
          <table:table-cell office:value-type="float" office:value="3.1149999999999998E-5" table:style-name="ce34">
            <text:p>3,12E-05</text:p>
          </table:table-cell>
          <table:table-cell office:value-type="float" office:value="1.9105000000000001E-5" table:style-name="ce34">
            <text:p>1,91E-05</text:p>
          </table:table-cell>
          <table:table-cell office:value-type="float" office:value="2.9587E-5" table:style-name="ce34">
            <text:p>2,96E-05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6" table:style-name="ce3">
            <text:p>16</text:p>
          </table:table-cell>
          <table:table-cell office:value-type="float" office:value="3.4708599999999998E-4" table:style-name="ce6">
            <text:p>0,000347086</text:p>
          </table:table-cell>
          <table:table-cell office:value-type="float" office:value="4.69216E-4" table:style-name="ce6">
            <text:p>0,000469216</text:p>
          </table:table-cell>
          <table:table-cell office:value-type="float" office:value="3.3109099999999999E-4" table:style-name="ce6">
            <text:p>0,000331091</text:p>
          </table:table-cell>
          <table:table-cell office:value-type="float" office:value="4.0322699999999998E-4" table:style-name="ce6">
            <text:p>0,000403227</text:p>
          </table:table-cell>
          <table:table-cell table:style-name="ce1"/>
          <table:covered-table-cell/>
          <table:table-cell office:value-type="float" office:value="16" table:style-name="ce3">
            <text:p>16</text:p>
          </table:table-cell>
          <table:table-cell office:value-type="float" office:value="1.3267500000000001E-4" table:style-name="ce6">
            <text:p>0,000132675</text:p>
          </table:table-cell>
          <table:table-cell office:value-type="float" office:value="1.4283699999999999E-4" table:style-name="ce6">
            <text:p>0,000142837</text:p>
          </table:table-cell>
          <table:table-cell office:value-type="float" office:value="1.6826300000000001E-4" table:style-name="ce6">
            <text:p>0,000168263</text:p>
          </table:table-cell>
          <table:table-cell office:value-type="float" office:value="2.3421100000000001E-4" table:style-name="ce6">
            <text:p>0,000234211</text:p>
          </table:table-cell>
          <table:table-cell table:style-name="ce1"/>
          <table:covered-table-cell/>
          <table:table-cell office:value-type="float" office:value="16" table:style-name="ce3">
            <text:p>16</text:p>
          </table:table-cell>
          <table:table-cell office:value-type="float" office:value="9.1032000000000005E-5" table:style-name="ce34">
            <text:p>9,10E-05</text:p>
          </table:table-cell>
          <table:table-cell office:value-type="float" office:value="4.3939000000000001E-5" table:style-name="ce34">
            <text:p>4,39E-05</text:p>
          </table:table-cell>
          <table:table-cell office:value-type="float" office:value="4.8315000000000001E-5" table:style-name="ce34">
            <text:p>4,83E-05</text:p>
          </table:table-cell>
          <table:table-cell office:value-type="float" office:value="4.6857000000000002E-5" table:style-name="ce34">
            <text:p>4,69E-05</text:p>
          </table:table-cell>
          <table:table-cell table:style-name="ce1"/>
          <table:table-cell table:style-name="ce18"/>
          <table:table-cell office:value-type="float" office:value="16" table:style-name="ce3">
            <text:p>16</text:p>
          </table:table-cell>
          <table:table-cell office:value-type="float" office:value="9.1805999999999995E-5" table:style-name="ce34">
            <text:p>9,18E-05</text:p>
          </table:table-cell>
          <table:table-cell office:value-type="float" office:value="1.17126E-4" table:style-name="ce6">
            <text:p>0,000117126</text:p>
          </table:table-cell>
          <table:table-cell office:value-type="float" office:value="9.2952E-5" table:style-name="ce34">
            <text:p>9,30E-05</text:p>
          </table:table-cell>
          <table:table-cell office:value-type="float" office:value="1.21915E-4" table:style-name="ce6">
            <text:p>0,000121915</text:p>
          </table:table-cell>
          <table:table-cell table:style-name="ce1"/>
          <table:covered-table-cell/>
          <table:table-cell office:value-type="float" office:value="16" table:style-name="ce3">
            <text:p>16</text:p>
          </table:table-cell>
          <table:table-cell office:value-type="float" office:value="1.8627999999999999E-5" table:style-name="ce34">
            <text:p>1,86E-05</text:p>
          </table:table-cell>
          <table:table-cell office:value-type="float" office:value="3.5729000000000003E-5" table:style-name="ce34">
            <text:p>3,57E-05</text:p>
          </table:table-cell>
          <table:table-cell office:value-type="float" office:value="1.9048000000000001E-5" table:style-name="ce34">
            <text:p>1,90E-05</text:p>
          </table:table-cell>
          <table:table-cell office:value-type="float" office:value="5.9101999999999998E-5" table:style-name="ce34">
            <text:p>5,91E-05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7" table:style-name="ce3">
            <text:p>17</text:p>
          </table:table-cell>
          <table:table-cell office:value-type="float" office:value="3.0177399999999999E-4" table:style-name="ce6">
            <text:p>0,000301774</text:p>
          </table:table-cell>
          <table:table-cell office:value-type="float" office:value="4.4004100000000001E-4" table:style-name="ce6">
            <text:p>0,000440041</text:p>
          </table:table-cell>
          <table:table-cell office:value-type="float" office:value="4.3476099999999998E-4" table:style-name="ce6">
            <text:p>0,000434761</text:p>
          </table:table-cell>
          <table:table-cell office:value-type="float" office:value="3.36762E-4" table:style-name="ce6">
            <text:p>0,000336762</text:p>
          </table:table-cell>
          <table:table-cell table:style-name="ce1"/>
          <table:covered-table-cell/>
          <table:table-cell office:value-type="float" office:value="17" table:style-name="ce3">
            <text:p>17</text:p>
          </table:table-cell>
          <table:table-cell office:value-type="float" office:value="1.4879800000000001E-4" table:style-name="ce6">
            <text:p>0,000148798</text:p>
          </table:table-cell>
          <table:table-cell office:value-type="float" office:value="1.4435300000000001E-4" table:style-name="ce6">
            <text:p>0,000144353</text:p>
          </table:table-cell>
          <table:table-cell office:value-type="float" office:value="2.6069899999999998E-4" table:style-name="ce6">
            <text:p>0,000260699</text:p>
          </table:table-cell>
          <table:table-cell office:value-type="float" office:value="2.5308500000000001E-4" table:style-name="ce6">
            <text:p>0,000253085</text:p>
          </table:table-cell>
          <table:table-cell table:style-name="ce1"/>
          <table:covered-table-cell/>
          <table:table-cell office:value-type="float" office:value="17" table:style-name="ce3">
            <text:p>17</text:p>
          </table:table-cell>
          <table:table-cell office:value-type="float" office:value="6.2655000000000002E-5" table:style-name="ce34">
            <text:p>6,27E-05</text:p>
          </table:table-cell>
          <table:table-cell office:value-type="float" office:value="9.2002000000000004E-5" table:style-name="ce34">
            <text:p>9,20E-05</text:p>
          </table:table-cell>
          <table:table-cell office:value-type="float" office:value="4.456E-5" table:style-name="ce34">
            <text:p>4,46E-05</text:p>
          </table:table-cell>
          <table:table-cell office:value-type="float" office:value="4.4790999999999999E-5" table:style-name="ce34">
            <text:p>4,48E-05</text:p>
          </table:table-cell>
          <table:table-cell table:style-name="ce1"/>
          <table:table-cell table:style-name="ce18"/>
          <table:table-cell office:value-type="float" office:value="17" table:style-name="ce3">
            <text:p>17</text:p>
          </table:table-cell>
          <table:table-cell office:value-type="float" office:value="7.7807999999999998E-5" table:style-name="ce34">
            <text:p>7,78E-05</text:p>
          </table:table-cell>
          <table:table-cell office:value-type="float" office:value="8.1386999999999999E-5" table:style-name="ce34">
            <text:p>8,14E-05</text:p>
          </table:table-cell>
          <table:table-cell office:value-type="float" office:value="1.91225E-4" table:style-name="ce6">
            <text:p>0,000191225</text:p>
          </table:table-cell>
          <table:table-cell office:value-type="float" office:value="1.4048000000000001E-4" table:style-name="ce6">
            <text:p>0,00014048</text:p>
          </table:table-cell>
          <table:table-cell table:style-name="ce1"/>
          <table:covered-table-cell/>
          <table:table-cell office:value-type="float" office:value="17" table:style-name="ce3">
            <text:p>17</text:p>
          </table:table-cell>
          <table:table-cell office:value-type="float" office:value="2.0225E-5" table:style-name="ce34">
            <text:p>2,02E-05</text:p>
          </table:table-cell>
          <table:table-cell office:value-type="float" office:value="1.8813000000000001E-5" table:style-name="ce34">
            <text:p>1,88E-05</text:p>
          </table:table-cell>
          <table:table-cell office:value-type="float" office:value="3.8342E-5" table:style-name="ce34">
            <text:p>3,83E-05</text:p>
          </table:table-cell>
          <table:table-cell office:value-type="float" office:value="2.1736E-5" table:style-name="ce34">
            <text:p>2,17E-05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8" table:style-name="ce3">
            <text:p>18</text:p>
          </table:table-cell>
          <table:table-cell office:value-type="float" office:value="2.0609799999999999E-4" table:style-name="ce6">
            <text:p>0,000206098</text:p>
          </table:table-cell>
          <table:table-cell office:value-type="float" office:value="2.8917299999999999E-4" table:style-name="ce6">
            <text:p>0,000289173</text:p>
          </table:table-cell>
          <table:table-cell office:value-type="float" office:value="3.6987599999999999E-4" table:style-name="ce6">
            <text:p>0,000369876</text:p>
          </table:table-cell>
          <table:table-cell office:value-type="float" office:value="3.6378499999999999E-4" table:style-name="ce6">
            <text:p>0,000363785</text:p>
          </table:table-cell>
          <table:table-cell table:style-name="ce1"/>
          <table:covered-table-cell/>
          <table:table-cell office:value-type="float" office:value="18" table:style-name="ce3">
            <text:p>18</text:p>
          </table:table-cell>
          <table:table-cell office:value-type="float" office:value="1.60579E-4" table:style-name="ce6">
            <text:p>0,000160579</text:p>
          </table:table-cell>
          <table:table-cell office:value-type="float" office:value="1.5546099999999999E-4" table:style-name="ce6">
            <text:p>0,000155461</text:p>
          </table:table-cell>
          <table:table-cell office:value-type="float" office:value="1.56756E-4" table:style-name="ce6">
            <text:p>0,000156756</text:p>
          </table:table-cell>
          <table:table-cell office:value-type="float" office:value="2.4457899999999998E-4" table:style-name="ce6">
            <text:p>0,000244579</text:p>
          </table:table-cell>
          <table:table-cell table:style-name="ce1"/>
          <table:covered-table-cell/>
          <table:table-cell office:value-type="float" office:value="18" table:style-name="ce3">
            <text:p>18</text:p>
          </table:table-cell>
          <table:table-cell office:value-type="float" office:value="4.3424000000000003E-5" table:style-name="ce34">
            <text:p>4,34E-05</text:p>
          </table:table-cell>
          <table:table-cell office:value-type="float" office:value="4.4635999999999998E-5" table:style-name="ce34">
            <text:p>4,46E-05</text:p>
          </table:table-cell>
          <table:table-cell office:value-type="float" office:value="9.3063E-5" table:style-name="ce34">
            <text:p>9,31E-05</text:p>
          </table:table-cell>
          <table:table-cell office:value-type="float" office:value="8.6028999999999999E-5" table:style-name="ce34">
            <text:p>8,60E-05</text:p>
          </table:table-cell>
          <table:table-cell table:style-name="ce1"/>
          <table:table-cell table:style-name="ce18"/>
          <table:table-cell office:value-type="float" office:value="18" table:style-name="ce3">
            <text:p>18</text:p>
          </table:table-cell>
          <table:table-cell office:value-type="float" office:value="1.4783900000000001E-4" table:style-name="ce6">
            <text:p>0,000147839</text:p>
          </table:table-cell>
          <table:table-cell office:value-type="float" office:value="9.3752000000000006E-5" table:style-name="ce34">
            <text:p>9,38E-05</text:p>
          </table:table-cell>
          <table:table-cell office:value-type="float" office:value="9.6669000000000006E-5" table:style-name="ce34">
            <text:p>9,67E-05</text:p>
          </table:table-cell>
          <table:table-cell office:value-type="float" office:value="1.73046E-4" table:style-name="ce6">
            <text:p>0,000173046</text:p>
          </table:table-cell>
          <table:table-cell table:style-name="ce1"/>
          <table:covered-table-cell/>
          <table:table-cell office:value-type="float" office:value="18" table:style-name="ce3">
            <text:p>18</text:p>
          </table:table-cell>
          <table:table-cell office:value-type="float" office:value="2.1778000000000001E-5" table:style-name="ce34">
            <text:p>2,18E-05</text:p>
          </table:table-cell>
          <table:table-cell office:value-type="float" office:value="1.9076000000000002E-5" table:style-name="ce34">
            <text:p>1,91E-05</text:p>
          </table:table-cell>
          <table:table-cell office:value-type="float" office:value="1.9596999999999999E-5" table:style-name="ce34">
            <text:p>1,96E-05</text:p>
          </table:table-cell>
          <table:table-cell office:value-type="float" office:value="2.0089999999999999E-5" table:style-name="ce34">
            <text:p>2,01E-05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9" table:style-name="ce3">
            <text:p>19</text:p>
          </table:table-cell>
          <table:table-cell office:value-type="float" office:value="2.0031399999999999E-4" table:style-name="ce6">
            <text:p>0,000200314</text:p>
          </table:table-cell>
          <table:table-cell office:value-type="float" office:value="4.3970000000000001E-4" table:style-name="ce6">
            <text:p>0,0004397</text:p>
          </table:table-cell>
          <table:table-cell office:value-type="float" office:value="2.26808E-4" table:style-name="ce6">
            <text:p>0,000226808</text:p>
          </table:table-cell>
          <table:table-cell office:value-type="float" office:value="3.0057E-4" table:style-name="ce6">
            <text:p>0,00030057</text:p>
          </table:table-cell>
          <table:table-cell table:style-name="ce1"/>
          <table:covered-table-cell/>
          <table:table-cell office:value-type="float" office:value="19" table:style-name="ce3">
            <text:p>19</text:p>
          </table:table-cell>
          <table:table-cell office:value-type="float" office:value="1.3971599999999999E-4" table:style-name="ce6">
            <text:p>0,000139716</text:p>
          </table:table-cell>
          <table:table-cell office:value-type="float" office:value="2.72124E-4" table:style-name="ce6">
            <text:p>0,000272124</text:p>
          </table:table-cell>
          <table:table-cell office:value-type="float" office:value="2.5512199999999999E-4" table:style-name="ce6">
            <text:p>0,000255122</text:p>
          </table:table-cell>
          <table:table-cell office:value-type="float" office:value="1.52824E-4" table:style-name="ce6">
            <text:p>0,000152824</text:p>
          </table:table-cell>
          <table:table-cell table:style-name="ce1"/>
          <table:covered-table-cell/>
          <table:table-cell office:value-type="float" office:value="19" table:style-name="ce3">
            <text:p>19</text:p>
          </table:table-cell>
          <table:table-cell office:value-type="float" office:value="6.4634000000000005E-5" table:style-name="ce34">
            <text:p>6,46E-05</text:p>
          </table:table-cell>
          <table:table-cell office:value-type="float" office:value="9.1168000000000005E-5" table:style-name="ce34">
            <text:p>9,12E-05</text:p>
          </table:table-cell>
          <table:table-cell office:value-type="float" office:value="4.7023E-5" table:style-name="ce34">
            <text:p>4,70E-05</text:p>
          </table:table-cell>
          <table:table-cell office:value-type="float" office:value="5.1609E-5" table:style-name="ce34">
            <text:p>5,16E-05</text:p>
          </table:table-cell>
          <table:table-cell table:style-name="ce1"/>
          <table:table-cell table:style-name="ce18"/>
          <table:table-cell office:value-type="float" office:value="19" table:style-name="ce3">
            <text:p>19</text:p>
          </table:table-cell>
          <table:table-cell office:value-type="float" office:value="1.3714700000000001E-4" table:style-name="ce6">
            <text:p>0,000137147</text:p>
          </table:table-cell>
          <table:table-cell office:value-type="float" office:value="8.2918999999999997E-5" table:style-name="ce34">
            <text:p>8,29E-05</text:p>
          </table:table-cell>
          <table:table-cell office:value-type="float" office:value="9.3817E-5" table:style-name="ce34">
            <text:p>9,38E-05</text:p>
          </table:table-cell>
          <table:table-cell office:value-type="float" office:value="8.4116000000000006E-5" table:style-name="ce34">
            <text:p>8,41E-05</text:p>
          </table:table-cell>
          <table:table-cell table:style-name="ce1"/>
          <table:covered-table-cell/>
          <table:table-cell office:value-type="float" office:value="19" table:style-name="ce3">
            <text:p>19</text:p>
          </table:table-cell>
          <table:table-cell office:value-type="float" office:value="1.9148E-5" table:style-name="ce34">
            <text:p>1,91E-05</text:p>
          </table:table-cell>
          <table:table-cell office:value-type="float" office:value="3.0488E-5" table:style-name="ce34">
            <text:p>3,05E-05</text:p>
          </table:table-cell>
          <table:table-cell office:value-type="float" office:value="1.8978E-5" table:style-name="ce34">
            <text:p>1,90E-05</text:p>
          </table:table-cell>
          <table:table-cell office:value-type="float" office:value="2.8178999999999999E-5" table:style-name="ce34">
            <text:p>2,82E-05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20" table:style-name="ce3">
            <text:p>20</text:p>
          </table:table-cell>
          <table:table-cell office:value-type="float" office:value="4.6082499999999999E-4" table:style-name="ce6">
            <text:p>0,000460825</text:p>
          </table:table-cell>
          <table:table-cell office:value-type="float" office:value="3.4725400000000002E-4" table:style-name="ce6">
            <text:p>0,000347254</text:p>
          </table:table-cell>
          <table:table-cell office:value-type="float" office:value="3.2191799999999998E-4" table:style-name="ce6">
            <text:p>0,000321918</text:p>
          </table:table-cell>
          <table:table-cell office:value-type="float" office:value="2.2934299999999999E-4" table:style-name="ce6">
            <text:p>0,000229343</text:p>
          </table:table-cell>
          <table:table-cell table:style-name="ce1"/>
          <table:covered-table-cell/>
          <table:table-cell office:value-type="float" office:value="20" table:style-name="ce3">
            <text:p>20</text:p>
          </table:table-cell>
          <table:table-cell office:value-type="float" office:value="1.2902399999999999E-4" table:style-name="ce6">
            <text:p>0,000129024</text:p>
          </table:table-cell>
          <table:table-cell office:value-type="float" office:value="2.9453599999999997E-4" table:style-name="ce6">
            <text:p>0,000294536</text:p>
          </table:table-cell>
          <table:table-cell office:value-type="float" office:value="2.5976999999999999E-4" table:style-name="ce6">
            <text:p>0,00025977</text:p>
          </table:table-cell>
          <table:table-cell office:value-type="float" office:value="2.15219E-4" table:style-name="ce6">
            <text:p>0,000215219</text:p>
          </table:table-cell>
          <table:table-cell table:style-name="ce1"/>
          <table:covered-table-cell/>
          <table:table-cell office:value-type="float" office:value="20" table:style-name="ce3">
            <text:p>20</text:p>
          </table:table-cell>
          <table:table-cell office:value-type="float" office:value="8.3893999999999993E-5" table:style-name="ce34">
            <text:p>8,39E-05</text:p>
          </table:table-cell>
          <table:table-cell office:value-type="float" office:value="4.3856000000000002E-5" table:style-name="ce34">
            <text:p>4,39E-05</text:p>
          </table:table-cell>
          <table:table-cell office:value-type="float" office:value="5.0757999999999998E-5" table:style-name="ce34">
            <text:p>5,08E-05</text:p>
          </table:table-cell>
          <table:table-cell office:value-type="float" office:value="5.3143000000000003E-5" table:style-name="ce34">
            <text:p>5,31E-05</text:p>
          </table:table-cell>
          <table:table-cell table:style-name="ce1"/>
          <table:table-cell table:style-name="ce18"/>
          <table:table-cell office:value-type="float" office:value="20" table:style-name="ce3">
            <text:p>20</text:p>
          </table:table-cell>
          <table:table-cell office:value-type="float" office:value="1.3025800000000001E-4" table:style-name="ce6">
            <text:p>0,000130258</text:p>
          </table:table-cell>
          <table:table-cell office:value-type="float" office:value="2.0381199999999999E-4" table:style-name="ce6">
            <text:p>0,000203812</text:p>
          </table:table-cell>
          <table:table-cell office:value-type="float" office:value="1.0388E-4" table:style-name="ce6">
            <text:p>0,00010388</text:p>
          </table:table-cell>
          <table:table-cell office:value-type="float" office:value="1.0579299999999999E-4" table:style-name="ce6">
            <text:p>0,000105793</text:p>
          </table:table-cell>
          <table:table-cell table:style-name="ce1"/>
          <table:covered-table-cell/>
          <table:table-cell office:value-type="float" office:value="20" table:style-name="ce3">
            <text:p>20</text:p>
          </table:table-cell>
          <table:table-cell office:value-type="float" office:value="1.9534999999999998E-5" table:style-name="ce34">
            <text:p>1,95E-05</text:p>
          </table:table-cell>
          <table:table-cell office:value-type="float" office:value="2.1404E-5" table:style-name="ce34">
            <text:p>2,14E-05</text:p>
          </table:table-cell>
          <table:table-cell office:value-type="float" office:value="1.8683000000000001E-5" table:style-name="ce34">
            <text:p>1,87E-05</text:p>
          </table:table-cell>
          <table:table-cell office:value-type="float" office:value="2.1197999999999999E-5" table:style-name="ce34">
            <text:p>2,12E-05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8">
            <text:p>média</text:p>
          </table:table-cell>
          <table:covered-table-cell/>
          <table:table-cell office:value-type="float" office:value="3.6264754999999998E-4" table:formula="of:=AVERAGE([.C4:.C23])" table:style-name="ce2">
            <text:p>0,000362648</text:p>
          </table:table-cell>
          <table:table-cell office:value-type="float" office:value="3.2030335000000004E-4" table:formula="of:=AVERAGE([.D4:.D23])" table:style-name="ce2">
            <text:p>0,000320303</text:p>
          </table:table-cell>
          <table:table-cell office:value-type="float" office:value="3.4060935000000003E-4" table:formula="of:=AVERAGE([.E4:.E23])" table:style-name="ce2">
            <text:p>0,000340609</text:p>
          </table:table-cell>
          <table:table-cell office:value-type="float" office:value="3.2684734999999997E-4" table:formula="of:=AVERAGE([.F4:.F23])" table:style-name="ce2">
            <text:p>0,000326847</text:p>
          </table:table-cell>
          <table:table-cell table:style-name="ce1"/>
          <table:table-cell office:value-type="string" table:number-columns-spanned="2" table:number-rows-spanned="1" table:style-name="ce28">
            <text:p>média</text:p>
          </table:table-cell>
          <table:covered-table-cell/>
          <table:table-cell office:value-type="float" office:value="2.182946E-4" table:formula="of:=AVERAGE([.J4:.J23])" table:style-name="ce2">
            <text:p>0,000218295</text:p>
          </table:table-cell>
          <table:table-cell office:value-type="float" office:value="2.0250099999999998E-4" table:formula="of:=AVERAGE([.K4:.K23])" table:style-name="ce2">
            <text:p>0,000202501</text:p>
          </table:table-cell>
          <table:table-cell office:value-type="float" office:value="2.2269455000000009E-4" table:formula="of:=AVERAGE([.L4:.L23])" table:style-name="ce2">
            <text:p>0,000222695</text:p>
          </table:table-cell>
          <table:table-cell office:value-type="float" office:value="2.1188025000000004E-4" table:formula="of:=AVERAGE([.M4:.M23])" table:style-name="ce2">
            <text:p>0,00021188</text:p>
          </table:table-cell>
          <table:table-cell table:style-name="ce1"/>
          <table:table-cell office:value-type="string" table:number-columns-spanned="2" table:number-rows-spanned="1" table:style-name="ce28">
            <text:p>média</text:p>
          </table:table-cell>
          <table:covered-table-cell/>
          <table:table-cell office:value-type="float" office:value="6.7347000000000018E-5" table:formula="of:=AVERAGE([.Q4:.Q23])" table:style-name="ce2">
            <text:p>0,000067347</text:p>
          </table:table-cell>
          <table:table-cell office:value-type="float" office:value="6.3062650000000019E-5" table:formula="of:=AVERAGE([.R4:.R23])" table:style-name="ce2">
            <text:p>6,30627E-05</text:p>
          </table:table-cell>
          <table:table-cell office:value-type="float" office:value="6.4163649999999993E-5" table:formula="of:=AVERAGE([.S4:.S23])" table:style-name="ce2">
            <text:p>6,41637E-05</text:p>
          </table:table-cell>
          <table:table-cell office:value-type="float" office:value="6.8861050000000007E-5" table:formula="of:=AVERAGE([.T4:.T23])" table:style-name="ce2">
            <text:p>6,88611E-05</text:p>
          </table:table-cell>
          <table:table-cell table:style-name="ce1"/>
          <table:table-cell office:value-type="string" table:style-name="ce17">
            <text:p>média</text:p>
          </table:table-cell>
          <table:table-cell table:style-name="ce17"/>
          <table:table-cell office:value-type="float" office:value="1.2903909999999999E-4" table:formula="of:=AVERAGE([.X4:.X23])" table:style-name="ce2">
            <text:p>0,000129039</text:p>
          </table:table-cell>
          <table:table-cell office:value-type="float" office:value="1.209335E-4" table:formula="of:=AVERAGE([.Y4:.Y23])" table:style-name="ce2">
            <text:p>0,000120934</text:p>
          </table:table-cell>
          <table:table-cell office:value-type="float" office:value="1.3875355E-4" table:formula="of:=AVERAGE([.Z4:.Z23])" table:style-name="ce2">
            <text:p>0,000138754</text:p>
          </table:table-cell>
          <table:table-cell office:value-type="float" office:value="1.3197974999999999E-4" table:formula="of:=AVERAGE([.AA4:.AA23])" table:style-name="ce2">
            <text:p>0,00013198</text:p>
          </table:table-cell>
          <table:table-cell table:style-name="ce1"/>
          <table:table-cell office:value-type="string" table:number-columns-spanned="2" table:number-rows-spanned="1" table:style-name="ce28">
            <text:p>média</text:p>
          </table:table-cell>
          <table:covered-table-cell/>
          <table:table-cell office:value-type="float" office:value="3.6090450000000006E-5" table:formula="of:=AVERAGE([.AE4:.AE23])" table:style-name="ce2">
            <text:p>3,60905E-05</text:p>
          </table:table-cell>
          <table:table-cell office:value-type="float" office:value="2.4475800000000004E-5" table:formula="of:=AVERAGE([.AF4:.AF23])" table:style-name="ce2">
            <text:p>2,44758E-05</text:p>
          </table:table-cell>
          <table:table-cell office:value-type="float" office:value="2.3965750000000003E-5" table:formula="of:=AVERAGE([.AG4:.AG23])" table:style-name="ce2">
            <text:p>2,39658E-05</text:p>
          </table:table-cell>
          <table:table-cell office:value-type="float" office:value="2.6256850000000009E-5" table:formula="of:=AVERAGE([.AH4:.AH23])" table:style-name="ce2">
            <text:p>2,62569E-05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8">
            <text:p>stdev</text:p>
          </table:table-cell>
          <table:covered-table-cell/>
          <table:table-cell office:value-type="float" office:value="1.7218496132493993E-4" table:formula="of:=STDEV([.C4:.C23])" table:style-name="ce2">
            <text:p>0,000172185</text:p>
          </table:table-cell>
          <table:table-cell office:value-type="float" office:value="8.5033233287298371E-5" table:formula="of:=STDEV([.D4:.D23])" table:style-name="ce2">
            <text:p>8,50332E-05</text:p>
          </table:table-cell>
          <table:table-cell office:value-type="float" office:value="7.6282351161758173E-5" table:formula="of:=STDEV([.E4:.E23])" table:style-name="ce2">
            <text:p>7,62824E-05</text:p>
          </table:table-cell>
          <table:table-cell office:value-type="float" office:value="6.2843059130432628E-5" table:formula="of:=STDEV([.F4:.F23])" table:style-name="ce2">
            <text:p>6,28431E-05</text:p>
          </table:table-cell>
          <table:table-cell table:style-name="ce1"/>
          <table:table-cell office:value-type="string" table:number-columns-spanned="2" table:number-rows-spanned="1" table:style-name="ce28">
            <text:p>stdev</text:p>
          </table:table-cell>
          <table:covered-table-cell/>
          <table:table-cell office:value-type="float" office:value="1.4254784134879066E-4" table:formula="of:=STDEV([.J4:.J23])" table:style-name="ce2">
            <text:p>0,000142548</text:p>
          </table:table-cell>
          <table:table-cell office:value-type="float" office:value="6.7644831710618486E-5" table:formula="of:=STDEV([.K4:.K23])" table:style-name="ce2">
            <text:p>6,76448E-05</text:p>
          </table:table-cell>
          <table:table-cell office:value-type="float" office:value="5.8524073972731854E-5" table:formula="of:=STDEV([.L4:.L23])" table:style-name="ce2">
            <text:p>5,85241E-05</text:p>
          </table:table-cell>
          <table:table-cell office:value-type="float" office:value="4.5569158893956244E-5" table:formula="of:=STDEV([.M4:.M23])" table:style-name="ce2">
            <text:p>4,55692E-05</text:p>
          </table:table-cell>
          <table:table-cell table:style-name="ce1"/>
          <table:table-cell office:value-type="string" table:number-columns-spanned="2" table:number-rows-spanned="1" table:style-name="ce28">
            <text:p>stdev</text:p>
          </table:table-cell>
          <table:covered-table-cell/>
          <table:table-cell office:value-type="float" office:value="4.2353658364326752E-5" table:formula="of:=STDEV([.Q4:.Q23])" table:style-name="ce2">
            <text:p>4,23537E-05</text:p>
          </table:table-cell>
          <table:table-cell office:value-type="float" office:value="2.6037396583972305E-5" table:formula="of:=STDEV([.R4:.R23])" table:style-name="ce2">
            <text:p>2,60374E-05</text:p>
          </table:table-cell>
          <table:table-cell office:value-type="float" office:value="2.3641726589532555E-5" table:formula="of:=STDEV([.S4:.S23])" table:style-name="ce2">
            <text:p>2,36417E-05</text:p>
          </table:table-cell>
          <table:table-cell office:value-type="float" office:value="2.0045467815562119E-5" table:formula="of:=STDEV([.T4:.T23])" table:style-name="ce2">
            <text:p>2,00455E-05</text:p>
          </table:table-cell>
          <table:table-cell table:style-name="ce1"/>
          <table:table-cell office:value-type="string" table:style-name="ce17">
            <text:p>stdev</text:p>
          </table:table-cell>
          <table:table-cell table:style-name="ce17"/>
          <table:table-cell office:value-type="float" office:value="1.0849107936207183E-4" table:formula="of:=STDEV([.X4:.X23])" table:style-name="ce2">
            <text:p>0,000108491</text:p>
          </table:table-cell>
          <table:table-cell office:value-type="float" office:value="4.4048804285701105E-5" table:formula="of:=STDEV([.Y4:.Y23])" table:style-name="ce2">
            <text:p>4,40488E-05</text:p>
          </table:table-cell>
          <table:table-cell office:value-type="float" office:value="4.8913963845742779E-5" table:formula="of:=STDEV([.Z4:.Z23])" table:style-name="ce2">
            <text:p>4,8914E-05</text:p>
          </table:table-cell>
          <table:table-cell office:value-type="float" office:value="4.0285982203393093E-5" table:formula="of:=STDEV([.AA4:.AA23])" table:style-name="ce2">
            <text:p>4,0286E-05</text:p>
          </table:table-cell>
          <table:table-cell table:style-name="ce1"/>
          <table:table-cell office:value-type="string" table:number-columns-spanned="2" table:number-rows-spanned="1" table:style-name="ce28">
            <text:p>stdev</text:p>
          </table:table-cell>
          <table:covered-table-cell/>
          <table:table-cell office:value-type="float" office:value="4.7819589316155673E-5" table:formula="of:=STDEV([.AE4:.AE23])" table:style-name="ce2">
            <text:p>4,78196E-05</text:p>
          </table:table-cell>
          <table:table-cell office:value-type="float" office:value="7.1782780049110295E-6" table:formula="of:=STDEV([.AF4:.AF23])" table:style-name="ce2">
            <text:p>7,17828E-06</text:p>
          </table:table-cell>
          <table:table-cell office:value-type="float" office:value="7.4495379996275446E-6" table:formula="of:=STDEV([.AG4:.AG23])" table:style-name="ce2">
            <text:p>7,44954E-06</text:p>
          </table:table-cell>
          <table:table-cell office:value-type="float" office:value="1.0228290783153205E-5" table:formula="of:=STDEV([.AH4:.AH23])" table:style-name="ce2">
            <text:p>1,02283E-05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8">
            <text:p>estabilidade</text:p>
          </table:table-cell>
          <table:covered-table-cell/>
          <table:table-cell office:value-type="float" office:value="0.47479973689313476" table:formula="of:=[.C25]/[.C24]" table:style-name="ce2">
            <text:p>0,474799737</text:p>
          </table:table-cell>
          <table:table-cell office:value-type="float" office:value="0.2654771899429037" table:formula="of:=[.D25]/[.D24]" table:style-name="ce2">
            <text:p>0,26547719</text:p>
          </table:table-cell>
          <table:table-cell office:value-type="float" office:value="0.22395847665884147" table:formula="of:=[.E25]/[.E24]" table:style-name="ce2">
            <text:p>0,223958477</text:p>
          </table:table-cell>
          <table:table-cell office:value-type="float" office:value="0.19227036453082039" table:formula="of:=[.F25]/[.F24]" table:style-name="ce2">
            <text:p>0,192270365</text:p>
          </table:table-cell>
          <table:table-cell table:style-name="ce1"/>
          <table:table-cell office:value-type="string" table:number-columns-spanned="2" table:number-rows-spanned="1" table:style-name="ce28">
            <text:p>estabilidade</text:p>
          </table:table-cell>
          <table:covered-table-cell/>
          <table:table-cell office:value-type="float" office:value="0.65300672279016825" table:formula="of:=[.J25]/[.J24]" table:style-name="ce2">
            <text:p>0,653006723</text:p>
          </table:table-cell>
          <table:table-cell office:value-type="float" office:value="0.33404690204304421" table:formula="of:=[.K25]/[.K24]" table:style-name="ce2">
            <text:p>0,334046902</text:p>
          </table:table-cell>
          <table:table-cell office:value-type="float" office:value="0.26279975856046695" table:formula="of:=[.L25]/[.L24]" table:style-name="ce2">
            <text:p>0,262799759</text:p>
          </table:table-cell>
          <table:table-cell office:value-type="float" office:value="0.21507034701892336" table:formula="of:=[.M25]/[.M24]" table:style-name="ce2">
            <text:p>0,215070347</text:p>
          </table:table-cell>
          <table:table-cell table:style-name="ce1"/>
          <table:table-cell office:value-type="string" table:number-columns-spanned="2" table:number-rows-spanned="1" table:style-name="ce28">
            <text:p>estabilidade</text:p>
          </table:table-cell>
          <table:covered-table-cell/>
          <table:table-cell office:value-type="float" office:value="0.62888708278507943" table:formula="of:=[.Q25]/[.Q24]" table:style-name="ce2">
            <text:p>0,628887083</text:p>
          </table:table-cell>
          <table:table-cell office:value-type="float" office:value="0.41288142163344382" table:formula="of:=[.R25]/[.R24]" table:style-name="ce2">
            <text:p>0,412881422</text:p>
          </table:table-cell>
          <table:table-cell office:value-type="float" office:value="0.36845981470088685" table:formula="of:=[.S25]/[.S24]" table:style-name="ce2">
            <text:p>0,368459815</text:p>
          </table:table-cell>
          <table:table-cell office:value-type="float" office:value="0.2911002346836436" table:formula="of:=[.T25]/[.T24]" table:style-name="ce2">
            <text:p>0,291100235</text:p>
          </table:table-cell>
          <table:table-cell table:style-name="ce1"/>
          <table:table-cell office:value-type="string" table:number-columns-spanned="2" table:number-rows-spanned="1" table:style-name="ce28">
            <text:p>estabilidade</text:p>
          </table:table-cell>
          <table:covered-table-cell/>
          <table:table-cell office:value-type="float" office:value="0.84076128368898917" table:formula="of:=[.X25]/[.X24]" table:style-name="ce2">
            <text:p>0,840761284</text:p>
          </table:table-cell>
          <table:table-cell office:value-type="float" office:value="0.36423988626560139" table:formula="of:=[.Y25]/[.Y24]" table:style-name="ce2">
            <text:p>0,364239886</text:p>
          </table:table-cell>
          <table:table-cell office:value-type="float" office:value="0.3525240532277753" table:formula="of:=[.Z25]/[.Z24]" table:style-name="ce2">
            <text:p>0,352524053</text:p>
          </table:table-cell>
          <table:table-cell office:value-type="float" office:value="0.30524366202688741" table:formula="of:=[.AA25]/[.AA24]" table:style-name="ce2">
            <text:p>0,305243662</text:p>
          </table:table-cell>
          <table:table-cell table:style-name="ce1"/>
          <table:table-cell office:value-type="string" table:number-columns-spanned="2" table:number-rows-spanned="1" table:style-name="ce28">
            <text:p>estabilidade</text:p>
          </table:table-cell>
          <table:covered-table-cell/>
          <table:table-cell office:value-type="float" office:value="1.3249928808356688" table:formula="of:=[.AE25]/[.AE24]" table:style-name="ce2">
            <text:p>1,324992881</text:p>
          </table:table-cell>
          <table:table-cell office:value-type="float" office:value="0.29328062841300501" table:formula="of:=[.AF25]/[.AF24]" table:style-name="ce2">
            <text:p>0,293280628</text:p>
          </table:table-cell>
          <table:table-cell office:value-type="float" office:value="0.31084101267965925" table:formula="of:=[.AG25]/[.AG24]" table:style-name="ce2">
            <text:p>0,310841013</text:p>
          </table:table-cell>
          <table:table-cell office:value-type="float" office:value="0.38954751933888493" table:formula="of:=[.AH25]/[.AH24]" table:style-name="ce2">
            <text:p>0,389547519</text:p>
          </table:table-cell>
          <table:table-cell office:value-type="string" table:style-name="ce1">
            <text:p>&lt; controle &lt;0.15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4">
            <text:p>substituir n1,n2,... pelos valores certos</text:p>
          </table:table-cell>
          <table:covered-table-cell table:number-columns-repeated="10"/>
          <table:table-cell table:number-columns-repeated="16365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5">
            <text:p>preencher cada célula na cor cinza com o valor medido</text:p>
          </table:table-cell>
          <table:covered-table-cell table:number-columns-repeated="10"/>
          <table:table-cell table:number-columns-repeated="16365" table:style-name="ce1"/>
        </table:table-row>
        <table:table-row table:style-name="ro1">
          <table:table-cell table:style-name="ce8"/>
          <table:table-cell table:number-columns-repeated="5" table:style-name="ce9"/>
          <table:table-cell table:style-name="ce10"/>
          <table:table-cell table:number-columns-repeated="16377" table:style-name="ce1"/>
        </table:table-row>
        <table:table-row table:style-name="ro1">
          <table:table-cell table:style-name="ce11"/>
          <table:table-cell table:style-name="ce1"/>
          <table:table-cell office:value-type="string" table:number-columns-spanned="4" table:number-rows-spanned="1" table:style-name="ce26">
            <text:p>média dos tempos de <text:s/>inicialização</text:p>
          </table:table-cell>
          <table:covered-table-cell table:number-columns-repeated="3"/>
          <table:table-cell table:style-name="ce12"/>
          <table:table-cell table:number-columns-repeated="16377"/>
        </table:table-row>
        <table:table-row table:style-name="ro1">
          <table:table-cell table:style-name="ce11"/>
          <table:table-cell table:style-name="ce1"/>
          <table:table-cell office:value-type="string" table:number-columns-spanned="4" table:number-rows-spanned="1" table:style-name="ce27">
            <text:p>K</text:p>
          </table:table-cell>
          <table:covered-table-cell table:number-columns-repeated="3"/>
          <table:table-cell table:style-name="ce12"/>
          <table:table-cell table:number-columns-repeated="16377"/>
        </table:table-row>
        <table:table-row table:style-name="ro1">
          <table:table-cell table:style-name="ce11"/>
          <table:table-cell office:value-type="string" table:style-name="ce5">
            <text:p>n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11"/>
          <table:table-cell office:value-type="string" office:string-value="branca02.jpg" table:formula="of:=[.B3]" table:style-name="ce5">
            <text:p>branca02.jpg</text:p>
          </table:table-cell>
          <table:table-cell office:value-type="float" office:value="3.6264754999999998E-4" table:formula="of:=[.C24]" table:style-name="ce2">
            <text:p>0,000362648</text:p>
          </table:table-cell>
          <table:table-cell office:value-type="float" office:value="3.2030335000000004E-4" table:formula="of:=[.D24]" table:style-name="ce2">
            <text:p>0,000320303</text:p>
          </table:table-cell>
          <table:table-cell office:value-type="float" office:value="3.4060935000000003E-4" table:formula="of:=[.E24]" table:style-name="ce2">
            <text:p>0,000340609</text:p>
          </table:table-cell>
          <table:table-cell office:value-type="float" office:value="3.2684734999999997E-4" table:formula="of:=[.F24]" table:style-name="ce2">
            <text:p>0,000326847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11"/>
          <table:table-cell office:value-type="string" office:string-value="casal_branco01.jpg" table:formula="of:=[.I3]" table:style-name="ce5">
            <text:p>casal_branco01.jpg</text:p>
          </table:table-cell>
          <table:table-cell office:value-type="float" office:value="2.182946E-4" table:formula="of:=[.J24]" table:style-name="ce2">
            <text:p>0,000218295</text:p>
          </table:table-cell>
          <table:table-cell office:value-type="float" office:value="2.0250099999999998E-4" table:formula="of:=[.K24]" table:style-name="ce2">
            <text:p>0,000202501</text:p>
          </table:table-cell>
          <table:table-cell office:value-type="float" office:value="2.2269455000000009E-4" table:formula="of:=[.L24]" table:style-name="ce2">
            <text:p>0,000222695</text:p>
          </table:table-cell>
          <table:table-cell office:value-type="float" office:value="2.1188025000000004E-4" table:formula="of:=[.M24]" table:style-name="ce2">
            <text:p>0,00021188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11"/>
          <table:table-cell office:value-type="string" office:string-value="morena01.jpg" table:formula="of:=[.P3]" table:style-name="ce5">
            <text:p>morena01.jpg</text:p>
          </table:table-cell>
          <table:table-cell office:value-type="float" office:value="6.7347000000000018E-5" table:formula="of:=[.Q24]" table:style-name="ce2">
            <text:p>0,000067347</text:p>
          </table:table-cell>
          <table:table-cell office:value-type="float" office:value="6.3062650000000019E-5" table:formula="of:=[.R24]" table:style-name="ce2">
            <text:p>6,30627E-05</text:p>
          </table:table-cell>
          <table:table-cell office:value-type="float" office:value="6.4163649999999993E-5" table:formula="of:=[.S24]" table:style-name="ce2">
            <text:p>6,41637E-05</text:p>
          </table:table-cell>
          <table:table-cell office:value-type="float" office:value="6.8861050000000007E-5" table:formula="of:=[.T24]" table:style-name="ce2">
            <text:p>6,88611E-05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11"/>
          <table:table-cell office:value-type="string" office:string-value="senhora_morena01.jpg" table:formula="of:=[.AD3]" table:style-name="ce5">
            <text:p>senhora_morena01.jpg</text:p>
          </table:table-cell>
          <table:table-cell office:value-type="float" office:value="3.6090450000000006E-5" table:formula="of:=[.AE24]" table:style-name="ce2">
            <text:p>3,60905E-05</text:p>
          </table:table-cell>
          <table:table-cell office:value-type="float" office:value="2.4475800000000004E-5" table:formula="of:=[.AF24]" table:style-name="ce2">
            <text:p>2,44758E-05</text:p>
          </table:table-cell>
          <table:table-cell office:value-type="float" office:value="2.3965750000000003E-5" table:formula="of:=[.AG24]" table:style-name="ce2">
            <text:p>2,39658E-05</text:p>
          </table:table-cell>
          <table:table-cell office:value-type="float" office:value="2.6256850000000009E-5" table:formula="of:=[.AH24]" table:style-name="ce2">
            <text:p>2,62569E-05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13"/>
          <table:table-cell table:style-name="ce14"/>
          <table:table-cell table:number-columns-repeated="4" table:style-name="ce15"/>
          <table:table-cell table:style-name="ce16"/>
          <table:table-cell table:number-columns-repeated="16377"/>
        </table:table-row>
        <table:table-row table:number-rows-repeated="1048536" table:style-name="ro1">
          <table:table-cell table:number-columns-repeated="16384"/>
        </table:table-row>
      </table:table>
      <table:table table:name="iterativo_-_tempo" table:style-name="ta1">
        <table:table-column table:style-name="co1" table:default-cell-style-name="ce1"/>
        <table:table-column table:style-name="co15" table:default-cell-style-name="ce7"/>
        <table:table-column table:style-name="co3" table:number-columns-repeated="4" table:default-cell-style-name="ce1"/>
        <table:table-column table:style-name="co5" table:default-cell-style-name="ce1"/>
        <table:table-column table:style-name="co1" table:default-cell-style-name="ce1"/>
        <table:table-column table:style-name="co16" table:default-cell-style-name="ce1"/>
        <table:table-column table:style-name="co3" table:number-columns-repeated="4" table:default-cell-style-name="ce1"/>
        <table:table-column table:style-name="co8" table:default-cell-style-name="ce1"/>
        <table:table-column table:style-name="co1" table:default-cell-style-name="ce1"/>
        <table:table-column table:style-name="co17" table:default-cell-style-name="ce1"/>
        <table:table-column table:style-name="co3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8" table:default-cell-style-name="ce1"/>
        <table:table-column table:style-name="co3" table:number-columns-repeated="4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15" table:default-cell-style-name="ce1"/>
        <table:table-column table:style-name="co20" table:number-columns-repeated="5" table:default-cell-style-name="ce1"/>
        <table:table-column table:style-name="co1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0" table:number-columns-repeated="5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20" table:number-columns-repeated="5" table:default-cell-style-name="ce1"/>
        <table:table-column table:style-name="co25" table:default-cell-style-name="ce1"/>
        <table:table-column table:style-name="co20" table:default-cell-style-name="ce1"/>
        <table:table-column table:style-name="co24" table:default-cell-style-name="ce1"/>
        <table:table-column table:style-name="co3" table:default-cell-style-name="ce1"/>
        <table:table-column table:style-name="co20" table:number-columns-repeated="4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0" table:number-columns-repeated="5" table:default-cell-style-name="ce1"/>
        <table:table-column table:style-name="co28" table:default-cell-style-name="ce1"/>
        <table:table-column table:style-name="co20" table:default-cell-style-name="ce1"/>
        <table:table-column table:style-name="co27" table:default-cell-style-name="ce1"/>
        <table:table-column table:style-name="co20" table:number-columns-repeated="5" table:default-cell-style-name="ce1"/>
        <table:table-column table:style-name="co29" table:default-cell-style-name="ce1"/>
        <table:table-column table:style-name="co20" table:default-cell-style-name="ce1"/>
        <table:table-column table:style-name="co30" table:default-cell-style-name="ce1"/>
        <table:table-column table:style-name="co20" table:number-columns-repeated="5" table:default-cell-style-name="ce1"/>
        <table:table-column table:style-name="co31" table:default-cell-style-name="ce1"/>
        <table:table-column table:style-name="co20" table:default-cell-style-name="ce1"/>
        <table:table-column table:style-name="co32" table:default-cell-style-name="ce1"/>
        <table:table-column table:style-name="co20" table:number-columns-repeated="5" table:default-cell-style-name="ce1"/>
        <table:table-column table:style-name="co29" table:default-cell-style-name="ce1"/>
        <table:table-column table:style-name="co20" table:default-cell-style-name="ce1"/>
        <table:table-column table:style-name="co32" table:default-cell-style-name="ce1"/>
        <table:table-column table:style-name="co20" table:number-columns-repeated="5" table:default-cell-style-name="ce1"/>
        <table:table-column table:style-name="co33" table:default-cell-style-name="ce1"/>
        <table:table-column table:style-name="co20" table:default-cell-style-name="ce1"/>
        <table:table-column table:style-name="co9" table:default-cell-style-name="ce1"/>
        <table:table-column table:style-name="co20" table:number-columns-repeated="7" table:default-cell-style-name="ce1"/>
        <table:table-column table:style-name="co22" table:default-cell-style-name="ce1"/>
        <table:table-column table:style-name="co20" table:number-columns-repeated="7" table:default-cell-style-name="ce1"/>
        <table:table-column table:style-name="co22" table:default-cell-style-name="ce1"/>
        <table:table-column table:style-name="co20" table:number-columns-repeated="7" table:default-cell-style-name="ce1"/>
        <table:table-column table:style-name="co11" table:default-cell-style-name="ce1"/>
        <table:table-column table:style-name="co20" table:number-columns-repeated="7" table:default-cell-style-name="ce1"/>
        <table:table-column table:style-name="co11" table:default-cell-style-name="ce1"/>
        <table:table-column table:style-name="co20" table:number-columns-repeated="6" table:default-cell-style-name="ce1"/>
        <table:table-column table:style-name="co34" table:default-cell-style-name="ce1"/>
        <table:table-column table:style-name="co22" table:default-cell-style-name="ce1"/>
        <table:table-column table:style-name="co3" table:number-columns-repeated="4" table:default-cell-style-name="ce1"/>
        <table:table-column table:style-name="co20" table:number-columns-repeated="2" table:default-cell-style-name="ce1"/>
        <table:table-column table:style-name="co34" table:default-cell-style-name="ce1"/>
        <table:table-column table:style-name="co22" table:default-cell-style-name="ce1"/>
        <table:table-column table:style-name="co20" table:number-columns-repeated="872" table:default-cell-style-name="ce1"/>
        <table:table-column table:style-name="co13" table:number-columns-repeated="15360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4" table:number-rows-spanned="1" table:style-name="ce31">
            <text:p>tempo/iteraçã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31">
            <text:p>tempo/iteração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31">
            <text:p>tempo/iteração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31">
            <text:p>tempo/iteração</text:p>
          </table:table-cell>
          <table:covered-table-cell table:number-columns-repeated="3"/>
          <table:table-cell table:number-columns-repeated="3" table:style-name="ce1"/>
          <table:table-cell table:style-name="ce2"/>
          <table:table-cell office:value-type="string" table:number-columns-spanned="4" table:number-rows-spanned="1" table:style-name="ce31">
            <text:p>tempo/iteração</text:p>
          </table:table-cell>
          <table:covered-table-cell table:number-columns-repeated="3"/>
          <table:table-cell table:number-columns-repeated="16349"/>
        </table:table-row>
        <table:table-row table:style-name="ro1">
          <table:table-cell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30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30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30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30">
            <text:p>K</text:p>
          </table:table-cell>
          <table:covered-table-cell table:number-columns-repeated="3"/>
          <table:table-cell table:number-columns-repeated="3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30">
            <text:p>K</text:p>
          </table:table-cell>
          <table:covered-table-cell table:number-columns-repeated="3"/>
          <table:table-cell table:number-columns-repeated="16349"/>
        </table:table-row>
        <table:table-row table:style-name="ro1">
          <table:table-cell table:style-name="ce1"/>
          <table:table-cell office:value-type="string" table:style-name="ce5">
            <text:p>branca02.jpg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2">
            <text:p>20</text:p>
          </table:table-cell>
          <table:table-cell table:number-columns-repeated="2" table:style-name="ce1"/>
          <table:table-cell office:value-type="string" table:style-name="ce5">
            <text:p>casal_branco01.jpg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2">
            <text:p>20</text:p>
          </table:table-cell>
          <table:table-cell table:number-columns-repeated="2" table:style-name="ce1"/>
          <table:table-cell office:value-type="string" table:style-name="ce5">
            <text:p>morena01.jpg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2">
            <text:p>20</text:p>
          </table:table-cell>
          <table:table-cell table:number-columns-repeated="2" table:style-name="ce1"/>
          <table:table-cell office:value-type="string" table:style-name="ce5">
            <text:p>senhor_branco03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2">
            <text:p>20</text:p>
          </table:table-cell>
          <table:table-cell table:number-columns-repeated="3" table:style-name="ce1"/>
          <table:table-cell office:value-type="string" table:style-name="ce5">
            <text:p>senhora_morena01.jpg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2">
            <text:p>20</text:p>
          </table:table-cell>
          <table:table-cell table:number-columns-repeated="16349"/>
        </table:table-row>
        <table:table-row table:style-name="ro1">
          <table:table-cell office:value-type="string" table:number-columns-spanned="1" table:number-rows-spanned="20" table:style-name="ce29">
            <text:p>medição</text:p>
          </table:table-cell>
          <table:table-cell office:value-type="float" office:value="1" table:style-name="ce3">
            <text:p>1</text:p>
          </table:table-cell>
          <table:table-cell office:value-type="float" office:value="1.9059699999999999E-2" table:style-name="ce6">
            <text:p>0,0190597</text:p>
          </table:table-cell>
          <table:table-cell office:value-type="float" office:value="3.31802E-2" table:style-name="ce6">
            <text:p>0,0331802</text:p>
          </table:table-cell>
          <table:table-cell office:value-type="float" office:value="4.38319E-2" table:style-name="ce6">
            <text:p>0,0438319</text:p>
          </table:table-cell>
          <table:table-cell office:value-type="float" office:value="5.86502E-2" table:style-name="ce6">
            <text:p>0,0586502</text:p>
          </table:table-cell>
          <table:table-cell table:style-name="ce1"/>
          <table:table-cell office:value-type="string" table:number-columns-spanned="1" table:number-rows-spanned="20" table:style-name="ce29">
            <text:p>medição</text:p>
          </table:table-cell>
          <table:table-cell office:value-type="float" office:value="1" table:style-name="ce3">
            <text:p>1</text:p>
          </table:table-cell>
          <table:table-cell office:value-type="float" office:value="1.3476800000000001E-2" table:style-name="ce6">
            <text:p>0,0134768</text:p>
          </table:table-cell>
          <table:table-cell office:value-type="float" office:value="2.2094099999999998E-2" table:style-name="ce6">
            <text:p>0,0220941</text:p>
          </table:table-cell>
          <table:table-cell office:value-type="float" office:value="3.0659200000000001E-2" table:style-name="ce6">
            <text:p>0,0306592</text:p>
          </table:table-cell>
          <table:table-cell office:value-type="float" office:value="4.1035599999999998E-2" table:style-name="ce6">
            <text:p>0,0410356</text:p>
          </table:table-cell>
          <table:table-cell table:style-name="ce1"/>
          <table:table-cell office:value-type="string" table:number-columns-spanned="1" table:number-rows-spanned="20" table:style-name="ce29">
            <text:p>medição</text:p>
          </table:table-cell>
          <table:table-cell office:value-type="float" office:value="1" table:style-name="ce3">
            <text:p>1</text:p>
          </table:table-cell>
          <table:table-cell office:value-type="float" office:value="4.8153400000000004E-3" table:style-name="ce6">
            <text:p>0,00481534</text:p>
          </table:table-cell>
          <table:table-cell office:value-type="float" office:value="9.1162900000000009E-3" table:style-name="ce6">
            <text:p>0,00911629</text:p>
          </table:table-cell>
          <table:table-cell office:value-type="float" office:value="1.3861200000000001E-2" table:style-name="ce6">
            <text:p>0,0138612</text:p>
          </table:table-cell>
          <table:table-cell office:value-type="float" office:value="1.5473799999999999E-2" table:style-name="ce6">
            <text:p>0,0154738</text:p>
          </table:table-cell>
          <table:table-cell table:style-name="ce1"/>
          <table:table-cell office:value-type="string" table:number-columns-spanned="1" table:number-rows-spanned="20" table:style-name="ce29">
            <text:p>medição</text:p>
          </table:table-cell>
          <table:table-cell office:value-type="float" office:value="1" table:style-name="ce3">
            <text:p>1</text:p>
          </table:table-cell>
          <table:table-cell office:value-type="float" office:value="8.7813300000000004E-3" table:style-name="ce6">
            <text:p>0,00878133</text:p>
          </table:table-cell>
          <table:table-cell office:value-type="float" office:value="1.4907E-2" table:style-name="ce6">
            <text:p>0,014907</text:p>
          </table:table-cell>
          <table:table-cell office:value-type="float" office:value="2.1043300000000001E-2" table:style-name="ce6">
            <text:p>0,0210433</text:p>
          </table:table-cell>
          <table:table-cell office:value-type="float" office:value="2.5292599999999998E-2" table:style-name="ce6">
            <text:p>0,0252926</text:p>
          </table:table-cell>
          <table:table-cell table:number-columns-repeated="2" table:style-name="ce1"/>
          <table:table-cell office:value-type="string" table:number-columns-spanned="1" table:number-rows-spanned="20" table:style-name="ce29">
            <text:p>medição</text:p>
          </table:table-cell>
          <table:table-cell office:value-type="float" office:value="1" table:style-name="ce3">
            <text:p>1</text:p>
          </table:table-cell>
          <table:table-cell office:value-type="float" office:value="2.05076E-3" table:style-name="ce6">
            <text:p>0,00205076</text:p>
          </table:table-cell>
          <table:table-cell office:value-type="float" office:value="3.64709E-3" table:style-name="ce6">
            <text:p>0,00364709</text:p>
          </table:table-cell>
          <table:table-cell office:value-type="float" office:value="6.4059099999999999E-3" table:style-name="ce6">
            <text:p>0,00640591</text:p>
          </table:table-cell>
          <table:table-cell office:value-type="float" office:value="7.0231499999999997E-3" table:style-name="ce6">
            <text:p>0,00702315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2" table:style-name="ce3">
            <text:p>2</text:p>
          </table:table-cell>
          <table:table-cell office:value-type="float" office:value="1.79233E-2" table:style-name="ce6">
            <text:p>0,0179233</text:p>
          </table:table-cell>
          <table:table-cell office:value-type="float" office:value="3.2565400000000001E-2" table:style-name="ce6">
            <text:p>0,0325654</text:p>
          </table:table-cell>
          <table:table-cell office:value-type="float" office:value="4.5596999999999999E-2" table:style-name="ce6">
            <text:p>0,045597</text:p>
          </table:table-cell>
          <table:table-cell office:value-type="float" office:value="5.78433E-2" table:style-name="ce6">
            <text:p>0,0578433</text:p>
          </table:table-cell>
          <table:table-cell table:style-name="ce1"/>
          <table:covered-table-cell/>
          <table:table-cell office:value-type="float" office:value="2" table:style-name="ce3">
            <text:p>2</text:p>
          </table:table-cell>
          <table:table-cell office:value-type="float" office:value="1.2608599999999999E-2" table:style-name="ce6">
            <text:p>0,0126086</text:p>
          </table:table-cell>
          <table:table-cell office:value-type="float" office:value="2.1503899999999999E-2" table:style-name="ce6">
            <text:p>0,0215039</text:p>
          </table:table-cell>
          <table:table-cell office:value-type="float" office:value="3.07715E-2" table:style-name="ce6">
            <text:p>0,0307715</text:p>
          </table:table-cell>
          <table:table-cell office:value-type="float" office:value="4.0297100000000002E-2" table:style-name="ce6">
            <text:p>0,0402971</text:p>
          </table:table-cell>
          <table:table-cell table:style-name="ce1"/>
          <table:covered-table-cell/>
          <table:table-cell office:value-type="float" office:value="2" table:style-name="ce3">
            <text:p>2</text:p>
          </table:table-cell>
          <table:table-cell office:value-type="float" office:value="4.8309499999999997E-3" table:style-name="ce6">
            <text:p>0,00483095</text:p>
          </table:table-cell>
          <table:table-cell office:value-type="float" office:value="8.4227399999999997E-3" table:style-name="ce6">
            <text:p>0,00842274</text:p>
          </table:table-cell>
          <table:table-cell office:value-type="float" office:value="1.23277E-2" table:style-name="ce6">
            <text:p>0,0123277</text:p>
          </table:table-cell>
          <table:table-cell office:value-type="float" office:value="1.53838E-2" table:style-name="ce6">
            <text:p>0,0153838</text:p>
          </table:table-cell>
          <table:table-cell table:style-name="ce1"/>
          <table:covered-table-cell/>
          <table:table-cell office:value-type="float" office:value="2" table:style-name="ce3">
            <text:p>2</text:p>
          </table:table-cell>
          <table:table-cell office:value-type="float" office:value="1.0235599999999999E-2" table:style-name="ce6">
            <text:p>0,0102356</text:p>
          </table:table-cell>
          <table:table-cell office:value-type="float" office:value="1.4935500000000001E-2" table:style-name="ce6">
            <text:p>0,0149355</text:p>
          </table:table-cell>
          <table:table-cell office:value-type="float" office:value="2.0360799999999998E-2" table:style-name="ce6">
            <text:p>0,0203608</text:p>
          </table:table-cell>
          <table:table-cell office:value-type="float" office:value="2.5485500000000001E-2" table:style-name="ce6">
            <text:p>0,0254855</text:p>
          </table:table-cell>
          <table:table-cell table:number-columns-repeated="2" table:style-name="ce1"/>
          <table:covered-table-cell/>
          <table:table-cell office:value-type="float" office:value="2" table:style-name="ce3">
            <text:p>2</text:p>
          </table:table-cell>
          <table:table-cell office:value-type="float" office:value="2.0528999999999999E-3" table:style-name="ce6">
            <text:p>0,0020529</text:p>
          </table:table-cell>
          <table:table-cell office:value-type="float" office:value="3.5938900000000002E-3" table:style-name="ce6">
            <text:p>0,00359389</text:p>
          </table:table-cell>
          <table:table-cell office:value-type="float" office:value="4.8759900000000002E-3" table:style-name="ce6">
            <text:p>0,00487599</text:p>
          </table:table-cell>
          <table:table-cell office:value-type="float" office:value="6.4663100000000003E-3" table:style-name="ce6">
            <text:p>0,00646631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3" table:style-name="ce3">
            <text:p>3</text:p>
          </table:table-cell>
          <table:table-cell office:value-type="float" office:value="1.9341199999999999E-2" table:style-name="ce6">
            <text:p>0,0193412</text:p>
          </table:table-cell>
          <table:table-cell office:value-type="float" office:value="3.2191600000000001E-2" table:style-name="ce6">
            <text:p>0,0321916</text:p>
          </table:table-cell>
          <table:table-cell office:value-type="float" office:value="4.4904100000000002E-2" table:style-name="ce6">
            <text:p>0,0449041</text:p>
          </table:table-cell>
          <table:table-cell office:value-type="float" office:value="5.7361299999999997E-2" table:style-name="ce6">
            <text:p>0,0573613</text:p>
          </table:table-cell>
          <table:table-cell table:style-name="ce1"/>
          <table:covered-table-cell/>
          <table:table-cell office:value-type="float" office:value="3" table:style-name="ce3">
            <text:p>3</text:p>
          </table:table-cell>
          <table:table-cell office:value-type="float" office:value="1.20692E-2" table:style-name="ce6">
            <text:p>0,0120692</text:p>
          </table:table-cell>
          <table:table-cell office:value-type="float" office:value="2.1567599999999999E-2" table:style-name="ce6">
            <text:p>0,0215676</text:p>
          </table:table-cell>
          <table:table-cell office:value-type="float" office:value="3.0584400000000001E-2" table:style-name="ce6">
            <text:p>0,0305844</text:p>
          </table:table-cell>
          <table:table-cell office:value-type="float" office:value="4.0765599999999999E-2" table:style-name="ce6">
            <text:p>0,0407656</text:p>
          </table:table-cell>
          <table:table-cell table:style-name="ce1"/>
          <table:covered-table-cell/>
          <table:table-cell office:value-type="float" office:value="3" table:style-name="ce3">
            <text:p>3</text:p>
          </table:table-cell>
          <table:table-cell office:value-type="float" office:value="4.7462399999999997E-3" table:style-name="ce6">
            <text:p>0,00474624</text:p>
          </table:table-cell>
          <table:table-cell office:value-type="float" office:value="9.0952099999999994E-3" table:style-name="ce6">
            <text:p>0,00909521</text:p>
          </table:table-cell>
          <table:table-cell office:value-type="float" office:value="1.23885E-2" table:style-name="ce6">
            <text:p>0,0123885</text:p>
          </table:table-cell>
          <table:table-cell office:value-type="float" office:value="1.5792500000000001E-2" table:style-name="ce6">
            <text:p>0,0157925</text:p>
          </table:table-cell>
          <table:table-cell table:style-name="ce1"/>
          <table:covered-table-cell/>
          <table:table-cell office:value-type="float" office:value="3" table:style-name="ce3">
            <text:p>3</text:p>
          </table:table-cell>
          <table:table-cell office:value-type="float" office:value="8.1998599999999998E-3" table:style-name="ce6">
            <text:p>0,00819986</text:p>
          </table:table-cell>
          <table:table-cell office:value-type="float" office:value="1.48288E-2" table:style-name="ce6">
            <text:p>0,0148288</text:p>
          </table:table-cell>
          <table:table-cell office:value-type="float" office:value="2.0714900000000001E-2" table:style-name="ce6">
            <text:p>0,0207149</text:p>
          </table:table-cell>
          <table:table-cell office:value-type="float" office:value="2.55734E-2" table:style-name="ce6">
            <text:p>0,0255734</text:p>
          </table:table-cell>
          <table:table-cell table:number-columns-repeated="2" table:style-name="ce1"/>
          <table:covered-table-cell/>
          <table:table-cell office:value-type="float" office:value="3" table:style-name="ce3">
            <text:p>3</text:p>
          </table:table-cell>
          <table:table-cell office:value-type="float" office:value="2.0021599999999998E-3" table:style-name="ce6">
            <text:p>0,00200216</text:p>
          </table:table-cell>
          <table:table-cell office:value-type="float" office:value="4.0805700000000004E-3" table:style-name="ce6">
            <text:p>0,00408057</text:p>
          </table:table-cell>
          <table:table-cell office:value-type="float" office:value="4.7081099999999997E-3" table:style-name="ce6">
            <text:p>0,00470811</text:p>
          </table:table-cell>
          <table:table-cell office:value-type="float" office:value="6.4464800000000001E-3" table:style-name="ce6">
            <text:p>0,00644648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4" table:style-name="ce3">
            <text:p>4</text:p>
          </table:table-cell>
          <table:table-cell office:value-type="float" office:value="1.7412500000000001E-2" table:style-name="ce6">
            <text:p>0,0174125</text:p>
          </table:table-cell>
          <table:table-cell office:value-type="float" office:value="3.2439999999999997E-2" table:style-name="ce6">
            <text:p>0,03244</text:p>
          </table:table-cell>
          <table:table-cell office:value-type="float" office:value="4.4466600000000002E-2" table:style-name="ce6">
            <text:p>0,0444666</text:p>
          </table:table-cell>
          <table:table-cell office:value-type="float" office:value="5.75255E-2" table:style-name="ce6">
            <text:p>0,0575255</text:p>
          </table:table-cell>
          <table:table-cell table:style-name="ce1"/>
          <table:covered-table-cell/>
          <table:table-cell office:value-type="float" office:value="4" table:style-name="ce3">
            <text:p>4</text:p>
          </table:table-cell>
          <table:table-cell office:value-type="float" office:value="1.3034199999999999E-2" table:style-name="ce6">
            <text:p>0,0130342</text:p>
          </table:table-cell>
          <table:table-cell office:value-type="float" office:value="2.3321600000000001E-2" table:style-name="ce6">
            <text:p>0,0233216</text:p>
          </table:table-cell>
          <table:table-cell office:value-type="float" office:value="3.0606100000000001E-2" table:style-name="ce6">
            <text:p>0,0306061</text:p>
          </table:table-cell>
          <table:table-cell office:value-type="float" office:value="3.9305100000000003E-2" table:style-name="ce6">
            <text:p>0,0393051</text:p>
          </table:table-cell>
          <table:table-cell table:style-name="ce1"/>
          <table:covered-table-cell/>
          <table:table-cell office:value-type="float" office:value="4" table:style-name="ce3">
            <text:p>4</text:p>
          </table:table-cell>
          <table:table-cell office:value-type="float" office:value="4.7320799999999996E-3" table:style-name="ce6">
            <text:p>0,00473208</text:p>
          </table:table-cell>
          <table:table-cell office:value-type="float" office:value="8.5136399999999994E-3" table:style-name="ce6">
            <text:p>0,00851364</text:p>
          </table:table-cell>
          <table:table-cell office:value-type="float" office:value="1.1518499999999999E-2" table:style-name="ce6">
            <text:p>0,0115185</text:p>
          </table:table-cell>
          <table:table-cell office:value-type="float" office:value="1.5170299999999999E-2" table:style-name="ce6">
            <text:p>0,0151703</text:p>
          </table:table-cell>
          <table:table-cell table:style-name="ce1"/>
          <table:covered-table-cell/>
          <table:table-cell office:value-type="float" office:value="4" table:style-name="ce3">
            <text:p>4</text:p>
          </table:table-cell>
          <table:table-cell office:value-type="float" office:value="8.5755599999999994E-3" table:style-name="ce6">
            <text:p>0,00857556</text:p>
          </table:table-cell>
          <table:table-cell office:value-type="float" office:value="1.5252399999999999E-2" table:style-name="ce6">
            <text:p>0,0152524</text:p>
          </table:table-cell>
          <table:table-cell office:value-type="float" office:value="2.0047499999999999E-2" table:style-name="ce6">
            <text:p>0,0200475</text:p>
          </table:table-cell>
          <table:table-cell office:value-type="float" office:value="2.5184399999999999E-2" table:style-name="ce6">
            <text:p>0,0251844</text:p>
          </table:table-cell>
          <table:table-cell table:number-columns-repeated="2" table:style-name="ce1"/>
          <table:covered-table-cell/>
          <table:table-cell office:value-type="float" office:value="4" table:style-name="ce3">
            <text:p>4</text:p>
          </table:table-cell>
          <table:table-cell office:value-type="float" office:value="2.0490700000000001E-3" table:style-name="ce6">
            <text:p>0,00204907</text:p>
          </table:table-cell>
          <table:table-cell office:value-type="float" office:value="3.5943099999999999E-3" table:style-name="ce6">
            <text:p>0,00359431</text:p>
          </table:table-cell>
          <table:table-cell office:value-type="float" office:value="5.0748399999999997E-3" table:style-name="ce6">
            <text:p>0,00507484</text:p>
          </table:table-cell>
          <table:table-cell office:value-type="float" office:value="6.0841300000000001E-3" table:style-name="ce6">
            <text:p>0,00608413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5" table:style-name="ce3">
            <text:p>5</text:p>
          </table:table-cell>
          <table:table-cell office:value-type="float" office:value="1.8449199999999999E-2" table:style-name="ce6">
            <text:p>0,0184492</text:p>
          </table:table-cell>
          <table:table-cell office:value-type="float" office:value="3.2463199999999998E-2" table:style-name="ce6">
            <text:p>0,0324632</text:p>
          </table:table-cell>
          <table:table-cell office:value-type="float" office:value="4.4420500000000002E-2" table:style-name="ce6">
            <text:p>0,0444205</text:p>
          </table:table-cell>
          <table:table-cell office:value-type="float" office:value="5.6748800000000002E-2" table:style-name="ce6">
            <text:p>0,0567488</text:p>
          </table:table-cell>
          <table:table-cell table:style-name="ce1"/>
          <table:covered-table-cell/>
          <table:table-cell office:value-type="float" office:value="5" table:style-name="ce3">
            <text:p>5</text:p>
          </table:table-cell>
          <table:table-cell office:value-type="float" office:value="1.49649E-2" table:style-name="ce6">
            <text:p>0,0149649</text:p>
          </table:table-cell>
          <table:table-cell office:value-type="float" office:value="2.25805E-2" table:style-name="ce6">
            <text:p>0,0225805</text:p>
          </table:table-cell>
          <table:table-cell office:value-type="float" office:value="3.0367499999999999E-2" table:style-name="ce6">
            <text:p>0,0303675</text:p>
          </table:table-cell>
          <table:table-cell office:value-type="float" office:value="4.0133000000000002E-2" table:style-name="ce6">
            <text:p>0,040133</text:p>
          </table:table-cell>
          <table:table-cell table:style-name="ce1"/>
          <table:covered-table-cell/>
          <table:table-cell office:value-type="float" office:value="5" table:style-name="ce3">
            <text:p>5</text:p>
          </table:table-cell>
          <table:table-cell office:value-type="float" office:value="6.3017699999999999E-3" table:style-name="ce6">
            <text:p>0,00630177</text:p>
          </table:table-cell>
          <table:table-cell office:value-type="float" office:value="9.0203200000000001E-3" table:style-name="ce6">
            <text:p>0,00902032</text:p>
          </table:table-cell>
          <table:table-cell office:value-type="float" office:value="1.28445E-2" table:style-name="ce6">
            <text:p>0,0128445</text:p>
          </table:table-cell>
          <table:table-cell office:value-type="float" office:value="1.5218799999999999E-2" table:style-name="ce6">
            <text:p>0,0152188</text:p>
          </table:table-cell>
          <table:table-cell table:style-name="ce1"/>
          <table:covered-table-cell/>
          <table:table-cell office:value-type="float" office:value="5" table:style-name="ce3">
            <text:p>5</text:p>
          </table:table-cell>
          <table:table-cell office:value-type="float" office:value="8.6771699999999997E-3" table:style-name="ce6">
            <text:p>0,00867717</text:p>
          </table:table-cell>
          <table:table-cell office:value-type="float" office:value="1.41607E-2" table:style-name="ce6">
            <text:p>0,0141607</text:p>
          </table:table-cell>
          <table:table-cell office:value-type="float" office:value="2.04154E-2" table:style-name="ce6">
            <text:p>0,0204154</text:p>
          </table:table-cell>
          <table:table-cell office:value-type="float" office:value="2.57158E-2" table:style-name="ce6">
            <text:p>0,0257158</text:p>
          </table:table-cell>
          <table:table-cell table:number-columns-repeated="2" table:style-name="ce1"/>
          <table:covered-table-cell/>
          <table:table-cell office:value-type="float" office:value="5" table:style-name="ce3">
            <text:p>5</text:p>
          </table:table-cell>
          <table:table-cell office:value-type="float" office:value="2.0717999999999999E-3" table:style-name="ce6">
            <text:p>0,0020718</text:p>
          </table:table-cell>
          <table:table-cell office:value-type="float" office:value="3.5956400000000002E-3" table:style-name="ce6">
            <text:p>0,00359564</text:p>
          </table:table-cell>
          <table:table-cell office:value-type="float" office:value="4.9464899999999996E-3" table:style-name="ce6">
            <text:p>0,00494649</text:p>
          </table:table-cell>
          <table:table-cell office:value-type="float" office:value="6.5633799999999997E-3" table:style-name="ce6">
            <text:p>0,00656338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6" table:style-name="ce3">
            <text:p>6</text:p>
          </table:table-cell>
          <table:table-cell office:value-type="float" office:value="1.9993E-2" table:style-name="ce6">
            <text:p>0,019993</text:p>
          </table:table-cell>
          <table:table-cell office:value-type="float" office:value="3.1569100000000003E-2" table:style-name="ce6">
            <text:p>0,0315691</text:p>
          </table:table-cell>
          <table:table-cell office:value-type="float" office:value="4.4938600000000002E-2" table:style-name="ce6">
            <text:p>0,0449386</text:p>
          </table:table-cell>
          <table:table-cell office:value-type="float" office:value="5.8508499999999998E-2" table:style-name="ce6">
            <text:p>0,0585085</text:p>
          </table:table-cell>
          <table:table-cell table:style-name="ce1"/>
          <table:covered-table-cell/>
          <table:table-cell office:value-type="float" office:value="6" table:style-name="ce3">
            <text:p>6</text:p>
          </table:table-cell>
          <table:table-cell office:value-type="float" office:value="1.25439E-2" table:style-name="ce6">
            <text:p>0,0125439</text:p>
          </table:table-cell>
          <table:table-cell office:value-type="float" office:value="2.2358900000000001E-2" table:style-name="ce6">
            <text:p>0,0223589</text:p>
          </table:table-cell>
          <table:table-cell office:value-type="float" office:value="3.1615200000000003E-2" table:style-name="ce6">
            <text:p>0,0316152</text:p>
          </table:table-cell>
          <table:table-cell office:value-type="float" office:value="3.9339100000000002E-2" table:style-name="ce6">
            <text:p>0,0393391</text:p>
          </table:table-cell>
          <table:table-cell table:style-name="ce1"/>
          <table:covered-table-cell/>
          <table:table-cell office:value-type="float" office:value="6" table:style-name="ce3">
            <text:p>6</text:p>
          </table:table-cell>
          <table:table-cell office:value-type="float" office:value="5.2319999999999997E-3" table:style-name="ce6">
            <text:p>0,005232</text:p>
          </table:table-cell>
          <table:table-cell office:value-type="float" office:value="8.3960900000000002E-3" table:style-name="ce6">
            <text:p>0,00839609</text:p>
          </table:table-cell>
          <table:table-cell office:value-type="float" office:value="1.20772E-2" table:style-name="ce6">
            <text:p>0,0120772</text:p>
          </table:table-cell>
          <table:table-cell office:value-type="float" office:value="1.5703499999999999E-2" table:style-name="ce6">
            <text:p>0,0157035</text:p>
          </table:table-cell>
          <table:table-cell table:style-name="ce1"/>
          <table:covered-table-cell/>
          <table:table-cell office:value-type="float" office:value="6" table:style-name="ce3">
            <text:p>6</text:p>
          </table:table-cell>
          <table:table-cell office:value-type="float" office:value="9.9880699999999999E-3" table:style-name="ce6">
            <text:p>0,00998807</text:p>
          </table:table-cell>
          <table:table-cell office:value-type="float" office:value="1.42673E-2" table:style-name="ce6">
            <text:p>0,0142673</text:p>
          </table:table-cell>
          <table:table-cell office:value-type="float" office:value="2.0324499999999999E-2" table:style-name="ce6">
            <text:p>0,0203245</text:p>
          </table:table-cell>
          <table:table-cell office:value-type="float" office:value="2.5118399999999999E-2" table:style-name="ce6">
            <text:p>0,0251184</text:p>
          </table:table-cell>
          <table:table-cell table:number-columns-repeated="2" table:style-name="ce1"/>
          <table:covered-table-cell/>
          <table:table-cell office:value-type="float" office:value="6" table:style-name="ce3">
            <text:p>6</text:p>
          </table:table-cell>
          <table:table-cell office:value-type="float" office:value="2.04645E-3" table:style-name="ce6">
            <text:p>0,00204645</text:p>
          </table:table-cell>
          <table:table-cell office:value-type="float" office:value="3.4734900000000001E-3" table:style-name="ce6">
            <text:p>0,00347349</text:p>
          </table:table-cell>
          <table:table-cell office:value-type="float" office:value="5.6584000000000001E-3" table:style-name="ce6">
            <text:p>0,0056584</text:p>
          </table:table-cell>
          <table:table-cell office:value-type="float" office:value="7.4342999999999996E-3" table:style-name="ce6">
            <text:p>0,0074343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7" table:style-name="ce3">
            <text:p>7</text:p>
          </table:table-cell>
          <table:table-cell office:value-type="float" office:value="1.7974799999999999E-2" table:style-name="ce6">
            <text:p>0,0179748</text:p>
          </table:table-cell>
          <table:table-cell office:value-type="float" office:value="3.2314700000000002E-2" table:style-name="ce6">
            <text:p>0,0323147</text:p>
          </table:table-cell>
          <table:table-cell office:value-type="float" office:value="4.4702100000000002E-2" table:style-name="ce6">
            <text:p>0,0447021</text:p>
          </table:table-cell>
          <table:table-cell office:value-type="float" office:value="5.7669400000000003E-2" table:style-name="ce6">
            <text:p>0,0576694</text:p>
          </table:table-cell>
          <table:table-cell table:style-name="ce1"/>
          <table:covered-table-cell/>
          <table:table-cell office:value-type="float" office:value="7" table:style-name="ce3">
            <text:p>7</text:p>
          </table:table-cell>
          <table:table-cell office:value-type="float" office:value="1.2518E-2" table:style-name="ce6">
            <text:p>0,012518</text:p>
          </table:table-cell>
          <table:table-cell office:value-type="float" office:value="2.21014E-2" table:style-name="ce6">
            <text:p>0,0221014</text:p>
          </table:table-cell>
          <table:table-cell office:value-type="float" office:value="3.0646699999999999E-2" table:style-name="ce6">
            <text:p>0,0306467</text:p>
          </table:table-cell>
          <table:table-cell office:value-type="float" office:value="3.9667099999999997E-2" table:style-name="ce6">
            <text:p>0,0396671</text:p>
          </table:table-cell>
          <table:table-cell table:style-name="ce1"/>
          <table:covered-table-cell/>
          <table:table-cell office:value-type="float" office:value="7" table:style-name="ce3">
            <text:p>7</text:p>
          </table:table-cell>
          <table:table-cell office:value-type="float" office:value="4.7681700000000004E-3" table:style-name="ce6">
            <text:p>0,00476817</text:p>
          </table:table-cell>
          <table:table-cell office:value-type="float" office:value="8.6252099999999995E-3" table:style-name="ce6">
            <text:p>0,00862521</text:p>
          </table:table-cell>
          <table:table-cell office:value-type="float" office:value="1.18481E-2" table:style-name="ce6">
            <text:p>0,0118481</text:p>
          </table:table-cell>
          <table:table-cell office:value-type="float" office:value="1.54124E-2" table:style-name="ce6">
            <text:p>0,0154124</text:p>
          </table:table-cell>
          <table:table-cell table:style-name="ce1"/>
          <table:covered-table-cell/>
          <table:table-cell office:value-type="float" office:value="7" table:style-name="ce3">
            <text:p>7</text:p>
          </table:table-cell>
          <table:table-cell office:value-type="float" office:value="8.3453899999999994E-3" table:style-name="ce6">
            <text:p>0,00834539</text:p>
          </table:table-cell>
          <table:table-cell office:value-type="float" office:value="1.4164400000000001E-2" table:style-name="ce6">
            <text:p>0,0141644</text:p>
          </table:table-cell>
          <table:table-cell office:value-type="float" office:value="1.9723000000000001E-2" table:style-name="ce6">
            <text:p>0,019723</text:p>
          </table:table-cell>
          <table:table-cell office:value-type="float" office:value="2.5456800000000002E-2" table:style-name="ce6">
            <text:p>0,0254568</text:p>
          </table:table-cell>
          <table:table-cell table:number-columns-repeated="2" table:style-name="ce1"/>
          <table:covered-table-cell/>
          <table:table-cell office:value-type="float" office:value="7" table:style-name="ce3">
            <text:p>7</text:p>
          </table:table-cell>
          <table:table-cell office:value-type="float" office:value="2.1893500000000001E-3" table:style-name="ce6">
            <text:p>0,00218935</text:p>
          </table:table-cell>
          <table:table-cell office:value-type="float" office:value="3.4644200000000002E-3" table:style-name="ce6">
            <text:p>0,00346442</text:p>
          </table:table-cell>
          <table:table-cell office:value-type="float" office:value="5.2654399999999997E-3" table:style-name="ce6">
            <text:p>0,00526544</text:p>
          </table:table-cell>
          <table:table-cell office:value-type="float" office:value="6.3987000000000002E-3" table:style-name="ce6">
            <text:p>0,0063987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8" table:style-name="ce3">
            <text:p>8</text:p>
          </table:table-cell>
          <table:table-cell office:value-type="float" office:value="1.89923E-2" table:style-name="ce6">
            <text:p>0,0189923</text:p>
          </table:table-cell>
          <table:table-cell office:value-type="float" office:value="3.2072400000000001E-2" table:style-name="ce6">
            <text:p>0,0320724</text:p>
          </table:table-cell>
          <table:table-cell office:value-type="float" office:value="4.4612499999999999E-2" table:style-name="ce6">
            <text:p>0,0446125</text:p>
          </table:table-cell>
          <table:table-cell office:value-type="float" office:value="5.7642600000000002E-2" table:style-name="ce6">
            <text:p>0,0576426</text:p>
          </table:table-cell>
          <table:table-cell table:style-name="ce1"/>
          <table:covered-table-cell/>
          <table:table-cell office:value-type="float" office:value="8" table:style-name="ce3">
            <text:p>8</text:p>
          </table:table-cell>
          <table:table-cell office:value-type="float" office:value="1.26061E-2" table:style-name="ce6">
            <text:p>0,0126061</text:p>
          </table:table-cell>
          <table:table-cell office:value-type="float" office:value="2.1497200000000001E-2" table:style-name="ce6">
            <text:p>0,0214972</text:p>
          </table:table-cell>
          <table:table-cell office:value-type="float" office:value="3.0287999999999999E-2" table:style-name="ce6">
            <text:p>0,030288</text:p>
          </table:table-cell>
          <table:table-cell office:value-type="float" office:value="3.8866400000000002E-2" table:style-name="ce6">
            <text:p>0,0388664</text:p>
          </table:table-cell>
          <table:table-cell table:style-name="ce1"/>
          <table:covered-table-cell/>
          <table:table-cell office:value-type="float" office:value="8" table:style-name="ce3">
            <text:p>8</text:p>
          </table:table-cell>
          <table:table-cell office:value-type="float" office:value="4.8121099999999997E-3" table:style-name="ce6">
            <text:p>0,00481211</text:p>
          </table:table-cell>
          <table:table-cell office:value-type="float" office:value="8.3887600000000003E-3" table:style-name="ce6">
            <text:p>0,00838876</text:p>
          </table:table-cell>
          <table:table-cell office:value-type="float" office:value="1.22071E-2" table:style-name="ce6">
            <text:p>0,0122071</text:p>
          </table:table-cell>
          <table:table-cell office:value-type="float" office:value="1.51208E-2" table:style-name="ce6">
            <text:p>0,0151208</text:p>
          </table:table-cell>
          <table:table-cell table:style-name="ce1"/>
          <table:covered-table-cell/>
          <table:table-cell office:value-type="float" office:value="8" table:style-name="ce3">
            <text:p>8</text:p>
          </table:table-cell>
          <table:table-cell office:value-type="float" office:value="8.3634499999999997E-3" table:style-name="ce6">
            <text:p>0,00836345</text:p>
          </table:table-cell>
          <table:table-cell office:value-type="float" office:value="1.46693E-2" table:style-name="ce6">
            <text:p>0,0146693</text:p>
          </table:table-cell>
          <table:table-cell office:value-type="float" office:value="2.0929199999999998E-2" table:style-name="ce6">
            <text:p>0,0209292</text:p>
          </table:table-cell>
          <table:table-cell office:value-type="float" office:value="2.55751E-2" table:style-name="ce6">
            <text:p>0,0255751</text:p>
          </table:table-cell>
          <table:table-cell table:number-columns-repeated="2" table:style-name="ce1"/>
          <table:covered-table-cell/>
          <table:table-cell office:value-type="float" office:value="8" table:style-name="ce3">
            <text:p>8</text:p>
          </table:table-cell>
          <table:table-cell office:value-type="float" office:value="2.63065E-3" table:style-name="ce6">
            <text:p>0,00263065</text:p>
          </table:table-cell>
          <table:table-cell office:value-type="float" office:value="3.4372600000000001E-3" table:style-name="ce6">
            <text:p>0,00343726</text:p>
          </table:table-cell>
          <table:table-cell office:value-type="float" office:value="5.1382299999999997E-3" table:style-name="ce6">
            <text:p>0,00513823</text:p>
          </table:table-cell>
          <table:table-cell office:value-type="float" office:value="6.45979E-3" table:style-name="ce6">
            <text:p>0,00645979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9" table:style-name="ce3">
            <text:p>9</text:p>
          </table:table-cell>
          <table:table-cell office:value-type="float" office:value="2.0456100000000001E-2" table:style-name="ce6">
            <text:p>0,0204561</text:p>
          </table:table-cell>
          <table:table-cell office:value-type="float" office:value="3.1836299999999998E-2" table:style-name="ce6">
            <text:p>0,0318363</text:p>
          </table:table-cell>
          <table:table-cell office:value-type="float" office:value="4.3927099999999997E-2" table:style-name="ce6">
            <text:p>0,0439271</text:p>
          </table:table-cell>
          <table:table-cell office:value-type="float" office:value="5.7204499999999998E-2" table:style-name="ce6">
            <text:p>0,0572045</text:p>
          </table:table-cell>
          <table:table-cell table:style-name="ce1"/>
          <table:covered-table-cell/>
          <table:table-cell office:value-type="float" office:value="9" table:style-name="ce3">
            <text:p>9</text:p>
          </table:table-cell>
          <table:table-cell office:value-type="float" office:value="1.3999899999999999E-2" table:style-name="ce6">
            <text:p>0,0139999</text:p>
          </table:table-cell>
          <table:table-cell office:value-type="float" office:value="2.2258E-2" table:style-name="ce6">
            <text:p>0,022258</text:p>
          </table:table-cell>
          <table:table-cell office:value-type="float" office:value="3.1117100000000002E-2" table:style-name="ce6">
            <text:p>0,0311171</text:p>
          </table:table-cell>
          <table:table-cell office:value-type="float" office:value="3.9956899999999997E-2" table:style-name="ce6">
            <text:p>0,0399569</text:p>
          </table:table-cell>
          <table:table-cell table:style-name="ce1"/>
          <table:covered-table-cell/>
          <table:table-cell office:value-type="float" office:value="9" table:style-name="ce3">
            <text:p>9</text:p>
          </table:table-cell>
          <table:table-cell office:value-type="float" office:value="4.6793199999999998E-3" table:style-name="ce6">
            <text:p>0,00467932</text:p>
          </table:table-cell>
          <table:table-cell office:value-type="float" office:value="8.9855400000000002E-3" table:style-name="ce6">
            <text:p>0,00898554</text:p>
          </table:table-cell>
          <table:table-cell office:value-type="float" office:value="1.1573E-2" table:style-name="ce6">
            <text:p>0,011573</text:p>
          </table:table-cell>
          <table:table-cell office:value-type="float" office:value="1.5306999999999999E-2" table:style-name="ce6">
            <text:p>0,015307</text:p>
          </table:table-cell>
          <table:table-cell table:style-name="ce1"/>
          <table:covered-table-cell/>
          <table:table-cell office:value-type="float" office:value="9" table:style-name="ce3">
            <text:p>9</text:p>
          </table:table-cell>
          <table:table-cell office:value-type="float" office:value="8.4086300000000003E-3" table:style-name="ce6">
            <text:p>0,00840863</text:p>
          </table:table-cell>
          <table:table-cell office:value-type="float" office:value="1.4384900000000001E-2" table:style-name="ce6">
            <text:p>0,0143849</text:p>
          </table:table-cell>
          <table:table-cell office:value-type="float" office:value="2.0806399999999999E-2" table:style-name="ce6">
            <text:p>0,0208064</text:p>
          </table:table-cell>
          <table:table-cell office:value-type="float" office:value="2.5088300000000001E-2" table:style-name="ce6">
            <text:p>0,0250883</text:p>
          </table:table-cell>
          <table:table-cell table:number-columns-repeated="2" table:style-name="ce1"/>
          <table:covered-table-cell/>
          <table:table-cell office:value-type="float" office:value="9" table:style-name="ce3">
            <text:p>9</text:p>
          </table:table-cell>
          <table:table-cell office:value-type="float" office:value="2.1561599999999998E-3" table:style-name="ce6">
            <text:p>0,00215616</text:p>
          </table:table-cell>
          <table:table-cell office:value-type="float" office:value="3.68156E-3" table:style-name="ce6">
            <text:p>0,00368156</text:p>
          </table:table-cell>
          <table:table-cell office:value-type="float" office:value="4.9028700000000001E-3" table:style-name="ce6">
            <text:p>0,00490287</text:p>
          </table:table-cell>
          <table:table-cell office:value-type="float" office:value="6.1889500000000004E-3" table:style-name="ce6">
            <text:p>0,00618895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0" table:style-name="ce3">
            <text:p>10</text:p>
          </table:table-cell>
          <table:table-cell office:value-type="float" office:value="1.8225600000000002E-2" table:style-name="ce6">
            <text:p>0,0182256</text:p>
          </table:table-cell>
          <table:table-cell office:value-type="float" office:value="3.27946E-2" table:style-name="ce6">
            <text:p>0,0327946</text:p>
          </table:table-cell>
          <table:table-cell office:value-type="float" office:value="4.4171500000000002E-2" table:style-name="ce6">
            <text:p>0,0441715</text:p>
          </table:table-cell>
          <table:table-cell office:value-type="float" office:value="5.6070200000000001E-2" table:style-name="ce6">
            <text:p>0,0560702</text:p>
          </table:table-cell>
          <table:table-cell table:style-name="ce1"/>
          <table:covered-table-cell/>
          <table:table-cell office:value-type="float" office:value="10" table:style-name="ce3">
            <text:p>10</text:p>
          </table:table-cell>
          <table:table-cell office:value-type="float" office:value="1.2681599999999999E-2" table:style-name="ce6">
            <text:p>0,0126816</text:p>
          </table:table-cell>
          <table:table-cell office:value-type="float" office:value="2.2180999999999999E-2" table:style-name="ce6">
            <text:p>0,022181</text:p>
          </table:table-cell>
          <table:table-cell office:value-type="float" office:value="3.0365300000000001E-2" table:style-name="ce6">
            <text:p>0,0303653</text:p>
          </table:table-cell>
          <table:table-cell office:value-type="float" office:value="3.9538900000000002E-2" table:style-name="ce6">
            <text:p>0,0395389</text:p>
          </table:table-cell>
          <table:table-cell table:style-name="ce1"/>
          <table:covered-table-cell/>
          <table:table-cell office:value-type="float" office:value="10" table:style-name="ce3">
            <text:p>10</text:p>
          </table:table-cell>
          <table:table-cell office:value-type="float" office:value="5.1317799999999998E-3" table:style-name="ce6">
            <text:p>0,00513178</text:p>
          </table:table-cell>
          <table:table-cell office:value-type="float" office:value="8.6011999999999998E-3" table:style-name="ce6">
            <text:p>0,0086012</text:p>
          </table:table-cell>
          <table:table-cell office:value-type="float" office:value="1.19796E-2" table:style-name="ce6">
            <text:p>0,0119796</text:p>
          </table:table-cell>
          <table:table-cell office:value-type="float" office:value="1.57225E-2" table:style-name="ce6">
            <text:p>0,0157225</text:p>
          </table:table-cell>
          <table:table-cell table:style-name="ce1"/>
          <table:covered-table-cell/>
          <table:table-cell office:value-type="float" office:value="10" table:style-name="ce3">
            <text:p>10</text:p>
          </table:table-cell>
          <table:table-cell office:value-type="float" office:value="9.6612699999999996E-3" table:style-name="ce6">
            <text:p>0,00966127</text:p>
          </table:table-cell>
          <table:table-cell office:value-type="float" office:value="1.47137E-2" table:style-name="ce6">
            <text:p>0,0147137</text:p>
          </table:table-cell>
          <table:table-cell office:value-type="float" office:value="2.1658899999999998E-2" table:style-name="ce6">
            <text:p>0,0216589</text:p>
          </table:table-cell>
          <table:table-cell office:value-type="float" office:value="2.5096799999999999E-2" table:style-name="ce6">
            <text:p>0,0250968</text:p>
          </table:table-cell>
          <table:table-cell table:number-columns-repeated="2" table:style-name="ce1"/>
          <table:covered-table-cell/>
          <table:table-cell office:value-type="float" office:value="10" table:style-name="ce3">
            <text:p>10</text:p>
          </table:table-cell>
          <table:table-cell office:value-type="float" office:value="2.19236E-3" table:style-name="ce6">
            <text:p>0,00219236</text:p>
          </table:table-cell>
          <table:table-cell office:value-type="float" office:value="3.5347400000000002E-3" table:style-name="ce6">
            <text:p>0,00353474</text:p>
          </table:table-cell>
          <table:table-cell office:value-type="float" office:value="4.8667600000000004E-3" table:style-name="ce6">
            <text:p>0,00486676</text:p>
          </table:table-cell>
          <table:table-cell office:value-type="float" office:value="7.326E-3" table:style-name="ce6">
            <text:p>0,007326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1" table:style-name="ce3">
            <text:p>11</text:p>
          </table:table-cell>
          <table:table-cell office:value-type="float" office:value="1.7933999999999999E-2" table:style-name="ce6">
            <text:p>0,017934</text:p>
          </table:table-cell>
          <table:table-cell office:value-type="float" office:value="3.2312199999999999E-2" table:style-name="ce6">
            <text:p>0,0323122</text:p>
          </table:table-cell>
          <table:table-cell office:value-type="float" office:value="4.4017899999999999E-2" table:style-name="ce6">
            <text:p>0,0440179</text:p>
          </table:table-cell>
          <table:table-cell office:value-type="float" office:value="5.7024600000000002E-2" table:style-name="ce6">
            <text:p>0,0570246</text:p>
          </table:table-cell>
          <table:table-cell table:style-name="ce1"/>
          <table:covered-table-cell/>
          <table:table-cell office:value-type="float" office:value="11" table:style-name="ce3">
            <text:p>11</text:p>
          </table:table-cell>
          <table:table-cell office:value-type="float" office:value="1.2062700000000001E-2" table:style-name="ce6">
            <text:p>0,0120627</text:p>
          </table:table-cell>
          <table:table-cell office:value-type="float" office:value="2.1695599999999999E-2" table:style-name="ce6">
            <text:p>0,0216956</text:p>
          </table:table-cell>
          <table:table-cell office:value-type="float" office:value="3.1648200000000001E-2" table:style-name="ce6">
            <text:p>0,0316482</text:p>
          </table:table-cell>
          <table:table-cell office:value-type="float" office:value="3.9798199999999999E-2" table:style-name="ce6">
            <text:p>0,0397982</text:p>
          </table:table-cell>
          <table:table-cell table:style-name="ce1"/>
          <table:covered-table-cell/>
          <table:table-cell office:value-type="float" office:value="11" table:style-name="ce3">
            <text:p>11</text:p>
          </table:table-cell>
          <table:table-cell office:value-type="float" office:value="5.1961100000000003E-3" table:style-name="ce6">
            <text:p>0,00519611</text:p>
          </table:table-cell>
          <table:table-cell office:value-type="float" office:value="8.4871600000000005E-3" table:style-name="ce6">
            <text:p>0,00848716</text:p>
          </table:table-cell>
          <table:table-cell office:value-type="float" office:value="1.1921299999999999E-2" table:style-name="ce6">
            <text:p>0,0119213</text:p>
          </table:table-cell>
          <table:table-cell office:value-type="float" office:value="1.4926E-2" table:style-name="ce6">
            <text:p>0,014926</text:p>
          </table:table-cell>
          <table:table-cell table:style-name="ce1"/>
          <table:covered-table-cell/>
          <table:table-cell office:value-type="float" office:value="11" table:style-name="ce3">
            <text:p>11</text:p>
          </table:table-cell>
          <table:table-cell office:value-type="float" office:value="8.4328500000000004E-3" table:style-name="ce6">
            <text:p>0,00843285</text:p>
          </table:table-cell>
          <table:table-cell office:value-type="float" office:value="1.4780400000000001E-2" table:style-name="ce6">
            <text:p>0,0147804</text:p>
          </table:table-cell>
          <table:table-cell office:value-type="float" office:value="2.22486E-2" table:style-name="ce6">
            <text:p>0,0222486</text:p>
          </table:table-cell>
          <table:table-cell office:value-type="float" office:value="2.6488500000000002E-2" table:style-name="ce6">
            <text:p>0,0264885</text:p>
          </table:table-cell>
          <table:table-cell table:number-columns-repeated="2" table:style-name="ce1"/>
          <table:covered-table-cell/>
          <table:table-cell office:value-type="float" office:value="11" table:style-name="ce3">
            <text:p>11</text:p>
          </table:table-cell>
          <table:table-cell office:value-type="float" office:value="2.1410399999999999E-3" table:style-name="ce6">
            <text:p>0,00214104</text:p>
          </table:table-cell>
          <table:table-cell office:value-type="float" office:value="3.4337999999999999E-3" table:style-name="ce6">
            <text:p>0,0034338</text:p>
          </table:table-cell>
          <table:table-cell office:value-type="float" office:value="5.89881E-3" table:style-name="ce6">
            <text:p>0,00589881</text:p>
          </table:table-cell>
          <table:table-cell office:value-type="float" office:value="6.9041299999999996E-3" table:style-name="ce6">
            <text:p>0,00690413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2" table:style-name="ce3">
            <text:p>12</text:p>
          </table:table-cell>
          <table:table-cell office:value-type="float" office:value="1.9297999999999999E-2" table:style-name="ce6">
            <text:p>0,019298</text:p>
          </table:table-cell>
          <table:table-cell office:value-type="float" office:value="3.1456400000000002E-2" table:style-name="ce6">
            <text:p>0,0314564</text:p>
          </table:table-cell>
          <table:table-cell office:value-type="float" office:value="4.5497799999999998E-2" table:style-name="ce6">
            <text:p>0,0454978</text:p>
          </table:table-cell>
          <table:table-cell office:value-type="float" office:value="5.75559E-2" table:style-name="ce6">
            <text:p>0,0575559</text:p>
          </table:table-cell>
          <table:table-cell table:style-name="ce1"/>
          <table:covered-table-cell/>
          <table:table-cell office:value-type="float" office:value="12" table:style-name="ce3">
            <text:p>12</text:p>
          </table:table-cell>
          <table:table-cell office:value-type="float" office:value="1.2378699999999999E-2" table:style-name="ce6">
            <text:p>0,0123787</text:p>
          </table:table-cell>
          <table:table-cell office:value-type="float" office:value="2.1464E-2" table:style-name="ce6">
            <text:p>0,021464</text:p>
          </table:table-cell>
          <table:table-cell office:value-type="float" office:value="3.04601E-2" table:style-name="ce6">
            <text:p>0,0304601</text:p>
          </table:table-cell>
          <table:table-cell office:value-type="float" office:value="4.0284399999999998E-2" table:style-name="ce6">
            <text:p>0,0402844</text:p>
          </table:table-cell>
          <table:table-cell table:style-name="ce1"/>
          <table:covered-table-cell/>
          <table:table-cell office:value-type="float" office:value="12" table:style-name="ce3">
            <text:p>12</text:p>
          </table:table-cell>
          <table:table-cell office:value-type="float" office:value="4.8146999999999999E-3" table:style-name="ce6">
            <text:p>0,0048147</text:p>
          </table:table-cell>
          <table:table-cell office:value-type="float" office:value="9.8147800000000004E-3" table:style-name="ce6">
            <text:p>0,00981478</text:p>
          </table:table-cell>
          <table:table-cell office:value-type="float" office:value="1.23935E-2" table:style-name="ce6">
            <text:p>0,0123935</text:p>
          </table:table-cell>
          <table:table-cell office:value-type="float" office:value="1.5592E-2" table:style-name="ce6">
            <text:p>0,015592</text:p>
          </table:table-cell>
          <table:table-cell table:style-name="ce1"/>
          <table:covered-table-cell/>
          <table:table-cell office:value-type="float" office:value="12" table:style-name="ce3">
            <text:p>12</text:p>
          </table:table-cell>
          <table:table-cell office:value-type="float" office:value="8.6145000000000006E-3" table:style-name="ce6">
            <text:p>0,0086145</text:p>
          </table:table-cell>
          <table:table-cell office:value-type="float" office:value="1.44574E-2" table:style-name="ce6">
            <text:p>0,0144574</text:p>
          </table:table-cell>
          <table:table-cell office:value-type="float" office:value="2.0821200000000002E-2" table:style-name="ce6">
            <text:p>0,0208212</text:p>
          </table:table-cell>
          <table:table-cell office:value-type="float" office:value="2.52772E-2" table:style-name="ce6">
            <text:p>0,0252772</text:p>
          </table:table-cell>
          <table:table-cell table:number-columns-repeated="2" table:style-name="ce1"/>
          <table:covered-table-cell/>
          <table:table-cell office:value-type="float" office:value="12" table:style-name="ce3">
            <text:p>12</text:p>
          </table:table-cell>
          <table:table-cell office:value-type="float" office:value="2.12918E-3" table:style-name="ce6">
            <text:p>0,00212918</text:p>
          </table:table-cell>
          <table:table-cell office:value-type="float" office:value="3.54953E-3" table:style-name="ce6">
            <text:p>0,00354953</text:p>
          </table:table-cell>
          <table:table-cell office:value-type="float" office:value="5.1954899999999997E-3" table:style-name="ce6">
            <text:p>0,00519549</text:p>
          </table:table-cell>
          <table:table-cell office:value-type="float" office:value="6.0814800000000002E-3" table:style-name="ce6">
            <text:p>0,00608148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3" table:style-name="ce3">
            <text:p>13</text:p>
          </table:table-cell>
          <table:table-cell office:value-type="float" office:value="1.8383799999999999E-2" table:style-name="ce6">
            <text:p>0,0183838</text:p>
          </table:table-cell>
          <table:table-cell office:value-type="float" office:value="3.1533899999999997E-2" table:style-name="ce6">
            <text:p>0,0315339</text:p>
          </table:table-cell>
          <table:table-cell office:value-type="float" office:value="4.4291200000000003E-2" table:style-name="ce6">
            <text:p>0,0442912</text:p>
          </table:table-cell>
          <table:table-cell office:value-type="float" office:value="5.7531199999999998E-2" table:style-name="ce6">
            <text:p>0,0575312</text:p>
          </table:table-cell>
          <table:table-cell table:style-name="ce1"/>
          <table:covered-table-cell/>
          <table:table-cell office:value-type="float" office:value="13" table:style-name="ce3">
            <text:p>13</text:p>
          </table:table-cell>
          <table:table-cell office:value-type="float" office:value="1.3712999999999999E-2" table:style-name="ce6">
            <text:p>0,013713</text:p>
          </table:table-cell>
          <table:table-cell office:value-type="float" office:value="2.2196299999999999E-2" table:style-name="ce6">
            <text:p>0,0221963</text:p>
          </table:table-cell>
          <table:table-cell office:value-type="float" office:value="3.1329000000000003E-2" table:style-name="ce6">
            <text:p>0,031329</text:p>
          </table:table-cell>
          <table:table-cell office:value-type="float" office:value="4.13344E-2" table:style-name="ce6">
            <text:p>0,0413344</text:p>
          </table:table-cell>
          <table:table-cell table:style-name="ce1"/>
          <table:covered-table-cell/>
          <table:table-cell office:value-type="float" office:value="13" table:style-name="ce3">
            <text:p>13</text:p>
          </table:table-cell>
          <table:table-cell office:value-type="float" office:value="4.6784000000000001E-3" table:style-name="ce6">
            <text:p>0,0046784</text:p>
          </table:table-cell>
          <table:table-cell office:value-type="float" office:value="8.5103599999999998E-3" table:style-name="ce6">
            <text:p>0,00851036</text:p>
          </table:table-cell>
          <table:table-cell office:value-type="float" office:value="1.1572499999999999E-2" table:style-name="ce6">
            <text:p>0,0115725</text:p>
          </table:table-cell>
          <table:table-cell office:value-type="float" office:value="1.50834E-2" table:style-name="ce6">
            <text:p>0,0150834</text:p>
          </table:table-cell>
          <table:table-cell table:style-name="ce1"/>
          <table:covered-table-cell/>
          <table:table-cell office:value-type="float" office:value="13" table:style-name="ce3">
            <text:p>13</text:p>
          </table:table-cell>
          <table:table-cell office:value-type="float" office:value="9.6761499999999997E-3" table:style-name="ce6">
            <text:p>0,00967615</text:p>
          </table:table-cell>
          <table:table-cell office:value-type="float" office:value="1.44347E-2" table:style-name="ce6">
            <text:p>0,0144347</text:p>
          </table:table-cell>
          <table:table-cell office:value-type="float" office:value="2.1682900000000001E-2" table:style-name="ce6">
            <text:p>0,0216829</text:p>
          </table:table-cell>
          <table:table-cell office:value-type="float" office:value="2.5498199999999999E-2" table:style-name="ce6">
            <text:p>0,0254982</text:p>
          </table:table-cell>
          <table:table-cell table:number-columns-repeated="2" table:style-name="ce1"/>
          <table:covered-table-cell/>
          <table:table-cell office:value-type="float" office:value="13" table:style-name="ce3">
            <text:p>13</text:p>
          </table:table-cell>
          <table:table-cell office:value-type="float" office:value="2.0626199999999998E-3" table:style-name="ce6">
            <text:p>0,00206262</text:p>
          </table:table-cell>
          <table:table-cell office:value-type="float" office:value="3.5547399999999998E-3" table:style-name="ce6">
            <text:p>0,00355474</text:p>
          </table:table-cell>
          <table:table-cell office:value-type="float" office:value="4.9720900000000002E-3" table:style-name="ce6">
            <text:p>0,00497209</text:p>
          </table:table-cell>
          <table:table-cell office:value-type="float" office:value="6.16169E-3" table:style-name="ce6">
            <text:p>0,00616169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4" table:style-name="ce3">
            <text:p>14</text:p>
          </table:table-cell>
          <table:table-cell office:value-type="float" office:value="1.9983399999999998E-2" table:style-name="ce6">
            <text:p>0,0199834</text:p>
          </table:table-cell>
          <table:table-cell office:value-type="float" office:value="3.1915899999999997E-2" table:style-name="ce6">
            <text:p>0,0319159</text:p>
          </table:table-cell>
          <table:table-cell office:value-type="float" office:value="4.4251199999999997E-2" table:style-name="ce6">
            <text:p>0,0442512</text:p>
          </table:table-cell>
          <table:table-cell office:value-type="float" office:value="5.7587199999999998E-2" table:style-name="ce6">
            <text:p>0,0575872</text:p>
          </table:table-cell>
          <table:table-cell table:style-name="ce1"/>
          <table:covered-table-cell/>
          <table:table-cell office:value-type="float" office:value="14" table:style-name="ce3">
            <text:p>14</text:p>
          </table:table-cell>
          <table:table-cell office:value-type="float" office:value="1.39881E-2" table:style-name="ce6">
            <text:p>0,0139881</text:p>
          </table:table-cell>
          <table:table-cell office:value-type="float" office:value="2.2117000000000001E-2" table:style-name="ce6">
            <text:p>0,022117</text:p>
          </table:table-cell>
          <table:table-cell office:value-type="float" office:value="3.0940200000000001E-2" table:style-name="ce6">
            <text:p>0,0309402</text:p>
          </table:table-cell>
          <table:table-cell office:value-type="float" office:value="3.98774E-2" table:style-name="ce6">
            <text:p>0,0398774</text:p>
          </table:table-cell>
          <table:table-cell table:style-name="ce1"/>
          <table:covered-table-cell/>
          <table:table-cell office:value-type="float" office:value="14" table:style-name="ce3">
            <text:p>14</text:p>
          </table:table-cell>
          <table:table-cell office:value-type="float" office:value="4.6443099999999996E-3" table:style-name="ce6">
            <text:p>0,00464431</text:p>
          </table:table-cell>
          <table:table-cell office:value-type="float" office:value="8.3002100000000006E-3" table:style-name="ce6">
            <text:p>0,00830021</text:p>
          </table:table-cell>
          <table:table-cell office:value-type="float" office:value="1.23921E-2" table:style-name="ce6">
            <text:p>0,0123921</text:p>
          </table:table-cell>
          <table:table-cell office:value-type="float" office:value="1.6223899999999999E-2" table:style-name="ce6">
            <text:p>0,0162239</text:p>
          </table:table-cell>
          <table:table-cell table:style-name="ce1"/>
          <table:covered-table-cell/>
          <table:table-cell office:value-type="float" office:value="14" table:style-name="ce3">
            <text:p>14</text:p>
          </table:table-cell>
          <table:table-cell office:value-type="float" office:value="8.5537400000000006E-3" table:style-name="ce6">
            <text:p>0,00855374</text:p>
          </table:table-cell>
          <table:table-cell office:value-type="float" office:value="1.54672E-2" table:style-name="ce6">
            <text:p>0,0154672</text:p>
          </table:table-cell>
          <table:table-cell office:value-type="float" office:value="2.1185499999999999E-2" table:style-name="ce6">
            <text:p>0,0211855</text:p>
          </table:table-cell>
          <table:table-cell office:value-type="float" office:value="2.5019799999999998E-2" table:style-name="ce6">
            <text:p>0,0250198</text:p>
          </table:table-cell>
          <table:table-cell table:number-columns-repeated="2" table:style-name="ce1"/>
          <table:covered-table-cell/>
          <table:table-cell office:value-type="float" office:value="14" table:style-name="ce3">
            <text:p>14</text:p>
          </table:table-cell>
          <table:table-cell office:value-type="float" office:value="2.0151800000000001E-3" table:style-name="ce6">
            <text:p>0,00201518</text:p>
          </table:table-cell>
          <table:table-cell office:value-type="float" office:value="4.0327899999999996E-3" table:style-name="ce6">
            <text:p>0,00403279</text:p>
          </table:table-cell>
          <table:table-cell office:value-type="float" office:value="4.9781799999999996E-3" table:style-name="ce6">
            <text:p>0,00497818</text:p>
          </table:table-cell>
          <table:table-cell office:value-type="float" office:value="6.7673100000000003E-3" table:style-name="ce6">
            <text:p>0,0067673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5" table:style-name="ce3">
            <text:p>15</text:p>
          </table:table-cell>
          <table:table-cell office:value-type="float" office:value="1.86797E-2" table:style-name="ce6">
            <text:p>0,0186797</text:p>
          </table:table-cell>
          <table:table-cell office:value-type="float" office:value="3.2474999999999997E-2" table:style-name="ce6">
            <text:p>0,032475</text:p>
          </table:table-cell>
          <table:table-cell office:value-type="float" office:value="4.47035E-2" table:style-name="ce6">
            <text:p>0,0447035</text:p>
          </table:table-cell>
          <table:table-cell office:value-type="float" office:value="5.6737599999999999E-2" table:style-name="ce6">
            <text:p>0,0567376</text:p>
          </table:table-cell>
          <table:table-cell table:style-name="ce1"/>
          <table:covered-table-cell/>
          <table:table-cell office:value-type="float" office:value="15" table:style-name="ce3">
            <text:p>15</text:p>
          </table:table-cell>
          <table:table-cell office:value-type="float" office:value="1.29958E-2" table:style-name="ce6">
            <text:p>0,0129958</text:p>
          </table:table-cell>
          <table:table-cell office:value-type="float" office:value="2.1841599999999999E-2" table:style-name="ce6">
            <text:p>0,0218416</text:p>
          </table:table-cell>
          <table:table-cell office:value-type="float" office:value="2.9964500000000002E-2" table:style-name="ce6">
            <text:p>0,0299645</text:p>
          </table:table-cell>
          <table:table-cell office:value-type="float" office:value="3.9322200000000002E-2" table:style-name="ce6">
            <text:p>0,0393222</text:p>
          </table:table-cell>
          <table:table-cell table:style-name="ce1"/>
          <table:covered-table-cell/>
          <table:table-cell office:value-type="float" office:value="15" table:style-name="ce3">
            <text:p>15</text:p>
          </table:table-cell>
          <table:table-cell office:value-type="float" office:value="4.8313899999999996E-3" table:style-name="ce6">
            <text:p>0,00483139</text:p>
          </table:table-cell>
          <table:table-cell office:value-type="float" office:value="8.8030499999999998E-3" table:style-name="ce6">
            <text:p>0,00880305</text:p>
          </table:table-cell>
          <table:table-cell office:value-type="float" office:value="1.2449699999999999E-2" table:style-name="ce6">
            <text:p>0,0124497</text:p>
          </table:table-cell>
          <table:table-cell office:value-type="float" office:value="1.4903100000000001E-2" table:style-name="ce6">
            <text:p>0,0149031</text:p>
          </table:table-cell>
          <table:table-cell table:style-name="ce1"/>
          <table:covered-table-cell/>
          <table:table-cell office:value-type="float" office:value="15" table:style-name="ce3">
            <text:p>15</text:p>
          </table:table-cell>
          <table:table-cell office:value-type="float" office:value="8.3399100000000007E-3" table:style-name="ce6">
            <text:p>0,00833991</text:p>
          </table:table-cell>
          <table:table-cell office:value-type="float" office:value="1.43552E-2" table:style-name="ce6">
            <text:p>0,0143552</text:p>
          </table:table-cell>
          <table:table-cell office:value-type="float" office:value="2.0565400000000001E-2" table:style-name="ce6">
            <text:p>0,0205654</text:p>
          </table:table-cell>
          <table:table-cell office:value-type="float" office:value="2.6108900000000001E-2" table:style-name="ce6">
            <text:p>0,0261089</text:p>
          </table:table-cell>
          <table:table-cell table:number-columns-repeated="2" table:style-name="ce1"/>
          <table:covered-table-cell/>
          <table:table-cell office:value-type="float" office:value="15" table:style-name="ce3">
            <text:p>15</text:p>
          </table:table-cell>
          <table:table-cell office:value-type="float" office:value="2.1004999999999999E-3" table:style-name="ce6">
            <text:p>0,0021005</text:p>
          </table:table-cell>
          <table:table-cell office:value-type="float" office:value="4.2148200000000002E-3" table:style-name="ce6">
            <text:p>0,00421482</text:p>
          </table:table-cell>
          <table:table-cell office:value-type="float" office:value="4.7633500000000004E-3" table:style-name="ce6">
            <text:p>0,00476335</text:p>
          </table:table-cell>
          <table:table-cell office:value-type="float" office:value="7.2417200000000001E-3" table:style-name="ce6">
            <text:p>0,00724172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6" table:style-name="ce3">
            <text:p>16</text:p>
          </table:table-cell>
          <table:table-cell office:value-type="float" office:value="1.85028E-2" table:style-name="ce6">
            <text:p>0,0185028</text:p>
          </table:table-cell>
          <table:table-cell office:value-type="float" office:value="3.3423099999999997E-2" table:style-name="ce6">
            <text:p>0,0334231</text:p>
          </table:table-cell>
          <table:table-cell office:value-type="float" office:value="4.47368E-2" table:style-name="ce6">
            <text:p>0,0447368</text:p>
          </table:table-cell>
          <table:table-cell office:value-type="float" office:value="5.7236000000000002E-2" table:style-name="ce6">
            <text:p>0,057236</text:p>
          </table:table-cell>
          <table:table-cell table:style-name="ce1"/>
          <table:covered-table-cell/>
          <table:table-cell office:value-type="float" office:value="16" table:style-name="ce3">
            <text:p>16</text:p>
          </table:table-cell>
          <table:table-cell office:value-type="float" office:value="1.20853E-2" table:style-name="ce6">
            <text:p>0,0120853</text:p>
          </table:table-cell>
          <table:table-cell office:value-type="float" office:value="2.2273299999999999E-2" table:style-name="ce6">
            <text:p>0,0222733</text:p>
          </table:table-cell>
          <table:table-cell office:value-type="float" office:value="3.01569E-2" table:style-name="ce6">
            <text:p>0,0301569</text:p>
          </table:table-cell>
          <table:table-cell office:value-type="float" office:value="3.9951199999999999E-2" table:style-name="ce6">
            <text:p>0,0399512</text:p>
          </table:table-cell>
          <table:table-cell table:style-name="ce1"/>
          <table:covered-table-cell/>
          <table:table-cell office:value-type="float" office:value="16" table:style-name="ce3">
            <text:p>16</text:p>
          </table:table-cell>
          <table:table-cell office:value-type="float" office:value="4.7256900000000003E-3" table:style-name="ce6">
            <text:p>0,00472569</text:p>
          </table:table-cell>
          <table:table-cell office:value-type="float" office:value="8.3799500000000006E-3" table:style-name="ce6">
            <text:p>0,00837995</text:p>
          </table:table-cell>
          <table:table-cell office:value-type="float" office:value="1.1848600000000001E-2" table:style-name="ce6">
            <text:p>0,0118486</text:p>
          </table:table-cell>
          <table:table-cell office:value-type="float" office:value="1.5845600000000001E-2" table:style-name="ce6">
            <text:p>0,0158456</text:p>
          </table:table-cell>
          <table:table-cell table:style-name="ce1"/>
          <table:covered-table-cell/>
          <table:table-cell office:value-type="float" office:value="16" table:style-name="ce3">
            <text:p>16</text:p>
          </table:table-cell>
          <table:table-cell office:value-type="float" office:value="8.4824500000000008E-3" table:style-name="ce6">
            <text:p>0,00848245</text:p>
          </table:table-cell>
          <table:table-cell office:value-type="float" office:value="1.47291E-2" table:style-name="ce6">
            <text:p>0,0147291</text:p>
          </table:table-cell>
          <table:table-cell office:value-type="float" office:value="2.0798299999999999E-2" table:style-name="ce6">
            <text:p>0,0207983</text:p>
          </table:table-cell>
          <table:table-cell office:value-type="float" office:value="2.59729E-2" table:style-name="ce6">
            <text:p>0,0259729</text:p>
          </table:table-cell>
          <table:table-cell table:number-columns-repeated="2" table:style-name="ce1"/>
          <table:covered-table-cell/>
          <table:table-cell office:value-type="float" office:value="16" table:style-name="ce3">
            <text:p>16</text:p>
          </table:table-cell>
          <table:table-cell office:value-type="float" office:value="2.4968400000000002E-3" table:style-name="ce6">
            <text:p>0,00249684</text:p>
          </table:table-cell>
          <table:table-cell office:value-type="float" office:value="3.6543700000000001E-3" table:style-name="ce6">
            <text:p>0,00365437</text:p>
          </table:table-cell>
          <table:table-cell office:value-type="float" office:value="6.08064E-3" table:style-name="ce6">
            <text:p>0,00608064</text:p>
          </table:table-cell>
          <table:table-cell office:value-type="float" office:value="6.0970599999999996E-3" table:style-name="ce6">
            <text:p>0,00609706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7" table:style-name="ce3">
            <text:p>17</text:p>
          </table:table-cell>
          <table:table-cell office:value-type="float" office:value="1.78491E-2" table:style-name="ce6">
            <text:p>0,0178491</text:p>
          </table:table-cell>
          <table:table-cell office:value-type="float" office:value="3.1537500000000003E-2" table:style-name="ce6">
            <text:p>0,0315375</text:p>
          </table:table-cell>
          <table:table-cell office:value-type="float" office:value="4.4733299999999997E-2" table:style-name="ce6">
            <text:p>0,0447333</text:p>
          </table:table-cell>
          <table:table-cell office:value-type="float" office:value="5.8070999999999998E-2" table:style-name="ce6">
            <text:p>0,058071</text:p>
          </table:table-cell>
          <table:table-cell table:style-name="ce1"/>
          <table:covered-table-cell/>
          <table:table-cell office:value-type="float" office:value="17" table:style-name="ce3">
            <text:p>17</text:p>
          </table:table-cell>
          <table:table-cell office:value-type="float" office:value="1.4380799999999999E-2" table:style-name="ce6">
            <text:p>0,0143808</text:p>
          </table:table-cell>
          <table:table-cell office:value-type="float" office:value="2.1226100000000001E-2" table:style-name="ce6">
            <text:p>0,0212261</text:p>
          </table:table-cell>
          <table:table-cell office:value-type="float" office:value="2.9864399999999999E-2" table:style-name="ce6">
            <text:p>0,0298644</text:p>
          </table:table-cell>
          <table:table-cell office:value-type="float" office:value="3.9950100000000002E-2" table:style-name="ce6">
            <text:p>0,0399501</text:p>
          </table:table-cell>
          <table:table-cell table:style-name="ce1"/>
          <table:covered-table-cell/>
          <table:table-cell office:value-type="float" office:value="17" table:style-name="ce3">
            <text:p>17</text:p>
          </table:table-cell>
          <table:table-cell office:value-type="float" office:value="4.6970099999999997E-3" table:style-name="ce6">
            <text:p>0,00469701</text:p>
          </table:table-cell>
          <table:table-cell office:value-type="float" office:value="9.14681E-3" table:style-name="ce6">
            <text:p>0,00914681</text:p>
          </table:table-cell>
          <table:table-cell office:value-type="float" office:value="1.2250799999999999E-2" table:style-name="ce6">
            <text:p>0,0122508</text:p>
          </table:table-cell>
          <table:table-cell office:value-type="float" office:value="1.5678299999999999E-2" table:style-name="ce6">
            <text:p>0,0156783</text:p>
          </table:table-cell>
          <table:table-cell table:style-name="ce1"/>
          <table:covered-table-cell/>
          <table:table-cell office:value-type="float" office:value="17" table:style-name="ce3">
            <text:p>17</text:p>
          </table:table-cell>
          <table:table-cell office:value-type="float" office:value="1.02323E-2" table:style-name="ce6">
            <text:p>0,0102323</text:p>
          </table:table-cell>
          <table:table-cell office:value-type="float" office:value="1.47116E-2" table:style-name="ce6">
            <text:p>0,0147116</text:p>
          </table:table-cell>
          <table:table-cell office:value-type="float" office:value="1.9850799999999998E-2" table:style-name="ce6">
            <text:p>0,0198508</text:p>
          </table:table-cell>
          <table:table-cell office:value-type="float" office:value="2.5628000000000001E-2" table:style-name="ce6">
            <text:p>0,025628</text:p>
          </table:table-cell>
          <table:table-cell table:number-columns-repeated="2" table:style-name="ce1"/>
          <table:covered-table-cell/>
          <table:table-cell office:value-type="float" office:value="17" table:style-name="ce3">
            <text:p>17</text:p>
          </table:table-cell>
          <table:table-cell office:value-type="float" office:value="2.1122799999999998E-3" table:style-name="ce6">
            <text:p>0,00211228</text:p>
          </table:table-cell>
          <table:table-cell office:value-type="float" office:value="3.4878399999999999E-3" table:style-name="ce6">
            <text:p>0,00348784</text:p>
          </table:table-cell>
          <table:table-cell office:value-type="float" office:value="5.0611299999999996E-3" table:style-name="ce6">
            <text:p>0,00506113</text:p>
          </table:table-cell>
          <table:table-cell office:value-type="float" office:value="6.35141E-3" table:style-name="ce6">
            <text:p>0,0063514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8" table:style-name="ce3">
            <text:p>18</text:p>
          </table:table-cell>
          <table:table-cell office:value-type="float" office:value="1.8191700000000002E-2" table:style-name="ce6">
            <text:p>0,0181917</text:p>
          </table:table-cell>
          <table:table-cell office:value-type="float" office:value="3.1955799999999999E-2" table:style-name="ce6">
            <text:p>0,0319558</text:p>
          </table:table-cell>
          <table:table-cell office:value-type="float" office:value="4.4066800000000003E-2" table:style-name="ce6">
            <text:p>0,0440668</text:p>
          </table:table-cell>
          <table:table-cell office:value-type="float" office:value="5.75173E-2" table:style-name="ce6">
            <text:p>0,0575173</text:p>
          </table:table-cell>
          <table:table-cell table:style-name="ce1"/>
          <table:covered-table-cell/>
          <table:table-cell office:value-type="float" office:value="18" table:style-name="ce3">
            <text:p>18</text:p>
          </table:table-cell>
          <table:table-cell office:value-type="float" office:value="1.22124E-2" table:style-name="ce6">
            <text:p>0,0122124</text:p>
          </table:table-cell>
          <table:table-cell office:value-type="float" office:value="2.2226699999999999E-2" table:style-name="ce6">
            <text:p>0,0222267</text:p>
          </table:table-cell>
          <table:table-cell office:value-type="float" office:value="3.0261E-2" table:style-name="ce6">
            <text:p>0,030261</text:p>
          </table:table-cell>
          <table:table-cell office:value-type="float" office:value="4.0894600000000003E-2" table:style-name="ce6">
            <text:p>0,0408946</text:p>
          </table:table-cell>
          <table:table-cell table:style-name="ce1"/>
          <table:covered-table-cell/>
          <table:table-cell office:value-type="float" office:value="18" table:style-name="ce3">
            <text:p>18</text:p>
          </table:table-cell>
          <table:table-cell office:value-type="float" office:value="5.9198899999999997E-3" table:style-name="ce6">
            <text:p>0,00591989</text:p>
          </table:table-cell>
          <table:table-cell office:value-type="float" office:value="8.6282700000000004E-3" table:style-name="ce6">
            <text:p>0,00862827</text:p>
          </table:table-cell>
          <table:table-cell office:value-type="float" office:value="1.2174600000000001E-2" table:style-name="ce6">
            <text:p>0,0121746</text:p>
          </table:table-cell>
          <table:table-cell office:value-type="float" office:value="1.5686100000000001E-2" table:style-name="ce6">
            <text:p>0,0156861</text:p>
          </table:table-cell>
          <table:table-cell table:style-name="ce1"/>
          <table:covered-table-cell/>
          <table:table-cell office:value-type="float" office:value="18" table:style-name="ce3">
            <text:p>18</text:p>
          </table:table-cell>
          <table:table-cell office:value-type="float" office:value="8.7216199999999994E-3" table:style-name="ce6">
            <text:p>0,00872162</text:p>
          </table:table-cell>
          <table:table-cell office:value-type="float" office:value="1.5033599999999999E-2" table:style-name="ce6">
            <text:p>0,0150336</text:p>
          </table:table-cell>
          <table:table-cell office:value-type="float" office:value="2.0077399999999999E-2" table:style-name="ce6">
            <text:p>0,0200774</text:p>
          </table:table-cell>
          <table:table-cell office:value-type="float" office:value="2.52736E-2" table:style-name="ce6">
            <text:p>0,0252736</text:p>
          </table:table-cell>
          <table:table-cell table:number-columns-repeated="2" table:style-name="ce1"/>
          <table:covered-table-cell/>
          <table:table-cell office:value-type="float" office:value="18" table:style-name="ce3">
            <text:p>18</text:p>
          </table:table-cell>
          <table:table-cell office:value-type="float" office:value="2.16724E-3" table:style-name="ce6">
            <text:p>0,00216724</text:p>
          </table:table-cell>
          <table:table-cell office:value-type="float" office:value="3.4292599999999999E-3" table:style-name="ce6">
            <text:p>0,00342926</text:p>
          </table:table-cell>
          <table:table-cell office:value-type="float" office:value="5.1460999999999998E-3" table:style-name="ce6">
            <text:p>0,0051461</text:p>
          </table:table-cell>
          <table:table-cell office:value-type="float" office:value="7.5434300000000003E-3" table:style-name="ce6">
            <text:p>0,00754343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9" table:style-name="ce3">
            <text:p>19</text:p>
          </table:table-cell>
          <table:table-cell office:value-type="float" office:value="1.8824500000000001E-2" table:style-name="ce6">
            <text:p>0,0188245</text:p>
          </table:table-cell>
          <table:table-cell office:value-type="float" office:value="3.2018699999999997E-2" table:style-name="ce6">
            <text:p>0,0320187</text:p>
          </table:table-cell>
          <table:table-cell office:value-type="float" office:value="4.4318000000000003E-2" table:style-name="ce6">
            <text:p>0,044318</text:p>
          </table:table-cell>
          <table:table-cell office:value-type="float" office:value="5.7363699999999997E-2" table:style-name="ce6">
            <text:p>0,0573637</text:p>
          </table:table-cell>
          <table:table-cell table:style-name="ce1"/>
          <table:covered-table-cell/>
          <table:table-cell office:value-type="float" office:value="19" table:style-name="ce3">
            <text:p>19</text:p>
          </table:table-cell>
          <table:table-cell office:value-type="float" office:value="1.25025E-2" table:style-name="ce6">
            <text:p>0,0125025</text:p>
          </table:table-cell>
          <table:table-cell office:value-type="float" office:value="2.21611E-2" table:style-name="ce6">
            <text:p>0,0221611</text:p>
          </table:table-cell>
          <table:table-cell office:value-type="float" office:value="2.9863899999999999E-2" table:style-name="ce6">
            <text:p>0,0298639</text:p>
          </table:table-cell>
          <table:table-cell office:value-type="float" office:value="3.9563500000000001E-2" table:style-name="ce6">
            <text:p>0,0395635</text:p>
          </table:table-cell>
          <table:table-cell table:style-name="ce1"/>
          <table:covered-table-cell/>
          <table:table-cell office:value-type="float" office:value="19" table:style-name="ce3">
            <text:p>19</text:p>
          </table:table-cell>
          <table:table-cell office:value-type="float" office:value="6.6630700000000001E-3" table:style-name="ce6">
            <text:p>0,00666307</text:p>
          </table:table-cell>
          <table:table-cell office:value-type="float" office:value="8.8737199999999999E-3" table:style-name="ce6">
            <text:p>0,00887372</text:p>
          </table:table-cell>
          <table:table-cell office:value-type="float" office:value="1.2248800000000001E-2" table:style-name="ce6">
            <text:p>0,0122488</text:p>
          </table:table-cell>
          <table:table-cell office:value-type="float" office:value="1.52198E-2" table:style-name="ce6">
            <text:p>0,0152198</text:p>
          </table:table-cell>
          <table:table-cell table:style-name="ce1"/>
          <table:covered-table-cell/>
          <table:table-cell office:value-type="float" office:value="19" table:style-name="ce3">
            <text:p>19</text:p>
          </table:table-cell>
          <table:table-cell office:value-type="float" office:value="9.3805699999999995E-3" table:style-name="ce6">
            <text:p>0,00938057</text:p>
          </table:table-cell>
          <table:table-cell office:value-type="float" office:value="1.4186900000000001E-2" table:style-name="ce6">
            <text:p>0,0141869</text:p>
          </table:table-cell>
          <table:table-cell office:value-type="float" office:value="2.1555999999999999E-2" table:style-name="ce6">
            <text:p>0,021556</text:p>
          </table:table-cell>
          <table:table-cell office:value-type="float" office:value="2.5517700000000001E-2" table:style-name="ce6">
            <text:p>0,0255177</text:p>
          </table:table-cell>
          <table:table-cell table:number-columns-repeated="2" table:style-name="ce1"/>
          <table:covered-table-cell/>
          <table:table-cell office:value-type="float" office:value="19" table:style-name="ce3">
            <text:p>19</text:p>
          </table:table-cell>
          <table:table-cell office:value-type="float" office:value="2.1423000000000002E-3" table:style-name="ce6">
            <text:p>0,0021423</text:p>
          </table:table-cell>
          <table:table-cell office:value-type="float" office:value="3.4752799999999999E-3" table:style-name="ce6">
            <text:p>0,00347528</text:p>
          </table:table-cell>
          <table:table-cell office:value-type="float" office:value="5.0452200000000004E-3" table:style-name="ce6">
            <text:p>0,00504522</text:p>
          </table:table-cell>
          <table:table-cell office:value-type="float" office:value="6.3997500000000001E-3" table:style-name="ce6">
            <text:p>0,00639975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20" table:style-name="ce3">
            <text:p>20</text:p>
          </table:table-cell>
          <table:table-cell office:value-type="float" office:value="2.0451500000000001E-2" table:style-name="ce6">
            <text:p>0,0204515</text:p>
          </table:table-cell>
          <table:table-cell office:value-type="float" office:value="3.18482E-2" table:style-name="ce6">
            <text:p>0,0318482</text:p>
          </table:table-cell>
          <table:table-cell office:value-type="float" office:value="4.4479299999999999E-2" table:style-name="ce6">
            <text:p>0,0444793</text:p>
          </table:table-cell>
          <table:table-cell office:value-type="float" office:value="5.7445200000000002E-2" table:style-name="ce6">
            <text:p>0,0574452</text:p>
          </table:table-cell>
          <table:table-cell table:style-name="ce1"/>
          <table:covered-table-cell/>
          <table:table-cell office:value-type="float" office:value="20" table:style-name="ce3">
            <text:p>20</text:p>
          </table:table-cell>
          <table:table-cell office:value-type="float" office:value="1.31427E-2" table:style-name="ce6">
            <text:p>0,0131427</text:p>
          </table:table-cell>
          <table:table-cell office:value-type="float" office:value="2.2615199999999998E-2" table:style-name="ce6">
            <text:p>0,0226152</text:p>
          </table:table-cell>
          <table:table-cell office:value-type="float" office:value="3.0881599999999999E-2" table:style-name="ce6">
            <text:p>0,0308816</text:p>
          </table:table-cell>
          <table:table-cell office:value-type="float" office:value="4.0086700000000003E-2" table:style-name="ce6">
            <text:p>0,0400867</text:p>
          </table:table-cell>
          <table:table-cell table:style-name="ce1"/>
          <table:covered-table-cell/>
          <table:table-cell office:value-type="float" office:value="20" table:style-name="ce3">
            <text:p>20</text:p>
          </table:table-cell>
          <table:table-cell office:value-type="float" office:value="5.32877E-3" table:style-name="ce6">
            <text:p>0,00532877</text:p>
          </table:table-cell>
          <table:table-cell office:value-type="float" office:value="8.3745499999999997E-3" table:style-name="ce6">
            <text:p>0,00837455</text:p>
          </table:table-cell>
          <table:table-cell office:value-type="float" office:value="1.2038399999999999E-2" table:style-name="ce6">
            <text:p>0,0120384</text:p>
          </table:table-cell>
          <table:table-cell office:value-type="float" office:value="1.53502E-2" table:style-name="ce6">
            <text:p>0,0153502</text:p>
          </table:table-cell>
          <table:table-cell table:style-name="ce1"/>
          <table:covered-table-cell/>
          <table:table-cell office:value-type="float" office:value="20" table:style-name="ce3">
            <text:p>20</text:p>
          </table:table-cell>
          <table:table-cell office:value-type="float" office:value="8.1368199999999995E-3" table:style-name="ce6">
            <text:p>0,00813682</text:p>
          </table:table-cell>
          <table:table-cell office:value-type="float" office:value="1.4423800000000001E-2" table:style-name="ce6">
            <text:p>0,0144238</text:p>
          </table:table-cell>
          <table:table-cell office:value-type="float" office:value="2.0244000000000002E-2" table:style-name="ce6">
            <text:p>0,020244</text:p>
          </table:table-cell>
          <table:table-cell office:value-type="float" office:value="2.5901400000000002E-2" table:style-name="ce6">
            <text:p>0,0259014</text:p>
          </table:table-cell>
          <table:table-cell table:number-columns-repeated="2" table:style-name="ce1"/>
          <table:covered-table-cell/>
          <table:table-cell office:value-type="float" office:value="20" table:style-name="ce3">
            <text:p>20</text:p>
          </table:table-cell>
          <table:table-cell office:value-type="float" office:value="2.13554E-3" table:style-name="ce6">
            <text:p>0,00213554</text:p>
          </table:table-cell>
          <table:table-cell office:value-type="float" office:value="3.6672300000000001E-3" table:style-name="ce6">
            <text:p>0,00366723</text:p>
          </table:table-cell>
          <table:table-cell office:value-type="float" office:value="4.8549500000000002E-3" table:style-name="ce6">
            <text:p>0,00485495</text:p>
          </table:table-cell>
          <table:table-cell office:value-type="float" office:value="6.2105600000000004E-3" table:style-name="ce6">
            <text:p>0,00621056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28">
            <text:p>média</text:p>
          </table:table-cell>
          <table:covered-table-cell/>
          <table:table-cell office:value-type="float" office:value="1.8796310000000004E-2" table:formula="of:=AVERAGE([.C4:.C23])" table:style-name="ce2">
            <text:p>0,01879631</text:p>
          </table:table-cell>
          <table:table-cell office:value-type="float" office:value="3.2195209999999995E-2" table:formula="of:=AVERAGE([.D4:.D23])" table:style-name="ce2">
            <text:p>0,03219521</text:p>
          </table:table-cell>
          <table:table-cell office:value-type="float" office:value="4.4533384999999995E-2" table:formula="of:=AVERAGE([.E4:.E23])" table:style-name="ce2">
            <text:p>0,044533385</text:p>
          </table:table-cell>
          <table:table-cell office:value-type="float" office:value="5.7464700000000001E-2" table:formula="of:=AVERAGE([.F4:.F23])" table:style-name="ce2">
            <text:p>0,0574647</text:p>
          </table:table-cell>
          <table:table-cell table:style-name="ce1"/>
          <table:table-cell office:value-type="string" table:number-columns-spanned="2" table:number-rows-spanned="1" table:style-name="ce28">
            <text:p>média</text:p>
          </table:table-cell>
          <table:covered-table-cell/>
          <table:table-cell office:value-type="float" office:value="1.2998260000000001E-2" table:formula="of:=AVERAGE([.J4:.J23])" table:style-name="ce2">
            <text:p>0,01299826</text:p>
          </table:table-cell>
          <table:table-cell office:value-type="float" office:value="2.2064055000000003E-2" table:formula="of:=AVERAGE([.K4:.K23])" table:style-name="ce2">
            <text:p>0,022064055</text:p>
          </table:table-cell>
          <table:table-cell office:value-type="float" office:value="3.0619539999999994E-2" table:formula="of:=AVERAGE([.L4:.L23])" table:style-name="ce2">
            <text:p>0,03061954</text:p>
          </table:table-cell>
          <table:table-cell office:value-type="float" office:value="3.9998374999999996E-2" table:formula="of:=AVERAGE([.M4:.M23])" table:style-name="ce2">
            <text:p>0,039998375</text:p>
          </table:table-cell>
          <table:table-cell table:style-name="ce1"/>
          <table:table-cell office:value-type="string" table:number-columns-spanned="2" table:number-rows-spanned="1" table:style-name="ce28">
            <text:p>média</text:p>
          </table:table-cell>
          <table:covered-table-cell/>
          <table:table-cell office:value-type="float" office:value="5.0774550000000007E-3" table:formula="of:=AVERAGE([.Q4:.Q23])" table:style-name="ce2">
            <text:p>0,005077455</text:p>
          </table:table-cell>
          <table:table-cell office:value-type="float" office:value="8.7241930000000016E-3" table:formula="of:=AVERAGE([.R4:.R23])" table:style-name="ce2">
            <text:p>0,008724193</text:p>
          </table:table-cell>
          <table:table-cell office:value-type="float" office:value="1.2195785000000002E-2" table:formula="of:=AVERAGE([.S4:.S23])" table:style-name="ce2">
            <text:p>0,012195785</text:p>
          </table:table-cell>
          <table:table-cell office:value-type="float" office:value="1.5440689999999998E-2" table:formula="of:=AVERAGE([.T4:.T23])" table:style-name="ce2">
            <text:p>0,01544069</text:p>
          </table:table-cell>
          <table:table-cell table:style-name="ce1"/>
          <table:table-cell office:value-type="string" table:number-columns-spanned="2" table:number-rows-spanned="1" table:style-name="ce28">
            <text:p>média</text:p>
          </table:table-cell>
          <table:covered-table-cell/>
          <table:table-cell office:value-type="float" office:value="8.8903620000000006E-3" table:formula="of:=AVERAGE([.X4:.X23])" table:style-name="ce2">
            <text:p>0,008890362</text:p>
          </table:table-cell>
          <table:table-cell office:value-type="float" office:value="1.4643194999999998E-2" table:formula="of:=AVERAGE([.Y4:.Y23])" table:style-name="ce2">
            <text:p>0,014643195</text:p>
          </table:table-cell>
          <table:table-cell office:value-type="float" office:value="2.0752700000000006E-2" table:formula="of:=AVERAGE([.Z4:.Z23])" table:style-name="ce2">
            <text:p>0,0207527</text:p>
          </table:table-cell>
          <table:table-cell office:value-type="float" office:value="2.5513664999999998E-2" table:formula="of:=AVERAGE([.AA4:.AA23])" table:style-name="ce2">
            <text:p>0,025513665</text:p>
          </table:table-cell>
          <table:table-cell table:number-columns-repeated="2" table:style-name="ce1"/>
          <table:table-cell office:value-type="string" table:number-columns-spanned="2" table:number-rows-spanned="1" table:style-name="ce28">
            <text:p>média</text:p>
          </table:table-cell>
          <table:covered-table-cell/>
          <table:table-cell office:value-type="float" office:value="2.1472190000000001E-3" table:formula="of:=AVERAGE([.AF4:.AF23])" table:style-name="ce2">
            <text:p>0,002147219</text:p>
          </table:table-cell>
          <table:table-cell office:value-type="float" office:value="3.6301314999999993E-3" table:formula="of:=AVERAGE([.AG4:.AG23])" table:style-name="ce2">
            <text:p>0,003630132</text:p>
          </table:table-cell>
          <table:table-cell office:value-type="float" office:value="5.191949999999999E-3" table:formula="of:=AVERAGE([.AH4:.AH23])" table:style-name="ce2">
            <text:p>0,00519195</text:p>
          </table:table-cell>
          <table:table-cell office:value-type="float" office:value="6.6074865000000007E-3" table:formula="of:=AVERAGE([.AI4:.AI23])" table:style-name="ce2">
            <text:p>0,006607487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28">
            <text:p>stdev</text:p>
          </table:table-cell>
          <table:covered-table-cell/>
          <table:table-cell office:value-type="float" office:value="8.9051685222979547E-4" table:formula="of:=STDEV([.C4:.C23])" table:style-name="ce2">
            <text:p>0,000890517</text:p>
          </table:table-cell>
          <table:table-cell office:value-type="float" office:value="5.356156260249551E-4" table:formula="of:=STDEV([.D4:.D23])" table:style-name="ce2">
            <text:p>0,000535616</text:p>
          </table:table-cell>
          <table:table-cell office:value-type="float" office:value="4.6942627836092562E-4" table:formula="of:=STDEV([.E4:.E23])" table:style-name="ce2">
            <text:p>0,000469426</text:p>
          </table:table-cell>
          <table:table-cell office:value-type="float" office:value="5.8193923538820617E-4" table:formula="of:=STDEV([.F4:.F23])" table:style-name="ce2">
            <text:p>0,000581939</text:p>
          </table:table-cell>
          <table:table-cell table:style-name="ce1"/>
          <table:table-cell office:value-type="string" table:number-columns-spanned="2" table:number-rows-spanned="1" table:style-name="ce28">
            <text:p>stdev</text:p>
          </table:table-cell>
          <table:covered-table-cell/>
          <table:table-cell office:value-type="float" office:value="8.3307579070132111E-4" table:formula="of:=STDEV([.J4:.J23])" table:style-name="ce2">
            <text:p>0,000833076</text:p>
          </table:table-cell>
          <table:table-cell office:value-type="float" office:value="4.8782058767866482E-4" table:formula="of:=STDEV([.K4:.K23])" table:style-name="ce2">
            <text:p>0,000487821</text:p>
          </table:table-cell>
          <table:table-cell office:value-type="float" office:value="5.2189382808141599E-4" table:formula="of:=STDEV([.L4:.L23])" table:style-name="ce2">
            <text:p>0,000521894</text:p>
          </table:table-cell>
          <table:table-cell office:value-type="float" office:value="6.3554517159016986E-4" table:formula="of:=STDEV([.M4:.M23])" table:style-name="ce2">
            <text:p>0,000635545</text:p>
          </table:table-cell>
          <table:table-cell table:style-name="ce1"/>
          <table:table-cell office:value-type="string" table:number-columns-spanned="2" table:number-rows-spanned="1" table:style-name="ce28">
            <text:p>stdev</text:p>
          </table:table-cell>
          <table:covered-table-cell/>
          <table:table-cell office:value-type="float" office:value="5.7376182765930621E-4" table:formula="of:=STDEV([.Q4:.Q23])" table:style-name="ce2">
            <text:p>0,000573762</text:p>
          </table:table-cell>
          <table:table-cell office:value-type="float" office:value="3.8084896487079745E-4" table:formula="of:=STDEV([.R4:.R23])" table:style-name="ce2">
            <text:p>0,000380849</text:p>
          </table:table-cell>
          <table:table-cell office:value-type="float" office:value="5.1477586463993222E-4" table:formula="of:=STDEV([.S4:.S23])" table:style-name="ce2">
            <text:p>0,000514776</text:p>
          </table:table-cell>
          <table:table-cell office:value-type="float" office:value="3.3837327239852176E-4" table:formula="of:=STDEV([.T4:.T23])" table:style-name="ce2">
            <text:p>0,000338373</text:p>
          </table:table-cell>
          <table:table-cell table:style-name="ce1"/>
          <table:table-cell office:value-type="string" table:number-columns-spanned="2" table:number-rows-spanned="1" table:style-name="ce28">
            <text:p>stdev</text:p>
          </table:table-cell>
          <table:covered-table-cell/>
          <table:table-cell office:value-type="float" office:value="6.9478662246310122E-4" table:formula="of:=STDEV([.X4:.X23])" table:style-name="ce2">
            <text:p>0,000694787</text:p>
          </table:table-cell>
          <table:table-cell office:value-type="float" office:value="3.6388849430762932E-4" table:formula="of:=STDEV([.Y4:.Y23])" table:style-name="ce2">
            <text:p>0,000363888</text:p>
          </table:table-cell>
          <table:table-cell office:value-type="float" office:value="6.670867820132867E-4" table:formula="of:=STDEV([.Z4:.Z23])" table:style-name="ce2">
            <text:p>0,000667087</text:p>
          </table:table-cell>
          <table:table-cell office:value-type="float" office:value="3.8093237868626952E-4" table:formula="of:=STDEV([.AA4:.AA23])" table:style-name="ce2">
            <text:p>0,000380932</text:p>
          </table:table-cell>
          <table:table-cell table:number-columns-repeated="2" table:style-name="ce1"/>
          <table:table-cell office:value-type="string" table:number-columns-spanned="2" table:number-rows-spanned="1" table:style-name="ce28">
            <text:p>stdev</text:p>
          </table:table-cell>
          <table:covered-table-cell/>
          <table:table-cell office:value-type="float" office:value="1.5448912848482256E-4" table:formula="of:=STDEV([.AF4:.AF23])" table:style-name="ce2">
            <text:p>0,000154489</text:p>
          </table:table-cell>
          <table:table-cell office:value-type="float" office:value="2.2350903627735408E-4" table:formula="of:=STDEV([.AG4:.AG23])" table:style-name="ce2">
            <text:p>0,000223509</text:p>
          </table:table-cell>
          <table:table-cell office:value-type="float" office:value="4.5987735227649788E-4" table:formula="of:=STDEV([.AH4:.AH23])" table:style-name="ce2">
            <text:p>0,000459877</text:p>
          </table:table-cell>
          <table:table-cell office:value-type="float" office:value="4.7732558974346567E-4" table:formula="of:=STDEV([.AI4:.AI23])" table:style-name="ce2">
            <text:p>0,000477326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28">
            <text:p>estabilidade</text:p>
          </table:table-cell>
          <table:covered-table-cell/>
          <table:table-cell office:value-type="float" office:value="4.7377216710609439E-2" table:formula="of:=[.C25]/[.C24]" table:style-name="ce2">
            <text:p>0,047377217</text:p>
          </table:table-cell>
          <table:table-cell office:value-type="float" office:value="1.663650046155795E-2" table:formula="of:=[.D25]/[.D24]" table:style-name="ce2">
            <text:p>0,0166365</text:p>
          </table:table-cell>
          <table:table-cell office:value-type="float" office:value="1.0540997015181434E-2" table:formula="of:=[.E25]/[.E24]" table:style-name="ce2">
            <text:p>0,010540997</text:p>
          </table:table-cell>
          <table:table-cell office:value-type="float" office:value="1.0126899390203137E-2" table:formula="of:=[.F25]/[.F24]" table:style-name="ce2">
            <text:p>0,010126899</text:p>
          </table:table-cell>
          <table:table-cell table:style-name="ce1"/>
          <table:table-cell office:value-type="string" table:number-columns-spanned="2" table:number-rows-spanned="1" table:style-name="ce28">
            <text:p>estabilidade</text:p>
          </table:table-cell>
          <table:covered-table-cell/>
          <table:table-cell office:value-type="float" office:value="6.4091331509088217E-2" table:formula="of:=[.J25]/[.J24]" table:style-name="ce2">
            <text:p>0,064091332</text:p>
          </table:table-cell>
          <table:table-cell office:value-type="float" office:value="2.2109289868914157E-2" table:formula="of:=[.K25]/[.K24]" table:style-name="ce2">
            <text:p>0,02210929</text:p>
          </table:table-cell>
          <table:table-cell office:value-type="float" office:value="1.7044469906517735E-2" table:formula="of:=[.L25]/[.L24]" table:style-name="ce2">
            <text:p>0,01704447</text:p>
          </table:table-cell>
          <table:table-cell office:value-type="float" office:value="1.5889274791542656E-2" table:formula="of:=[.M25]/[.M24]" table:style-name="ce2">
            <text:p>0,015889275</text:p>
          </table:table-cell>
          <table:table-cell table:style-name="ce1"/>
          <table:table-cell office:value-type="string" table:number-columns-spanned="2" table:number-rows-spanned="1" table:style-name="ce28">
            <text:p>estabilidade</text:p>
          </table:table-cell>
          <table:covered-table-cell/>
          <table:table-cell office:value-type="float" office:value="0.11300185381442202" table:formula="of:=[.Q25]/[.Q24]" table:style-name="ce2">
            <text:p>0,113001854</text:p>
          </table:table-cell>
          <table:table-cell office:value-type="float" office:value="4.3654348874537438E-2" table:formula="of:=[.R25]/[.R24]" table:style-name="ce2">
            <text:p>0,043654349</text:p>
          </table:table-cell>
          <table:table-cell office:value-type="float" office:value="4.2209325979420932E-2" table:formula="of:=[.S25]/[.S24]" table:style-name="ce2">
            <text:p>0,042209326</text:p>
          </table:table-cell>
          <table:table-cell office:value-type="float" office:value="2.1914388048624885E-2" table:formula="of:=[.T25]/[.T24]" table:style-name="ce2">
            <text:p>0,021914388</text:p>
          </table:table-cell>
          <table:table-cell table:style-name="ce1"/>
          <table:table-cell office:value-type="string" table:number-columns-spanned="2" table:number-rows-spanned="1" table:style-name="ce28">
            <text:p>estabilidade</text:p>
          </table:table-cell>
          <table:covered-table-cell/>
          <table:table-cell office:value-type="float" office:value="7.8150543528272665E-2" table:formula="of:=[.X25]/[.X24]" table:style-name="ce2">
            <text:p>0,078150544</text:p>
          </table:table-cell>
          <table:table-cell office:value-type="float" office:value="2.4850348186145808E-2" table:formula="of:=[.Y25]/[.Y24]" table:style-name="ce2">
            <text:p>0,024850348</text:p>
          </table:table-cell>
          <table:table-cell office:value-type="float" office:value="3.2144577910984427E-2" table:formula="of:=[.Z25]/[.Z24]" table:style-name="ce2">
            <text:p>0,032144578</text:p>
          </table:table-cell>
          <table:table-cell office:value-type="float" office:value="1.4930523650219189E-2" table:formula="of:=[.AA25]/[.AA24]" table:style-name="ce2">
            <text:p>0,014930524</text:p>
          </table:table-cell>
          <table:table-cell office:value-type="string" table:style-name="ce1">
            <text:p>&lt; controle &lt;0.15</text:p>
          </table:table-cell>
          <table:table-cell table:style-name="ce1"/>
          <table:table-cell office:value-type="string" table:number-columns-spanned="2" table:number-rows-spanned="1" table:style-name="ce28">
            <text:p>estabilidade</text:p>
          </table:table-cell>
          <table:covered-table-cell/>
          <table:table-cell office:value-type="float" office:value="7.1948473110950747E-2" table:formula="of:=[.AF25]/[.AF24]" table:style-name="ce2">
            <text:p>0,071948473</text:p>
          </table:table-cell>
          <table:table-cell office:value-type="float" office:value="6.1570506819754081E-2" table:formula="of:=[.AG25]/[.AG24]" table:style-name="ce2">
            <text:p>0,061570507</text:p>
          </table:table-cell>
          <table:table-cell office:value-type="float" office:value="8.8575073387936701E-2" table:formula="of:=[.AH25]/[.AH24]" table:style-name="ce2">
            <text:p>0,088575073</text:p>
          </table:table-cell>
          <table:table-cell office:value-type="float" office:value="7.2240115775259711E-2" table:formula="of:=[.AI25]/[.AI24]" table:style-name="ce2">
            <text:p>0,072240116</text:p>
          </table:table-cell>
          <table:table-cell office:value-type="string" table:style-name="ce1">
            <text:p>&lt; controle &lt;0.15</text:p>
          </table:table-cell>
          <table:table-cell table:number-columns-repeated="16348"/>
        </table:table-row>
        <table:table-row table:style-name="ro1">
          <table:table-cell table:number-columns-repeated="2" table:style-name="ce19"/>
          <table:table-cell table:number-columns-repeated="4" table:style-name="ce20"/>
          <table:table-cell table:style-name="ce1"/>
          <table:table-cell table:number-columns-repeated="2" table:style-name="ce19"/>
          <table:table-cell table:number-columns-repeated="4" table:style-name="ce20"/>
          <table:table-cell table:style-name="ce1"/>
          <table:table-cell table:number-columns-repeated="2" table:style-name="ce19"/>
          <table:table-cell table:number-columns-repeated="4" table:style-name="ce20"/>
          <table:table-cell table:style-name="ce1"/>
          <table:table-cell table:number-columns-repeated="2" table:style-name="ce19"/>
          <table:table-cell table:number-columns-repeated="4" table:style-name="ce20"/>
          <table:table-cell table:number-columns-repeated="16357" table:style-name="ce1"/>
        </table:table-row>
        <table:table-row table:style-name="ro4">
          <table:table-cell table:style-name="ce21"/>
          <table:table-cell table:number-columns-repeated="5" table:style-name="ce1"/>
          <table:table-cell table:number-columns-repeated="16378" table:style-name="ce21"/>
        </table:table-row>
        <table:table-row table:style-name="ro1">
          <table:table-cell table:number-columns-repeated="16384" table:style-name="ce1"/>
        </table:table-row>
        <table:table-row table:style-name="ro5">
          <table:table-cell table:number-columns-repeated="8" table:style-name="ce1"/>
          <table:table-cell office:value-type="string" table:number-columns-spanned="11" table:number-rows-spanned="1" table:style-name="ce24">
            <text:p>substituir n1,n2,... pelos valores certos</text:p>
          </table:table-cell>
          <table:covered-table-cell table:number-columns-repeated="10"/>
          <table:table-cell table:number-columns-repeated="16365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5">
            <text:p>preencher cada célula na cor cinza com o valor medido</text:p>
          </table:table-cell>
          <table:covered-table-cell table:number-columns-repeated="10"/>
          <table:table-cell table:number-columns-repeated="16365" table:style-name="ce1"/>
        </table:table-row>
        <table:table-row table:style-name="ro1">
          <table:table-cell table:style-name="ce8"/>
          <table:table-cell table:number-columns-repeated="5" table:style-name="ce9"/>
          <table:table-cell table:style-name="ce10"/>
          <table:table-cell table:number-columns-repeated="16377" table:style-name="ce1"/>
        </table:table-row>
        <table:table-row table:number-rows-repeated="2" table:style-name="ro1">
          <table:table-cell table:style-name="ce11"/>
          <table:table-cell table:style-name="ce7"/>
          <table:table-cell table:number-columns-repeated="4" table:style-name="ce1"/>
          <table:table-cell table:style-name="ce12"/>
          <table:table-cell table:number-columns-repeated="16377" table:style-name="ce1"/>
        </table:table-row>
        <table:table-row table:style-name="ro1">
          <table:table-cell table:style-name="ce11"/>
          <table:table-cell table:style-name="ce7"/>
          <table:table-cell table:number-columns-repeated="4" table:style-name="ce1"/>
          <table:table-cell table:style-name="ce12"/>
          <table:table-cell table:style-name="ce1"/>
          <table:table-cell table:style-name="ce33"/>
          <table:table-cell table:number-columns-repeated="16375"/>
        </table:table-row>
        <table:table-row table:number-rows-repeated="4" table:style-name="ro1">
          <table:table-cell table:style-name="ce11"/>
          <table:table-cell table:style-name="ce7"/>
          <table:table-cell table:number-columns-repeated="4" table:style-name="ce1"/>
          <table:table-cell table:style-name="ce12"/>
          <table:table-cell table:number-columns-repeated="16377" table:style-name="ce1"/>
        </table:table-row>
        <table:table-row table:style-name="ro1">
          <table:table-cell table:style-name="ce13"/>
          <table:table-cell table:number-columns-repeated="5" table:style-name="ce15"/>
          <table:table-cell table:style-name="ce16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1"/>
          <table:table-cell office:value-type="string" table:number-columns-spanned="4" table:number-rows-spanned="1" table:style-name="ce26">
            <text:p>média dos tempos por iteração</text:p>
          </table:table-cell>
          <table:covered-table-cell table:number-columns-repeated="3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number-columns-spanned="4" table:number-rows-spanned="1" table:style-name="ce30">
            <text:p>K</text:p>
          </table:table-cell>
          <table:covered-table-cell table:number-columns-repeated="3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5">
            <text:p>n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2">
            <text:p>2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office:string-value="branca02.jpg" table:formula="of:=[.B3]" table:style-name="ce5">
            <text:p>branca02.jpg</text:p>
          </table:table-cell>
          <table:table-cell office:value-type="float" office:value="1.8796310000000004E-2" table:formula="of:=[.C24]" table:style-name="ce2">
            <text:p>0,01879631</text:p>
          </table:table-cell>
          <table:table-cell office:value-type="float" office:value="3.2195209999999995E-2" table:formula="of:=[.D24]" table:style-name="ce2">
            <text:p>0,03219521</text:p>
          </table:table-cell>
          <table:table-cell office:value-type="float" office:value="4.4533384999999995E-2" table:formula="of:=[.E24]" table:style-name="ce2">
            <text:p>0,044533385</text:p>
          </table:table-cell>
          <table:table-cell office:value-type="float" office:value="5.7464700000000001E-2" table:formula="of:=[.F24]" table:style-name="ce2">
            <text:p>0,05746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office:string-value="casal_branco01.jpg" table:formula="of:=[.I3]" table:style-name="ce5">
            <text:p>casal_branco01.jpg</text:p>
          </table:table-cell>
          <table:table-cell office:value-type="float" office:value="1.2998260000000001E-2" table:formula="of:=[.J24]" table:style-name="ce2">
            <text:p>0,01299826</text:p>
          </table:table-cell>
          <table:table-cell office:value-type="float" office:value="2.2064055000000003E-2" table:formula="of:=[.K24]" table:style-name="ce2">
            <text:p>0,022064055</text:p>
          </table:table-cell>
          <table:table-cell office:value-type="float" office:value="3.0619539999999994E-2" table:formula="of:=[.L24]" table:style-name="ce2">
            <text:p>0,03061954</text:p>
          </table:table-cell>
          <table:table-cell office:value-type="float" office:value="3.9998374999999996E-2" table:formula="of:=[.M24]" table:style-name="ce2">
            <text:p>0,039998375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5">
            <text:p>casal_moreno01.jpg</text:p>
          </table:table-cell>
          <table:table-cell office:value-type="float" office:value="5.0774550000000007E-3" table:formula="of:=[.Q24]" table:style-name="ce2">
            <text:p>0,005077455</text:p>
          </table:table-cell>
          <table:table-cell office:value-type="float" office:value="8.7241930000000016E-3" table:formula="of:=[.R24]" table:style-name="ce2">
            <text:p>0,008724193</text:p>
          </table:table-cell>
          <table:table-cell office:value-type="float" office:value="1.2195785000000002E-2" table:formula="of:=[.S24]" table:style-name="ce2">
            <text:p>0,012195785</text:p>
          </table:table-cell>
          <table:table-cell office:value-type="float" office:value="1.5440689999999998E-2" table:formula="of:=[.T24]" table:style-name="ce2">
            <text:p>0,01544069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office:string-value="morena01.jpg" table:formula="of:=[.P3]" table:style-name="ce5">
            <text:p>morena01.jpg</text:p>
          </table:table-cell>
          <table:table-cell office:value-type="float" office:value="8.8903620000000006E-3" table:formula="of:=[.X24]" table:style-name="ce2">
            <text:p>0,008890362</text:p>
          </table:table-cell>
          <table:table-cell office:value-type="float" office:value="1.4643194999999998E-2" table:formula="of:=[.Y24]" table:style-name="ce2">
            <text:p>0,014643195</text:p>
          </table:table-cell>
          <table:table-cell office:value-type="float" office:value="2.0752700000000006E-2" table:formula="of:=[.Z24]" table:style-name="ce2">
            <text:p>0,0207527</text:p>
          </table:table-cell>
          <table:table-cell office:value-type="float" office:value="2.5513664999999998E-2" table:formula="of:=[.AA24]" table:style-name="ce2">
            <text:p>0,025513665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office:string-value="senhora_morena01.jpg" table:formula="of:=[.AE3]" table:style-name="ce5">
            <text:p>senhora_morena01.jpg</text:p>
          </table:table-cell>
          <table:table-cell office:value-type="float" office:value="2.1472190000000001E-3" table:formula="of:=[.AF24]" table:style-name="ce2">
            <text:p>0,002147219</text:p>
          </table:table-cell>
          <table:table-cell office:value-type="float" office:value="3.6301314999999993E-3" table:formula="of:=[.AG24]" table:style-name="ce2">
            <text:p>0,003630132</text:p>
          </table:table-cell>
          <table:table-cell office:value-type="float" office:value="5.191949999999999E-3" table:formula="of:=[.AH24]" table:style-name="ce2">
            <text:p>0,00519195</text:p>
          </table:table-cell>
          <table:table-cell office:value-type="float" office:value="6.6074865000000007E-3" table:formula="of:=[.AI24]" table:style-name="ce2">
            <text:p>0,006607487</text:p>
          </table:table-cell>
          <table:table-cell table:number-columns-repeated="16378" table:style-name="ce1"/>
        </table:table-row>
        <table:table-row table:number-rows-repeated="7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5" table:style-name="ce1"/>
          <table:table-cell table:style-name="ce7"/>
          <table:table-cell table:number-columns-repeated="16357"/>
        </table:table-row>
        <table:table-row table:number-rows-repeated="7" table:style-name="ro1">
          <table:table-cell/>
          <table:table-cell table:number-columns-repeated="16383" table:style-name="ce1"/>
        </table:table-row>
        <table:table-row table:number-rows-repeated="1048510" table:style-name="ro1">
          <table:table-cell table:number-columns-repeated="16384"/>
        </table:table-row>
      </table:table>
      <table:table table:name="iterativo_-_número_iterações" table:style-name="ta2">
        <table:table-column table:style-name="co1" table:default-cell-style-name="ce1"/>
        <table:table-column table:style-name="co14" table:default-cell-style-name="ce7"/>
        <table:table-column table:style-name="co35" table:number-columns-repeated="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31" table:number-columns-repeated="4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35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36" table:number-columns-repeated="4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16354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4" table:number-rows-spanned="1" table:style-name="ce32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32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32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32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32">
            <text:p>número de iterações</text:p>
          </table:table-cell>
          <table:covered-table-cell table:number-columns-repeated="3"/>
          <table:table-cell table:number-columns-repeated="16350"/>
        </table:table-row>
        <table:table-row table:style-name="ro1">
          <table:table-cell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30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30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30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30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30">
            <text:p>K</text:p>
          </table:table-cell>
          <table:covered-table-cell table:number-columns-repeated="3"/>
          <table:table-cell table:number-columns-repeated="16350"/>
        </table:table-row>
        <table:table-row table:style-name="ro1">
          <table:table-cell table:style-name="ce1"/>
          <table:table-cell office:value-type="string" table:style-name="ce5">
            <text:p>branca02.jpg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2">
            <text:p>20</text:p>
          </table:table-cell>
          <table:table-cell table:number-columns-repeated="2" table:style-name="ce1"/>
          <table:table-cell office:value-type="string" table:style-name="ce5">
            <text:p>casal_branco01.jpg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2">
            <text:p>20</text:p>
          </table:table-cell>
          <table:table-cell table:number-columns-repeated="2" table:style-name="ce1"/>
          <table:table-cell office:value-type="string" table:style-name="ce5">
            <text:p>morena01.jpg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2">
            <text:p>20</text:p>
          </table:table-cell>
          <table:table-cell table:number-columns-repeated="2" table:style-name="ce1"/>
          <table:table-cell office:value-type="string" table:style-name="ce5">
            <text:p>senhor_branco03.jpg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2">
            <text:p>20</text:p>
          </table:table-cell>
          <table:table-cell table:number-columns-repeated="2" table:style-name="ce1"/>
          <table:table-cell office:value-type="string" table:style-name="ce5">
            <text:p>senhora_morena01.jpg</text:p>
          </table:table-cell>
          <table:table-cell office:value-type="float" office:value="5" table:style-name="ce23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5" table:style-name="ce23">
            <text:p>15</text:p>
          </table:table-cell>
          <table:table-cell office:value-type="float" office:value="20" table:style-name="ce23">
            <text:p>20</text:p>
          </table:table-cell>
          <table:table-cell table:number-columns-repeated="16350"/>
        </table:table-row>
        <table:table-row table:style-name="ro1">
          <table:table-cell office:value-type="string" table:number-columns-spanned="1" table:number-rows-spanned="20" table:style-name="ce29">
            <text:p>medição</text:p>
          </table:table-cell>
          <table:table-cell office:value-type="float" office:value="1" table:style-name="ce3">
            <text:p>1</text:p>
          </table:table-cell>
          <table:table-cell office:value-type="float" office:value="35" table:style-name="ce6">
            <text:p>35</text:p>
          </table:table-cell>
          <table:table-cell office:value-type="float" office:value="28" table:style-name="ce6">
            <text:p>28</text:p>
          </table:table-cell>
          <table:table-cell office:value-type="float" office:value="114" table:style-name="ce6">
            <text:p>114</text:p>
          </table:table-cell>
          <table:table-cell office:value-type="float" office:value="125" table:style-name="ce6">
            <text:p>125</text:p>
          </table:table-cell>
          <table:table-cell table:style-name="ce1"/>
          <table:table-cell office:value-type="string" table:number-columns-spanned="1" table:number-rows-spanned="20" table:style-name="ce29">
            <text:p>medição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6">
            <text:p>22</text:p>
          </table:table-cell>
          <table:table-cell office:value-type="float" office:value="58" table:style-name="ce6">
            <text:p>58</text:p>
          </table:table-cell>
          <table:table-cell office:value-type="float" office:value="60" table:style-name="ce6">
            <text:p>60</text:p>
          </table:table-cell>
          <table:table-cell office:value-type="float" office:value="37" table:style-name="ce6">
            <text:p>37</text:p>
          </table:table-cell>
          <table:table-cell table:style-name="ce1"/>
          <table:table-cell office:value-type="string" table:number-columns-spanned="1" table:number-rows-spanned="20" table:style-name="ce29">
            <text:p>medição</text:p>
          </table:table-cell>
          <table:table-cell office:value-type="float" office:value="1" table:style-name="ce3">
            <text:p>1</text:p>
          </table:table-cell>
          <table:table-cell office:value-type="float" office:value="33" table:style-name="ce6">
            <text:p>33</text:p>
          </table:table-cell>
          <table:table-cell office:value-type="float" office:value="48" table:style-name="ce6">
            <text:p>48</text:p>
          </table:table-cell>
          <table:table-cell office:value-type="float" office:value="27" table:style-name="ce6">
            <text:p>27</text:p>
          </table:table-cell>
          <table:table-cell office:value-type="float" office:value="51" table:style-name="ce6">
            <text:p>51</text:p>
          </table:table-cell>
          <table:table-cell table:style-name="ce1"/>
          <table:table-cell office:value-type="string" table:number-columns-spanned="1" table:number-rows-spanned="20" table:style-name="ce29">
            <text:p>medição</text:p>
          </table:table-cell>
          <table:table-cell office:value-type="float" office:value="1" table:style-name="ce3">
            <text:p>1</text:p>
          </table:table-cell>
          <table:table-cell office:value-type="float" office:value="31" table:style-name="ce6">
            <text:p>31</text:p>
          </table:table-cell>
          <table:table-cell office:value-type="float" office:value="57" table:style-name="ce6">
            <text:p>57</text:p>
          </table:table-cell>
          <table:table-cell office:value-type="float" office:value="78" table:style-name="ce6">
            <text:p>78</text:p>
          </table:table-cell>
          <table:table-cell office:value-type="float" office:value="64" table:style-name="ce6">
            <text:p>64</text:p>
          </table:table-cell>
          <table:table-cell table:style-name="ce1"/>
          <table:table-cell office:value-type="string" table:number-columns-spanned="1" table:number-rows-spanned="20" table:style-name="ce29">
            <text:p>medição</text:p>
          </table:table-cell>
          <table:table-cell office:value-type="float" office:value="1" table:style-name="ce3">
            <text:p>1</text:p>
          </table:table-cell>
          <table:table-cell office:value-type="float" office:value="39" table:style-name="ce6">
            <text:p>39</text:p>
          </table:table-cell>
          <table:table-cell office:value-type="float" office:value="13" table:style-name="ce6">
            <text:p>13</text:p>
          </table:table-cell>
          <table:table-cell office:value-type="float" office:value="28" table:style-name="ce6">
            <text:p>28</text:p>
          </table:table-cell>
          <table:table-cell office:value-type="float" office:value="37" table:style-name="ce6">
            <text:p>37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2" table:style-name="ce3">
            <text:p>2</text:p>
          </table:table-cell>
          <table:table-cell office:value-type="float" office:value="28" table:style-name="ce6">
            <text:p>28</text:p>
          </table:table-cell>
          <table:table-cell office:value-type="float" office:value="94" table:style-name="ce6">
            <text:p>94</text:p>
          </table:table-cell>
          <table:table-cell office:value-type="float" office:value="69" table:style-name="ce6">
            <text:p>69</text:p>
          </table:table-cell>
          <table:table-cell office:value-type="float" office:value="145" table:style-name="ce6">
            <text:p>145</text:p>
          </table:table-cell>
          <table:table-cell table:style-name="ce1"/>
          <table:covered-table-cell/>
          <table:table-cell office:value-type="float" office:value="2" table:style-name="ce3">
            <text:p>2</text:p>
          </table:table-cell>
          <table:table-cell office:value-type="float" office:value="15" table:style-name="ce6">
            <text:p>15</text:p>
          </table:table-cell>
          <table:table-cell office:value-type="float" office:value="21" table:style-name="ce6">
            <text:p>21</text:p>
          </table:table-cell>
          <table:table-cell office:value-type="float" office:value="57" table:style-name="ce6">
            <text:p>57</text:p>
          </table:table-cell>
          <table:table-cell office:value-type="float" office:value="58" table:style-name="ce6">
            <text:p>58</text:p>
          </table:table-cell>
          <table:table-cell table:style-name="ce1"/>
          <table:covered-table-cell/>
          <table:table-cell office:value-type="float" office:value="2" table:style-name="ce3">
            <text:p>2</text:p>
          </table:table-cell>
          <table:table-cell office:value-type="float" office:value="13" table:style-name="ce6">
            <text:p>13</text:p>
          </table:table-cell>
          <table:table-cell office:value-type="float" office:value="26" table:style-name="ce6">
            <text:p>26</text:p>
          </table:table-cell>
          <table:table-cell office:value-type="float" office:value="95" table:style-name="ce6">
            <text:p>95</text:p>
          </table:table-cell>
          <table:table-cell office:value-type="float" office:value="94" table:style-name="ce6">
            <text:p>94</text:p>
          </table:table-cell>
          <table:table-cell table:style-name="ce1"/>
          <table:covered-table-cell/>
          <table:table-cell office:value-type="float" office:value="2" table:style-name="ce3">
            <text:p>2</text:p>
          </table:table-cell>
          <table:table-cell office:value-type="float" office:value="22" table:style-name="ce6">
            <text:p>22</text:p>
          </table:table-cell>
          <table:table-cell office:value-type="float" office:value="48" table:style-name="ce6">
            <text:p>48</text:p>
          </table:table-cell>
          <table:table-cell office:value-type="float" office:value="54" table:style-name="ce6">
            <text:p>54</text:p>
          </table:table-cell>
          <table:table-cell office:value-type="float" office:value="59" table:style-name="ce6">
            <text:p>59</text:p>
          </table:table-cell>
          <table:table-cell table:style-name="ce1"/>
          <table:covered-table-cell/>
          <table:table-cell office:value-type="float" office:value="2" table:style-name="ce3">
            <text:p>2</text:p>
          </table:table-cell>
          <table:table-cell office:value-type="float" office:value="33" table:style-name="ce6">
            <text:p>33</text:p>
          </table:table-cell>
          <table:table-cell office:value-type="float" office:value="30" table:style-name="ce6">
            <text:p>30</text:p>
          </table:table-cell>
          <table:table-cell office:value-type="float" office:value="46" table:style-name="ce6">
            <text:p>46</text:p>
          </table:table-cell>
          <table:table-cell office:value-type="float" office:value="34" table:style-name="ce6">
            <text:p>3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3" table:style-name="ce3">
            <text:p>3</text:p>
          </table:table-cell>
          <table:table-cell office:value-type="float" office:value="22" table:style-name="ce6">
            <text:p>22</text:p>
          </table:table-cell>
          <table:table-cell office:value-type="float" office:value="59" table:style-name="ce6">
            <text:p>59</text:p>
          </table:table-cell>
          <table:table-cell office:value-type="float" office:value="47" table:style-name="ce6">
            <text:p>47</text:p>
          </table:table-cell>
          <table:table-cell office:value-type="float" office:value="76" table:style-name="ce6">
            <text:p>76</text:p>
          </table:table-cell>
          <table:table-cell table:style-name="ce1"/>
          <table:covered-table-cell/>
          <table:table-cell office:value-type="float" office:value="3" table:style-name="ce3">
            <text:p>3</text:p>
          </table:table-cell>
          <table:table-cell office:value-type="float" office:value="26" table:style-name="ce6">
            <text:p>26</text:p>
          </table:table-cell>
          <table:table-cell office:value-type="float" office:value="60" table:style-name="ce6">
            <text:p>60</text:p>
          </table:table-cell>
          <table:table-cell office:value-type="float" office:value="89" table:style-name="ce6">
            <text:p>89</text:p>
          </table:table-cell>
          <table:table-cell office:value-type="float" office:value="61" table:style-name="ce6">
            <text:p>61</text:p>
          </table:table-cell>
          <table:table-cell table:style-name="ce1"/>
          <table:covered-table-cell/>
          <table:table-cell office:value-type="float" office:value="3" table:style-name="ce3">
            <text:p>3</text:p>
          </table:table-cell>
          <table:table-cell office:value-type="float" office:value="23" table:style-name="ce6">
            <text:p>23</text:p>
          </table:table-cell>
          <table:table-cell office:value-type="float" office:value="66" table:style-name="ce6">
            <text:p>66</text:p>
          </table:table-cell>
          <table:table-cell office:value-type="float" office:value="75" table:style-name="ce6">
            <text:p>75</text:p>
          </table:table-cell>
          <table:table-cell office:value-type="float" office:value="138" table:style-name="ce6">
            <text:p>138</text:p>
          </table:table-cell>
          <table:table-cell table:style-name="ce1"/>
          <table:covered-table-cell/>
          <table:table-cell office:value-type="float" office:value="3" table:style-name="ce3">
            <text:p>3</text:p>
          </table:table-cell>
          <table:table-cell office:value-type="float" office:value="37" table:style-name="ce6">
            <text:p>37</text:p>
          </table:table-cell>
          <table:table-cell office:value-type="float" office:value="115" table:style-name="ce6">
            <text:p>115</text:p>
          </table:table-cell>
          <table:table-cell office:value-type="float" office:value="41" table:style-name="ce6">
            <text:p>41</text:p>
          </table:table-cell>
          <table:table-cell office:value-type="float" office:value="46" table:style-name="ce6">
            <text:p>46</text:p>
          </table:table-cell>
          <table:table-cell table:style-name="ce1"/>
          <table:covered-table-cell/>
          <table:table-cell office:value-type="float" office:value="3" table:style-name="ce3">
            <text:p>3</text:p>
          </table:table-cell>
          <table:table-cell office:value-type="float" office:value="14" table:style-name="ce6">
            <text:p>14</text:p>
          </table:table-cell>
          <table:table-cell office:value-type="float" office:value="35" table:style-name="ce6">
            <text:p>35</text:p>
          </table:table-cell>
          <table:table-cell office:value-type="float" office:value="44" table:style-name="ce6">
            <text:p>44</text:p>
          </table:table-cell>
          <table:table-cell office:value-type="float" office:value="19" table:style-name="ce6">
            <text:p>19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4" table:style-name="ce3">
            <text:p>4</text:p>
          </table:table-cell>
          <table:table-cell office:value-type="float" office:value="44" table:style-name="ce6">
            <text:p>44</text:p>
          </table:table-cell>
          <table:table-cell office:value-type="float" office:value="84" table:style-name="ce6">
            <text:p>84</text:p>
          </table:table-cell>
          <table:table-cell office:value-type="float" office:value="105" table:style-name="ce6">
            <text:p>105</text:p>
          </table:table-cell>
          <table:table-cell office:value-type="float" office:value="100" table:style-name="ce6">
            <text:p>100</text:p>
          </table:table-cell>
          <table:table-cell table:style-name="ce1"/>
          <table:covered-table-cell/>
          <table:table-cell office:value-type="float" office:value="4" table:style-name="ce3">
            <text:p>4</text:p>
          </table:table-cell>
          <table:table-cell office:value-type="float" office:value="7" table:style-name="ce6">
            <text:p>7</text:p>
          </table:table-cell>
          <table:table-cell office:value-type="float" office:value="28" table:style-name="ce6">
            <text:p>28</text:p>
          </table:table-cell>
          <table:table-cell office:value-type="float" office:value="60" table:style-name="ce6">
            <text:p>60</text:p>
          </table:table-cell>
          <table:table-cell office:value-type="float" office:value="94" table:style-name="ce6">
            <text:p>94</text:p>
          </table:table-cell>
          <table:table-cell table:style-name="ce1"/>
          <table:covered-table-cell/>
          <table:table-cell office:value-type="float" office:value="4" table:style-name="ce3">
            <text:p>4</text:p>
          </table:table-cell>
          <table:table-cell office:value-type="float" office:value="37" table:style-name="ce6">
            <text:p>37</text:p>
          </table:table-cell>
          <table:table-cell office:value-type="float" office:value="29" table:style-name="ce6">
            <text:p>29</text:p>
          </table:table-cell>
          <table:table-cell office:value-type="float" office:value="53" table:style-name="ce6">
            <text:p>53</text:p>
          </table:table-cell>
          <table:table-cell office:value-type="float" office:value="80" table:style-name="ce6">
            <text:p>80</text:p>
          </table:table-cell>
          <table:table-cell table:style-name="ce1"/>
          <table:covered-table-cell/>
          <table:table-cell office:value-type="float" office:value="4" table:style-name="ce3">
            <text:p>4</text:p>
          </table:table-cell>
          <table:table-cell office:value-type="float" office:value="18" table:style-name="ce6">
            <text:p>18</text:p>
          </table:table-cell>
          <table:table-cell office:value-type="float" office:value="67" table:style-name="ce6">
            <text:p>67</text:p>
          </table:table-cell>
          <table:table-cell office:value-type="float" office:value="63" table:style-name="ce6">
            <text:p>63</text:p>
          </table:table-cell>
          <table:table-cell office:value-type="float" office:value="43" table:style-name="ce6">
            <text:p>43</text:p>
          </table:table-cell>
          <table:table-cell table:style-name="ce1"/>
          <table:covered-table-cell/>
          <table:table-cell office:value-type="float" office:value="4" table:style-name="ce3">
            <text:p>4</text:p>
          </table:table-cell>
          <table:table-cell office:value-type="float" office:value="37" table:style-name="ce6">
            <text:p>37</text:p>
          </table:table-cell>
          <table:table-cell office:value-type="float" office:value="52" table:style-name="ce6">
            <text:p>52</text:p>
          </table:table-cell>
          <table:table-cell office:value-type="float" office:value="28" table:style-name="ce6">
            <text:p>28</text:p>
          </table:table-cell>
          <table:table-cell office:value-type="float" office:value="58" table:style-name="ce6">
            <text:p>58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5" table:style-name="ce3">
            <text:p>5</text:p>
          </table:table-cell>
          <table:table-cell office:value-type="float" office:value="41" table:style-name="ce6">
            <text:p>41</text:p>
          </table:table-cell>
          <table:table-cell office:value-type="float" office:value="49" table:style-name="ce6">
            <text:p>49</text:p>
          </table:table-cell>
          <table:table-cell office:value-type="float" office:value="114" table:style-name="ce6">
            <text:p>114</text:p>
          </table:table-cell>
          <table:table-cell office:value-type="float" office:value="130" table:style-name="ce6">
            <text:p>130</text:p>
          </table:table-cell>
          <table:table-cell table:style-name="ce1"/>
          <table:covered-table-cell/>
          <table:table-cell office:value-type="float" office:value="5" table:style-name="ce3">
            <text:p>5</text:p>
          </table:table-cell>
          <table:table-cell office:value-type="float" office:value="17" table:style-name="ce6">
            <text:p>17</text:p>
          </table:table-cell>
          <table:table-cell office:value-type="float" office:value="48" table:style-name="ce6">
            <text:p>48</text:p>
          </table:table-cell>
          <table:table-cell office:value-type="float" office:value="126" table:style-name="ce6">
            <text:p>126</text:p>
          </table:table-cell>
          <table:table-cell office:value-type="float" office:value="49" table:style-name="ce6">
            <text:p>49</text:p>
          </table:table-cell>
          <table:table-cell table:style-name="ce1"/>
          <table:covered-table-cell/>
          <table:table-cell office:value-type="float" office:value="5" table:style-name="ce3">
            <text:p>5</text:p>
          </table:table-cell>
          <table:table-cell office:value-type="float" office:value="37" table:style-name="ce6">
            <text:p>37</text:p>
          </table:table-cell>
          <table:table-cell office:value-type="float" office:value="80" table:style-name="ce6">
            <text:p>80</text:p>
          </table:table-cell>
          <table:table-cell office:value-type="float" office:value="48" table:style-name="ce6">
            <text:p>48</text:p>
          </table:table-cell>
          <table:table-cell office:value-type="float" office:value="90" table:style-name="ce6">
            <text:p>90</text:p>
          </table:table-cell>
          <table:table-cell table:style-name="ce1"/>
          <table:covered-table-cell/>
          <table:table-cell office:value-type="float" office:value="5" table:style-name="ce3">
            <text:p>5</text:p>
          </table:table-cell>
          <table:table-cell office:value-type="float" office:value="28" table:style-name="ce6">
            <text:p>28</text:p>
          </table:table-cell>
          <table:table-cell office:value-type="float" office:value="82" table:style-name="ce6">
            <text:p>82</text:p>
          </table:table-cell>
          <table:table-cell office:value-type="float" office:value="69" table:style-name="ce6">
            <text:p>69</text:p>
          </table:table-cell>
          <table:table-cell office:value-type="float" office:value="44" table:style-name="ce6">
            <text:p>44</text:p>
          </table:table-cell>
          <table:table-cell table:style-name="ce1"/>
          <table:covered-table-cell/>
          <table:table-cell office:value-type="float" office:value="5" table:style-name="ce3">
            <text:p>5</text:p>
          </table:table-cell>
          <table:table-cell office:value-type="float" office:value="43" table:style-name="ce6">
            <text:p>43</text:p>
          </table:table-cell>
          <table:table-cell office:value-type="float" office:value="22" table:style-name="ce6">
            <text:p>22</text:p>
          </table:table-cell>
          <table:table-cell office:value-type="float" office:value="40" table:style-name="ce6">
            <text:p>40</text:p>
          </table:table-cell>
          <table:table-cell office:value-type="float" office:value="30" table:style-name="ce6">
            <text:p>30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6" table:style-name="ce3">
            <text:p>6</text:p>
          </table:table-cell>
          <table:table-cell office:value-type="float" office:value="31" table:style-name="ce6">
            <text:p>31</text:p>
          </table:table-cell>
          <table:table-cell office:value-type="float" office:value="95" table:style-name="ce6">
            <text:p>95</text:p>
          </table:table-cell>
          <table:table-cell office:value-type="float" office:value="70" table:style-name="ce6">
            <text:p>70</text:p>
          </table:table-cell>
          <table:table-cell office:value-type="float" office:value="107" table:style-name="ce6">
            <text:p>107</text:p>
          </table:table-cell>
          <table:table-cell table:style-name="ce1"/>
          <table:covered-table-cell/>
          <table:table-cell office:value-type="float" office:value="6" table:style-name="ce3">
            <text:p>6</text:p>
          </table:table-cell>
          <table:table-cell office:value-type="float" office:value="13" table:style-name="ce6">
            <text:p>13</text:p>
          </table:table-cell>
          <table:table-cell office:value-type="float" office:value="34" table:style-name="ce6">
            <text:p>34</text:p>
          </table:table-cell>
          <table:table-cell office:value-type="float" office:value="60" table:style-name="ce6">
            <text:p>60</text:p>
          </table:table-cell>
          <table:table-cell office:value-type="float" office:value="71" table:style-name="ce6">
            <text:p>71</text:p>
          </table:table-cell>
          <table:table-cell table:style-name="ce1"/>
          <table:covered-table-cell/>
          <table:table-cell office:value-type="float" office:value="6" table:style-name="ce3">
            <text:p>6</text:p>
          </table:table-cell>
          <table:table-cell office:value-type="float" office:value="23" table:style-name="ce6">
            <text:p>23</text:p>
          </table:table-cell>
          <table:table-cell office:value-type="float" office:value="75" table:style-name="ce6">
            <text:p>75</text:p>
          </table:table-cell>
          <table:table-cell office:value-type="float" office:value="61" table:style-name="ce6">
            <text:p>61</text:p>
          </table:table-cell>
          <table:table-cell office:value-type="float" office:value="49" table:style-name="ce6">
            <text:p>49</text:p>
          </table:table-cell>
          <table:table-cell table:style-name="ce1"/>
          <table:covered-table-cell/>
          <table:table-cell office:value-type="float" office:value="6" table:style-name="ce3">
            <text:p>6</text:p>
          </table:table-cell>
          <table:table-cell office:value-type="float" office:value="24" table:style-name="ce6">
            <text:p>24</text:p>
          </table:table-cell>
          <table:table-cell office:value-type="float" office:value="31" table:style-name="ce6">
            <text:p>31</text:p>
          </table:table-cell>
          <table:table-cell office:value-type="float" office:value="55" table:style-name="ce6">
            <text:p>55</text:p>
          </table:table-cell>
          <table:table-cell office:value-type="float" office:value="50" table:style-name="ce6">
            <text:p>50</text:p>
          </table:table-cell>
          <table:table-cell table:style-name="ce1"/>
          <table:covered-table-cell/>
          <table:table-cell office:value-type="float" office:value="6" table:style-name="ce3">
            <text:p>6</text:p>
          </table:table-cell>
          <table:table-cell office:value-type="float" office:value="38" table:style-name="ce6">
            <text:p>38</text:p>
          </table:table-cell>
          <table:table-cell office:value-type="float" office:value="29" table:style-name="ce6">
            <text:p>29</text:p>
          </table:table-cell>
          <table:table-cell office:value-type="float" office:value="31" table:style-name="ce6">
            <text:p>31</text:p>
          </table:table-cell>
          <table:table-cell office:value-type="float" office:value="33" table:style-name="ce6">
            <text:p>33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7" table:style-name="ce3">
            <text:p>7</text:p>
          </table:table-cell>
          <table:table-cell office:value-type="float" office:value="21" table:style-name="ce6">
            <text:p>21</text:p>
          </table:table-cell>
          <table:table-cell office:value-type="float" office:value="59" table:style-name="ce6">
            <text:p>59</text:p>
          </table:table-cell>
          <table:table-cell office:value-type="float" office:value="131" table:style-name="ce6">
            <text:p>131</text:p>
          </table:table-cell>
          <table:table-cell office:value-type="float" office:value="78" table:style-name="ce6">
            <text:p>78</text:p>
          </table:table-cell>
          <table:table-cell table:style-name="ce1"/>
          <table:covered-table-cell/>
          <table:table-cell office:value-type="float" office:value="7" table:style-name="ce3">
            <text:p>7</text:p>
          </table:table-cell>
          <table:table-cell office:value-type="float" office:value="16" table:style-name="ce6">
            <text:p>16</text:p>
          </table:table-cell>
          <table:table-cell office:value-type="float" office:value="34" table:style-name="ce6">
            <text:p>34</text:p>
          </table:table-cell>
          <table:table-cell office:value-type="float" office:value="101" table:style-name="ce6">
            <text:p>101</text:p>
          </table:table-cell>
          <table:table-cell office:value-type="float" office:value="83" table:style-name="ce6">
            <text:p>83</text:p>
          </table:table-cell>
          <table:table-cell table:style-name="ce1"/>
          <table:covered-table-cell/>
          <table:table-cell office:value-type="float" office:value="7" table:style-name="ce3">
            <text:p>7</text:p>
          </table:table-cell>
          <table:table-cell office:value-type="float" office:value="29" table:style-name="ce6">
            <text:p>29</text:p>
          </table:table-cell>
          <table:table-cell office:value-type="float" office:value="69" table:style-name="ce6">
            <text:p>69</text:p>
          </table:table-cell>
          <table:table-cell office:value-type="float" office:value="57" table:style-name="ce6">
            <text:p>57</text:p>
          </table:table-cell>
          <table:table-cell office:value-type="float" office:value="61" table:style-name="ce6">
            <text:p>61</text:p>
          </table:table-cell>
          <table:table-cell table:style-name="ce1"/>
          <table:covered-table-cell/>
          <table:table-cell office:value-type="float" office:value="7" table:style-name="ce3">
            <text:p>7</text:p>
          </table:table-cell>
          <table:table-cell office:value-type="float" office:value="33" table:style-name="ce6">
            <text:p>33</text:p>
          </table:table-cell>
          <table:table-cell office:value-type="float" office:value="72" table:style-name="ce6">
            <text:p>72</text:p>
          </table:table-cell>
          <table:table-cell office:value-type="float" office:value="79" table:style-name="ce6">
            <text:p>79</text:p>
          </table:table-cell>
          <table:table-cell office:value-type="float" office:value="75" table:style-name="ce6">
            <text:p>75</text:p>
          </table:table-cell>
          <table:table-cell table:style-name="ce1"/>
          <table:covered-table-cell/>
          <table:table-cell office:value-type="float" office:value="7" table:style-name="ce3">
            <text:p>7</text:p>
          </table:table-cell>
          <table:table-cell office:value-type="float" office:value="42" table:style-name="ce6">
            <text:p>42</text:p>
          </table:table-cell>
          <table:table-cell office:value-type="float" office:value="83" table:style-name="ce6">
            <text:p>83</text:p>
          </table:table-cell>
          <table:table-cell office:value-type="float" office:value="45" table:style-name="ce6">
            <text:p>45</text:p>
          </table:table-cell>
          <table:table-cell office:value-type="float" office:value="24" table:style-name="ce6">
            <text:p>2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8" table:style-name="ce3">
            <text:p>8</text:p>
          </table:table-cell>
          <table:table-cell office:value-type="float" office:value="23" table:style-name="ce6">
            <text:p>23</text:p>
          </table:table-cell>
          <table:table-cell office:value-type="float" office:value="52" table:style-name="ce6">
            <text:p>52</text:p>
          </table:table-cell>
          <table:table-cell office:value-type="float" office:value="58" table:style-name="ce6">
            <text:p>58</text:p>
          </table:table-cell>
          <table:table-cell office:value-type="float" office:value="88" table:style-name="ce6">
            <text:p>88</text:p>
          </table:table-cell>
          <table:table-cell table:style-name="ce1"/>
          <table:covered-table-cell/>
          <table:table-cell office:value-type="float" office:value="8" table:style-name="ce3">
            <text:p>8</text:p>
          </table:table-cell>
          <table:table-cell office:value-type="float" office:value="26" table:style-name="ce6">
            <text:p>26</text:p>
          </table:table-cell>
          <table:table-cell office:value-type="float" office:value="56" table:style-name="ce6">
            <text:p>56</text:p>
          </table:table-cell>
          <table:table-cell office:value-type="float" office:value="118" table:style-name="ce6">
            <text:p>118</text:p>
          </table:table-cell>
          <table:table-cell office:value-type="float" office:value="48" table:style-name="ce6">
            <text:p>48</text:p>
          </table:table-cell>
          <table:table-cell table:style-name="ce1"/>
          <table:covered-table-cell/>
          <table:table-cell office:value-type="float" office:value="8" table:style-name="ce3">
            <text:p>8</text:p>
          </table:table-cell>
          <table:table-cell office:value-type="float" office:value="37" table:style-name="ce6">
            <text:p>37</text:p>
          </table:table-cell>
          <table:table-cell office:value-type="float" office:value="29" table:style-name="ce6">
            <text:p>29</text:p>
          </table:table-cell>
          <table:table-cell office:value-type="float" office:value="46" table:style-name="ce6">
            <text:p>46</text:p>
          </table:table-cell>
          <table:table-cell office:value-type="float" office:value="97" table:style-name="ce6">
            <text:p>97</text:p>
          </table:table-cell>
          <table:table-cell table:style-name="ce1"/>
          <table:covered-table-cell/>
          <table:table-cell office:value-type="float" office:value="8" table:style-name="ce3">
            <text:p>8</text:p>
          </table:table-cell>
          <table:table-cell office:value-type="float" office:value="32" table:style-name="ce6">
            <text:p>32</text:p>
          </table:table-cell>
          <table:table-cell office:value-type="float" office:value="70" table:style-name="ce6">
            <text:p>70</text:p>
          </table:table-cell>
          <table:table-cell office:value-type="float" office:value="44" table:style-name="ce6">
            <text:p>44</text:p>
          </table:table-cell>
          <table:table-cell office:value-type="float" office:value="44" table:style-name="ce6">
            <text:p>44</text:p>
          </table:table-cell>
          <table:table-cell table:style-name="ce1"/>
          <table:covered-table-cell/>
          <table:table-cell office:value-type="float" office:value="8" table:style-name="ce3">
            <text:p>8</text:p>
          </table:table-cell>
          <table:table-cell office:value-type="float" office:value="43" table:style-name="ce6">
            <text:p>43</text:p>
          </table:table-cell>
          <table:table-cell office:value-type="float" office:value="48" table:style-name="ce6">
            <text:p>48</text:p>
          </table:table-cell>
          <table:table-cell office:value-type="float" office:value="50" table:style-name="ce6">
            <text:p>50</text:p>
          </table:table-cell>
          <table:table-cell office:value-type="float" office:value="28" table:style-name="ce6">
            <text:p>28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9" table:style-name="ce3">
            <text:p>9</text:p>
          </table:table-cell>
          <table:table-cell office:value-type="float" office:value="13" table:style-name="ce6">
            <text:p>13</text:p>
          </table:table-cell>
          <table:table-cell office:value-type="float" office:value="58" table:style-name="ce6">
            <text:p>58</text:p>
          </table:table-cell>
          <table:table-cell office:value-type="float" office:value="69" table:style-name="ce6">
            <text:p>69</text:p>
          </table:table-cell>
          <table:table-cell office:value-type="float" office:value="106" table:style-name="ce6">
            <text:p>106</text:p>
          </table:table-cell>
          <table:table-cell table:style-name="ce1"/>
          <table:covered-table-cell/>
          <table:table-cell office:value-type="float" office:value="9" table:style-name="ce3">
            <text:p>9</text:p>
          </table:table-cell>
          <table:table-cell office:value-type="float" office:value="21" table:style-name="ce6">
            <text:p>21</text:p>
          </table:table-cell>
          <table:table-cell office:value-type="float" office:value="40" table:style-name="ce6">
            <text:p>40</text:p>
          </table:table-cell>
          <table:table-cell office:value-type="float" office:value="46" table:style-name="ce6">
            <text:p>46</text:p>
          </table:table-cell>
          <table:table-cell office:value-type="float" office:value="79" table:style-name="ce6">
            <text:p>79</text:p>
          </table:table-cell>
          <table:table-cell table:style-name="ce1"/>
          <table:covered-table-cell/>
          <table:table-cell office:value-type="float" office:value="9" table:style-name="ce3">
            <text:p>9</text:p>
          </table:table-cell>
          <table:table-cell office:value-type="float" office:value="29" table:style-name="ce6">
            <text:p>29</text:p>
          </table:table-cell>
          <table:table-cell office:value-type="float" office:value="49" table:style-name="ce6">
            <text:p>49</text:p>
          </table:table-cell>
          <table:table-cell office:value-type="float" office:value="34" table:style-name="ce6">
            <text:p>34</text:p>
          </table:table-cell>
          <table:table-cell office:value-type="float" office:value="66" table:style-name="ce6">
            <text:p>66</text:p>
          </table:table-cell>
          <table:table-cell table:style-name="ce1"/>
          <table:covered-table-cell/>
          <table:table-cell office:value-type="float" office:value="9" table:style-name="ce3">
            <text:p>9</text:p>
          </table:table-cell>
          <table:table-cell office:value-type="float" office:value="31" table:style-name="ce6">
            <text:p>31</text:p>
          </table:table-cell>
          <table:table-cell office:value-type="float" office:value="71" table:style-name="ce6">
            <text:p>71</text:p>
          </table:table-cell>
          <table:table-cell office:value-type="float" office:value="42" table:style-name="ce6">
            <text:p>42</text:p>
          </table:table-cell>
          <table:table-cell office:value-type="float" office:value="50" table:style-name="ce6">
            <text:p>50</text:p>
          </table:table-cell>
          <table:table-cell table:style-name="ce1"/>
          <table:covered-table-cell/>
          <table:table-cell office:value-type="float" office:value="9" table:style-name="ce3">
            <text:p>9</text:p>
          </table:table-cell>
          <table:table-cell office:value-type="float" office:value="42" table:style-name="ce6">
            <text:p>42</text:p>
          </table:table-cell>
          <table:table-cell office:value-type="float" office:value="102" table:style-name="ce6">
            <text:p>102</text:p>
          </table:table-cell>
          <table:table-cell office:value-type="float" office:value="44" table:style-name="ce6">
            <text:p>44</text:p>
          </table:table-cell>
          <table:table-cell office:value-type="float" office:value="44" table:style-name="ce6">
            <text:p>4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0" table:style-name="ce3">
            <text:p>10</text:p>
          </table:table-cell>
          <table:table-cell office:value-type="float" office:value="41" table:style-name="ce6">
            <text:p>41</text:p>
          </table:table-cell>
          <table:table-cell office:value-type="float" office:value="15" table:style-name="ce6">
            <text:p>15</text:p>
          </table:table-cell>
          <table:table-cell office:value-type="float" office:value="128" table:style-name="ce6">
            <text:p>128</text:p>
          </table:table-cell>
          <table:table-cell office:value-type="float" office:value="78" table:style-name="ce6">
            <text:p>78</text:p>
          </table:table-cell>
          <table:table-cell table:style-name="ce1"/>
          <table:covered-table-cell/>
          <table:table-cell office:value-type="float" office:value="10" table:style-name="ce3">
            <text:p>10</text:p>
          </table:table-cell>
          <table:table-cell office:value-type="float" office:value="25" table:style-name="ce6">
            <text:p>25</text:p>
          </table:table-cell>
          <table:table-cell office:value-type="float" office:value="36" table:style-name="ce6">
            <text:p>36</text:p>
          </table:table-cell>
          <table:table-cell office:value-type="float" office:value="83" table:style-name="ce6">
            <text:p>83</text:p>
          </table:table-cell>
          <table:table-cell office:value-type="float" office:value="54" table:style-name="ce6">
            <text:p>54</text:p>
          </table:table-cell>
          <table:table-cell table:style-name="ce1"/>
          <table:covered-table-cell/>
          <table:table-cell office:value-type="float" office:value="10" table:style-name="ce3">
            <text:p>10</text:p>
          </table:table-cell>
          <table:table-cell office:value-type="float" office:value="54" table:style-name="ce6">
            <text:p>54</text:p>
          </table:table-cell>
          <table:table-cell office:value-type="float" office:value="27" table:style-name="ce6">
            <text:p>27</text:p>
          </table:table-cell>
          <table:table-cell office:value-type="float" office:value="51" table:style-name="ce6">
            <text:p>51</text:p>
          </table:table-cell>
          <table:table-cell office:value-type="float" office:value="79" table:style-name="ce6">
            <text:p>79</text:p>
          </table:table-cell>
          <table:table-cell table:style-name="ce1"/>
          <table:covered-table-cell/>
          <table:table-cell office:value-type="float" office:value="10" table:style-name="ce3">
            <text:p>10</text:p>
          </table:table-cell>
          <table:table-cell office:value-type="float" office:value="37" table:style-name="ce6">
            <text:p>37</text:p>
          </table:table-cell>
          <table:table-cell office:value-type="float" office:value="81" table:style-name="ce6">
            <text:p>81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6">
            <text:p>46</text:p>
          </table:table-cell>
          <table:table-cell table:style-name="ce1"/>
          <table:covered-table-cell/>
          <table:table-cell office:value-type="float" office:value="10" table:style-name="ce3">
            <text:p>10</text:p>
          </table:table-cell>
          <table:table-cell office:value-type="float" office:value="16" table:style-name="ce6">
            <text:p>16</text:p>
          </table:table-cell>
          <table:table-cell office:value-type="float" office:value="81" table:style-name="ce6">
            <text:p>81</text:p>
          </table:table-cell>
          <table:table-cell office:value-type="float" office:value="34" table:style-name="ce6">
            <text:p>34</text:p>
          </table:table-cell>
          <table:table-cell office:value-type="float" office:value="32" table:style-name="ce6">
            <text:p>32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1" table:style-name="ce3">
            <text:p>11</text:p>
          </table:table-cell>
          <table:table-cell office:value-type="float" office:value="25" table:style-name="ce6">
            <text:p>25</text:p>
          </table:table-cell>
          <table:table-cell office:value-type="float" office:value="119" table:style-name="ce6">
            <text:p>119</text:p>
          </table:table-cell>
          <table:table-cell office:value-type="float" office:value="115" table:style-name="ce6">
            <text:p>115</text:p>
          </table:table-cell>
          <table:table-cell office:value-type="float" office:value="116" table:style-name="ce6">
            <text:p>116</text:p>
          </table:table-cell>
          <table:table-cell table:style-name="ce1"/>
          <table:covered-table-cell/>
          <table:table-cell office:value-type="float" office:value="11" table:style-name="ce3">
            <text:p>11</text:p>
          </table:table-cell>
          <table:table-cell office:value-type="float" office:value="17" table:style-name="ce6">
            <text:p>17</text:p>
          </table:table-cell>
          <table:table-cell office:value-type="float" office:value="62" table:style-name="ce6">
            <text:p>62</text:p>
          </table:table-cell>
          <table:table-cell office:value-type="float" office:value="43" table:style-name="ce6">
            <text:p>43</text:p>
          </table:table-cell>
          <table:table-cell office:value-type="float" office:value="51" table:style-name="ce6">
            <text:p>51</text:p>
          </table:table-cell>
          <table:table-cell table:style-name="ce1"/>
          <table:covered-table-cell/>
          <table:table-cell office:value-type="float" office:value="11" table:style-name="ce3">
            <text:p>11</text:p>
          </table:table-cell>
          <table:table-cell office:value-type="float" office:value="24" table:style-name="ce6">
            <text:p>24</text:p>
          </table:table-cell>
          <table:table-cell office:value-type="float" office:value="42" table:style-name="ce6">
            <text:p>42</text:p>
          </table:table-cell>
          <table:table-cell office:value-type="float" office:value="76" table:style-name="ce6">
            <text:p>76</text:p>
          </table:table-cell>
          <table:table-cell office:value-type="float" office:value="77" table:style-name="ce6">
            <text:p>77</text:p>
          </table:table-cell>
          <table:table-cell table:style-name="ce1"/>
          <table:covered-table-cell/>
          <table:table-cell office:value-type="float" office:value="11" table:style-name="ce3">
            <text:p>11</text:p>
          </table:table-cell>
          <table:table-cell office:value-type="float" office:value="36" table:style-name="ce6">
            <text:p>36</text:p>
          </table:table-cell>
          <table:table-cell office:value-type="float" office:value="48" table:style-name="ce6">
            <text:p>48</text:p>
          </table:table-cell>
          <table:table-cell office:value-type="float" office:value="20" table:style-name="ce6">
            <text:p>20</text:p>
          </table:table-cell>
          <table:table-cell office:value-type="float" office:value="64" table:style-name="ce6">
            <text:p>64</text:p>
          </table:table-cell>
          <table:table-cell table:style-name="ce1"/>
          <table:covered-table-cell/>
          <table:table-cell office:value-type="float" office:value="11" table:style-name="ce3">
            <text:p>11</text:p>
          </table:table-cell>
          <table:table-cell office:value-type="float" office:value="35" table:style-name="ce6">
            <text:p>35</text:p>
          </table:table-cell>
          <table:table-cell office:value-type="float" office:value="30" table:style-name="ce6">
            <text:p>30</text:p>
          </table:table-cell>
          <table:table-cell office:value-type="float" office:value="15" table:style-name="ce6">
            <text:p>15</text:p>
          </table:table-cell>
          <table:table-cell office:value-type="float" office:value="22" table:style-name="ce6">
            <text:p>22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2" table:style-name="ce3">
            <text:p>12</text:p>
          </table:table-cell>
          <table:table-cell office:value-type="float" office:value="28" table:style-name="ce6">
            <text:p>28</text:p>
          </table:table-cell>
          <table:table-cell office:value-type="float" office:value="107" table:style-name="ce6">
            <text:p>107</text:p>
          </table:table-cell>
          <table:table-cell office:value-type="float" office:value="75" table:style-name="ce6">
            <text:p>75</text:p>
          </table:table-cell>
          <table:table-cell office:value-type="float" office:value="126" table:style-name="ce6">
            <text:p>126</text:p>
          </table:table-cell>
          <table:table-cell table:style-name="ce1"/>
          <table:covered-table-cell/>
          <table:table-cell office:value-type="float" office:value="12" table:style-name="ce3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50" table:style-name="ce6">
            <text:p>50</text:p>
          </table:table-cell>
          <table:table-cell office:value-type="float" office:value="103" table:style-name="ce6">
            <text:p>103</text:p>
          </table:table-cell>
          <table:table-cell office:value-type="float" office:value="72" table:style-name="ce6">
            <text:p>72</text:p>
          </table:table-cell>
          <table:table-cell table:style-name="ce1"/>
          <table:covered-table-cell/>
          <table:table-cell office:value-type="float" office:value="12" table:style-name="ce3">
            <text:p>12</text:p>
          </table:table-cell>
          <table:table-cell office:value-type="float" office:value="38" table:style-name="ce6">
            <text:p>38</text:p>
          </table:table-cell>
          <table:table-cell office:value-type="float" office:value="22" table:style-name="ce6">
            <text:p>22</text:p>
          </table:table-cell>
          <table:table-cell office:value-type="float" office:value="63" table:style-name="ce6">
            <text:p>63</text:p>
          </table:table-cell>
          <table:table-cell office:value-type="float" office:value="56" table:style-name="ce6">
            <text:p>56</text:p>
          </table:table-cell>
          <table:table-cell table:style-name="ce1"/>
          <table:covered-table-cell/>
          <table:table-cell office:value-type="float" office:value="12" table:style-name="ce3">
            <text:p>12</text:p>
          </table:table-cell>
          <table:table-cell office:value-type="float" office:value="34" table:style-name="ce6">
            <text:p>34</text:p>
          </table:table-cell>
          <table:table-cell office:value-type="float" office:value="76" table:style-name="ce6">
            <text:p>76</text:p>
          </table:table-cell>
          <table:table-cell office:value-type="float" office:value="34" table:style-name="ce6">
            <text:p>34</text:p>
          </table:table-cell>
          <table:table-cell office:value-type="float" office:value="51" table:style-name="ce6">
            <text:p>51</text:p>
          </table:table-cell>
          <table:table-cell table:style-name="ce1"/>
          <table:covered-table-cell/>
          <table:table-cell office:value-type="float" office:value="12" table:style-name="ce3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45" table:style-name="ce6">
            <text:p>45</text:p>
          </table:table-cell>
          <table:table-cell office:value-type="float" office:value="48" table:style-name="ce6">
            <text:p>48</text:p>
          </table:table-cell>
          <table:table-cell office:value-type="float" office:value="81" table:style-name="ce6">
            <text:p>81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3" table:style-name="ce3">
            <text:p>13</text:p>
          </table:table-cell>
          <table:table-cell office:value-type="float" office:value="33" table:style-name="ce6">
            <text:p>33</text:p>
          </table:table-cell>
          <table:table-cell office:value-type="float" office:value="110" table:style-name="ce6">
            <text:p>110</text:p>
          </table:table-cell>
          <table:table-cell office:value-type="float" office:value="99" table:style-name="ce6">
            <text:p>99</text:p>
          </table:table-cell>
          <table:table-cell office:value-type="float" office:value="86" table:style-name="ce6">
            <text:p>86</text:p>
          </table:table-cell>
          <table:table-cell table:style-name="ce1"/>
          <table:covered-table-cell/>
          <table:table-cell office:value-type="float" office:value="13" table:style-name="ce3">
            <text:p>13</text:p>
          </table:table-cell>
          <table:table-cell office:value-type="float" office:value="15" table:style-name="ce6">
            <text:p>15</text:p>
          </table:table-cell>
          <table:table-cell office:value-type="float" office:value="44" table:style-name="ce6">
            <text:p>44</text:p>
          </table:table-cell>
          <table:table-cell office:value-type="float" office:value="18" table:style-name="ce6">
            <text:p>18</text:p>
          </table:table-cell>
          <table:table-cell office:value-type="float" office:value="26" table:style-name="ce6">
            <text:p>26</text:p>
          </table:table-cell>
          <table:table-cell table:style-name="ce1"/>
          <table:covered-table-cell/>
          <table:table-cell office:value-type="float" office:value="13" table:style-name="ce3">
            <text:p>13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50" table:style-name="ce6">
            <text:p>50</text:p>
          </table:table-cell>
          <table:table-cell office:value-type="float" office:value="51" table:style-name="ce6">
            <text:p>51</text:p>
          </table:table-cell>
          <table:table-cell table:style-name="ce1"/>
          <table:covered-table-cell/>
          <table:table-cell office:value-type="float" office:value="13" table:style-name="ce3">
            <text:p>13</text:p>
          </table:table-cell>
          <table:table-cell office:value-type="float" office:value="37" table:style-name="ce6">
            <text:p>37</text:p>
          </table:table-cell>
          <table:table-cell office:value-type="float" office:value="74" table:style-name="ce6">
            <text:p>74</text:p>
          </table:table-cell>
          <table:table-cell office:value-type="float" office:value="83" table:style-name="ce6">
            <text:p>83</text:p>
          </table:table-cell>
          <table:table-cell office:value-type="float" office:value="105" table:style-name="ce6">
            <text:p>105</text:p>
          </table:table-cell>
          <table:table-cell table:style-name="ce1"/>
          <table:covered-table-cell/>
          <table:table-cell office:value-type="float" office:value="13" table:style-name="ce3">
            <text:p>13</text:p>
          </table:table-cell>
          <table:table-cell office:value-type="float" office:value="40" table:style-name="ce6">
            <text:p>40</text:p>
          </table:table-cell>
          <table:table-cell office:value-type="float" office:value="23" table:style-name="ce6">
            <text:p>23</text:p>
          </table:table-cell>
          <table:table-cell office:value-type="float" office:value="30" table:style-name="ce6">
            <text:p>30</text:p>
          </table:table-cell>
          <table:table-cell office:value-type="float" office:value="29" table:style-name="ce6">
            <text:p>29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4" table:style-name="ce3">
            <text:p>14</text:p>
          </table:table-cell>
          <table:table-cell office:value-type="float" office:value="19" table:style-name="ce6">
            <text:p>19</text:p>
          </table:table-cell>
          <table:table-cell office:value-type="float" office:value="76" table:style-name="ce6">
            <text:p>76</text:p>
          </table:table-cell>
          <table:table-cell office:value-type="float" office:value="57" table:style-name="ce6">
            <text:p>57</text:p>
          </table:table-cell>
          <table:table-cell office:value-type="float" office:value="98" table:style-name="ce6">
            <text:p>98</text:p>
          </table:table-cell>
          <table:table-cell table:style-name="ce1"/>
          <table:covered-table-cell/>
          <table:table-cell office:value-type="float" office:value="14" table:style-name="ce3">
            <text:p>14</text:p>
          </table:table-cell>
          <table:table-cell office:value-type="float" office:value="30" table:style-name="ce6">
            <text:p>30</text:p>
          </table:table-cell>
          <table:table-cell office:value-type="float" office:value="12" table:style-name="ce6">
            <text:p>12</text:p>
          </table:table-cell>
          <table:table-cell office:value-type="float" office:value="49" table:style-name="ce6">
            <text:p>49</text:p>
          </table:table-cell>
          <table:table-cell office:value-type="float" office:value="80" table:style-name="ce6">
            <text:p>80</text:p>
          </table:table-cell>
          <table:table-cell table:style-name="ce1"/>
          <table:covered-table-cell/>
          <table:table-cell office:value-type="float" office:value="14" table:style-name="ce3">
            <text:p>14</text:p>
          </table:table-cell>
          <table:table-cell office:value-type="float" office:value="24" table:style-name="ce6">
            <text:p>24</text:p>
          </table:table-cell>
          <table:table-cell office:value-type="float" office:value="55" table:style-name="ce6">
            <text:p>55</text:p>
          </table:table-cell>
          <table:table-cell office:value-type="float" office:value="58" table:style-name="ce6">
            <text:p>58</text:p>
          </table:table-cell>
          <table:table-cell office:value-type="float" office:value="84" table:style-name="ce6">
            <text:p>84</text:p>
          </table:table-cell>
          <table:table-cell table:style-name="ce1"/>
          <table:covered-table-cell/>
          <table:table-cell office:value-type="float" office:value="14" table:style-name="ce3">
            <text:p>14</text:p>
          </table:table-cell>
          <table:table-cell office:value-type="float" office:value="23" table:style-name="ce6">
            <text:p>23</text:p>
          </table:table-cell>
          <table:table-cell office:value-type="float" office:value="30" table:style-name="ce6">
            <text:p>30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table:style-name="ce1"/>
          <table:covered-table-cell/>
          <table:table-cell office:value-type="float" office:value="14" table:style-name="ce3">
            <text:p>14</text:p>
          </table:table-cell>
          <table:table-cell office:value-type="float" office:value="28" table:style-name="ce6">
            <text:p>28</text:p>
          </table:table-cell>
          <table:table-cell office:value-type="float" office:value="37" table:style-name="ce6">
            <text:p>37</text:p>
          </table:table-cell>
          <table:table-cell office:value-type="float" office:value="63" table:style-name="ce6">
            <text:p>63</text:p>
          </table:table-cell>
          <table:table-cell office:value-type="float" office:value="61" table:style-name="ce6">
            <text:p>61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5" table:style-name="ce3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44" table:style-name="ce6">
            <text:p>44</text:p>
          </table:table-cell>
          <table:table-cell office:value-type="float" office:value="142" table:style-name="ce6">
            <text:p>142</text:p>
          </table:table-cell>
          <table:table-cell office:value-type="float" office:value="108" table:style-name="ce6">
            <text:p>108</text:p>
          </table:table-cell>
          <table:table-cell table:style-name="ce1"/>
          <table:covered-table-cell/>
          <table:table-cell office:value-type="float" office:value="15" table:style-name="ce3">
            <text:p>15</text:p>
          </table:table-cell>
          <table:table-cell office:value-type="float" office:value="21" table:style-name="ce6">
            <text:p>21</text:p>
          </table:table-cell>
          <table:table-cell office:value-type="float" office:value="41" table:style-name="ce6">
            <text:p>41</text:p>
          </table:table-cell>
          <table:table-cell office:value-type="float" office:value="51" table:style-name="ce6">
            <text:p>51</text:p>
          </table:table-cell>
          <table:table-cell office:value-type="float" office:value="107" table:style-name="ce6">
            <text:p>107</text:p>
          </table:table-cell>
          <table:table-cell table:style-name="ce1"/>
          <table:covered-table-cell/>
          <table:table-cell office:value-type="float" office:value="15" table:style-name="ce3">
            <text:p>15</text:p>
          </table:table-cell>
          <table:table-cell office:value-type="float" office:value="23" table:style-name="ce6">
            <text:p>23</text:p>
          </table:table-cell>
          <table:table-cell office:value-type="float" office:value="73" table:style-name="ce6">
            <text:p>73</text:p>
          </table:table-cell>
          <table:table-cell office:value-type="float" office:value="52" table:style-name="ce6">
            <text:p>52</text:p>
          </table:table-cell>
          <table:table-cell office:value-type="float" office:value="31" table:style-name="ce6">
            <text:p>31</text:p>
          </table:table-cell>
          <table:table-cell table:style-name="ce1"/>
          <table:covered-table-cell/>
          <table:table-cell office:value-type="float" office:value="15" table:style-name="ce3">
            <text:p>15</text:p>
          </table:table-cell>
          <table:table-cell office:value-type="float" office:value="31" table:style-name="ce6">
            <text:p>31</text:p>
          </table:table-cell>
          <table:table-cell office:value-type="float" office:value="30" table:style-name="ce6">
            <text:p>30</text:p>
          </table:table-cell>
          <table:table-cell office:value-type="float" office:value="34" table:style-name="ce6">
            <text:p>34</text:p>
          </table:table-cell>
          <table:table-cell office:value-type="float" office:value="107" table:style-name="ce6">
            <text:p>107</text:p>
          </table:table-cell>
          <table:table-cell table:style-name="ce1"/>
          <table:covered-table-cell/>
          <table:table-cell office:value-type="float" office:value="15" table:style-name="ce3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28" table:style-name="ce6">
            <text:p>28</text:p>
          </table:table-cell>
          <table:table-cell office:value-type="float" office:value="23" table:style-name="ce6">
            <text:p>23</text:p>
          </table:table-cell>
          <table:table-cell office:value-type="float" office:value="14" table:style-name="ce6">
            <text:p>1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6" table:style-name="ce3">
            <text:p>16</text:p>
          </table:table-cell>
          <table:table-cell office:value-type="float" office:value="41" table:style-name="ce6">
            <text:p>41</text:p>
          </table:table-cell>
          <table:table-cell office:value-type="float" office:value="30" table:style-name="ce6">
            <text:p>30</text:p>
          </table:table-cell>
          <table:table-cell office:value-type="float" office:value="149" table:style-name="ce6">
            <text:p>149</text:p>
          </table:table-cell>
          <table:table-cell office:value-type="float" office:value="74" table:style-name="ce6">
            <text:p>74</text:p>
          </table:table-cell>
          <table:table-cell table:style-name="ce1"/>
          <table:covered-table-cell/>
          <table:table-cell office:value-type="float" office:value="16" table:style-name="ce3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76" table:style-name="ce6">
            <text:p>76</text:p>
          </table:table-cell>
          <table:table-cell office:value-type="float" office:value="76" table:style-name="ce6">
            <text:p>76</text:p>
          </table:table-cell>
          <table:table-cell office:value-type="float" office:value="46" table:style-name="ce6">
            <text:p>46</text:p>
          </table:table-cell>
          <table:table-cell table:style-name="ce1"/>
          <table:covered-table-cell/>
          <table:table-cell office:value-type="float" office:value="16" table:style-name="ce3">
            <text:p>16</text:p>
          </table:table-cell>
          <table:table-cell office:value-type="float" office:value="30" table:style-name="ce6">
            <text:p>30</text:p>
          </table:table-cell>
          <table:table-cell office:value-type="float" office:value="61" table:style-name="ce6">
            <text:p>61</text:p>
          </table:table-cell>
          <table:table-cell office:value-type="float" office:value="41" table:style-name="ce6">
            <text:p>41</text:p>
          </table:table-cell>
          <table:table-cell office:value-type="float" office:value="66" table:style-name="ce6">
            <text:p>66</text:p>
          </table:table-cell>
          <table:table-cell table:style-name="ce1"/>
          <table:covered-table-cell/>
          <table:table-cell office:value-type="float" office:value="16" table:style-name="ce3">
            <text:p>16</text:p>
          </table:table-cell>
          <table:table-cell office:value-type="float" office:value="24" table:style-name="ce6">
            <text:p>24</text:p>
          </table:table-cell>
          <table:table-cell office:value-type="float" office:value="59" table:style-name="ce6">
            <text:p>59</text:p>
          </table:table-cell>
          <table:table-cell office:value-type="float" office:value="62" table:style-name="ce6">
            <text:p>62</text:p>
          </table:table-cell>
          <table:table-cell office:value-type="float" office:value="91" table:style-name="ce6">
            <text:p>91</text:p>
          </table:table-cell>
          <table:table-cell table:style-name="ce1"/>
          <table:covered-table-cell/>
          <table:table-cell office:value-type="float" office:value="16" table:style-name="ce3">
            <text:p>16</text:p>
          </table:table-cell>
          <table:table-cell office:value-type="float" office:value="35" table:style-name="ce6">
            <text:p>35</text:p>
          </table:table-cell>
          <table:table-cell office:value-type="float" office:value="85" table:style-name="ce6">
            <text:p>85</text:p>
          </table:table-cell>
          <table:table-cell office:value-type="float" office:value="42" table:style-name="ce6">
            <text:p>42</text:p>
          </table:table-cell>
          <table:table-cell office:value-type="float" office:value="46" table:style-name="ce6">
            <text:p>46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7" table:style-name="ce3">
            <text:p>17</text:p>
          </table:table-cell>
          <table:table-cell office:value-type="float" office:value="32" table:style-name="ce6">
            <text:p>32</text:p>
          </table:table-cell>
          <table:table-cell office:value-type="float" office:value="56" table:style-name="ce6">
            <text:p>56</text:p>
          </table:table-cell>
          <table:table-cell office:value-type="float" office:value="55" table:style-name="ce6">
            <text:p>55</text:p>
          </table:table-cell>
          <table:table-cell office:value-type="float" office:value="113" table:style-name="ce6">
            <text:p>113</text:p>
          </table:table-cell>
          <table:table-cell table:style-name="ce1"/>
          <table:covered-table-cell/>
          <table:table-cell office:value-type="float" office:value="17" table:style-name="ce3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57" table:style-name="ce6">
            <text:p>57</text:p>
          </table:table-cell>
          <table:table-cell office:value-type="float" office:value="83" table:style-name="ce6">
            <text:p>83</text:p>
          </table:table-cell>
          <table:table-cell office:value-type="float" office:value="99" table:style-name="ce6">
            <text:p>99</text:p>
          </table:table-cell>
          <table:table-cell table:style-name="ce1"/>
          <table:covered-table-cell/>
          <table:table-cell office:value-type="float" office:value="17" table:style-name="ce3">
            <text:p>17</text:p>
          </table:table-cell>
          <table:table-cell office:value-type="float" office:value="29" table:style-name="ce6">
            <text:p>29</text:p>
          </table:table-cell>
          <table:table-cell office:value-type="float" office:value="55" table:style-name="ce6">
            <text:p>55</text:p>
          </table:table-cell>
          <table:table-cell office:value-type="float" office:value="37" table:style-name="ce6">
            <text:p>37</text:p>
          </table:table-cell>
          <table:table-cell office:value-type="float" office:value="94" table:style-name="ce6">
            <text:p>94</text:p>
          </table:table-cell>
          <table:table-cell table:style-name="ce1"/>
          <table:covered-table-cell/>
          <table:table-cell office:value-type="float" office:value="17" table:style-name="ce3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60" table:style-name="ce6">
            <text:p>60</text:p>
          </table:table-cell>
          <table:table-cell office:value-type="float" office:value="33" table:style-name="ce6">
            <text:p>33</text:p>
          </table:table-cell>
          <table:table-cell office:value-type="float" office:value="46" table:style-name="ce6">
            <text:p>46</text:p>
          </table:table-cell>
          <table:table-cell table:style-name="ce1"/>
          <table:covered-table-cell/>
          <table:table-cell office:value-type="float" office:value="17" table:style-name="ce3">
            <text:p>17</text:p>
          </table:table-cell>
          <table:table-cell office:value-type="float" office:value="25" table:style-name="ce6">
            <text:p>25</text:p>
          </table:table-cell>
          <table:table-cell office:value-type="float" office:value="29" table:style-name="ce6">
            <text:p>29</text:p>
          </table:table-cell>
          <table:table-cell office:value-type="float" office:value="31" table:style-name="ce6">
            <text:p>31</text:p>
          </table:table-cell>
          <table:table-cell office:value-type="float" office:value="30" table:style-name="ce6">
            <text:p>3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8" table:style-name="ce3">
            <text:p>18</text:p>
          </table:table-cell>
          <table:table-cell office:value-type="float" office:value="43" table:style-name="ce6">
            <text:p>43</text:p>
          </table:table-cell>
          <table:table-cell office:value-type="float" office:value="108" table:style-name="ce6">
            <text:p>108</text:p>
          </table:table-cell>
          <table:table-cell office:value-type="float" office:value="116" table:style-name="ce6">
            <text:p>116</text:p>
          </table:table-cell>
          <table:table-cell office:value-type="float" office:value="93" table:style-name="ce6">
            <text:p>93</text:p>
          </table:table-cell>
          <table:table-cell table:style-name="ce1"/>
          <table:covered-table-cell/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77" table:style-name="ce6">
            <text:p>77</text:p>
          </table:table-cell>
          <table:table-cell office:value-type="float" office:value="86" table:style-name="ce6">
            <text:p>86</text:p>
          </table:table-cell>
          <table:table-cell table:style-name="ce1"/>
          <table:covered-table-cell/>
          <table:table-cell office:value-type="float" office:value="18" table:style-name="ce3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79" table:style-name="ce6">
            <text:p>79</text:p>
          </table:table-cell>
          <table:table-cell office:value-type="float" office:value="65" table:style-name="ce6">
            <text:p>65</text:p>
          </table:table-cell>
          <table:table-cell office:value-type="float" office:value="62" table:style-name="ce6">
            <text:p>62</text:p>
          </table:table-cell>
          <table:table-cell table:style-name="ce1"/>
          <table:covered-table-cell/>
          <table:table-cell office:value-type="float" office:value="18" table:style-name="ce3">
            <text:p>18</text:p>
          </table:table-cell>
          <table:table-cell office:value-type="float" office:value="33" table:style-name="ce6">
            <text:p>33</text:p>
          </table:table-cell>
          <table:table-cell office:value-type="float" office:value="47" table:style-name="ce6">
            <text:p>47</text:p>
          </table:table-cell>
          <table:table-cell office:value-type="float" office:value="57" table:style-name="ce6">
            <text:p>57</text:p>
          </table:table-cell>
          <table:table-cell office:value-type="float" office:value="31" table:style-name="ce6">
            <text:p>31</text:p>
          </table:table-cell>
          <table:table-cell table:style-name="ce1"/>
          <table:covered-table-cell/>
          <table:table-cell office:value-type="float" office:value="18" table:style-name="ce3">
            <text:p>18</text:p>
          </table:table-cell>
          <table:table-cell office:value-type="float" office:value="12" table:style-name="ce6">
            <text:p>12</text:p>
          </table:table-cell>
          <table:table-cell office:value-type="float" office:value="29" table:style-name="ce6">
            <text:p>29</text:p>
          </table:table-cell>
          <table:table-cell office:value-type="float" office:value="43" table:style-name="ce6">
            <text:p>43</text:p>
          </table:table-cell>
          <table:table-cell office:value-type="float" office:value="26" table:style-name="ce6">
            <text:p>26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9" table:style-name="ce3">
            <text:p>19</text:p>
          </table:table-cell>
          <table:table-cell office:value-type="float" office:value="28" table:style-name="ce6">
            <text:p>28</text:p>
          </table:table-cell>
          <table:table-cell office:value-type="float" office:value="120" table:style-name="ce6">
            <text:p>120</text:p>
          </table:table-cell>
          <table:table-cell office:value-type="float" office:value="107" table:style-name="ce6">
            <text:p>107</text:p>
          </table:table-cell>
          <table:table-cell office:value-type="float" office:value="119" table:style-name="ce6">
            <text:p>119</text:p>
          </table:table-cell>
          <table:table-cell table:style-name="ce1"/>
          <table:covered-table-cell/>
          <table:table-cell office:value-type="float" office:value="19" table:style-name="ce3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9" table:style-name="ce6">
            <text:p>29</text:p>
          </table:table-cell>
          <table:table-cell office:value-type="float" office:value="104" table:style-name="ce6">
            <text:p>104</text:p>
          </table:table-cell>
          <table:table-cell office:value-type="float" office:value="100" table:style-name="ce6">
            <text:p>100</text:p>
          </table:table-cell>
          <table:table-cell table:style-name="ce1"/>
          <table:covered-table-cell/>
          <table:table-cell office:value-type="float" office:value="19" table:style-name="ce3">
            <text:p>19</text:p>
          </table:table-cell>
          <table:table-cell office:value-type="float" office:value="6" table:style-name="ce6">
            <text:p>6</text:p>
          </table:table-cell>
          <table:table-cell office:value-type="float" office:value="62" table:style-name="ce6">
            <text:p>62</text:p>
          </table:table-cell>
          <table:table-cell office:value-type="float" office:value="48" table:style-name="ce6">
            <text:p>48</text:p>
          </table:table-cell>
          <table:table-cell office:value-type="float" office:value="80" table:style-name="ce6">
            <text:p>80</text:p>
          </table:table-cell>
          <table:table-cell table:style-name="ce1"/>
          <table:covered-table-cell/>
          <table:table-cell office:value-type="float" office:value="19" table:style-name="ce3">
            <text:p>19</text:p>
          </table:table-cell>
          <table:table-cell office:value-type="float" office:value="14" table:style-name="ce6">
            <text:p>14</text:p>
          </table:table-cell>
          <table:table-cell office:value-type="float" office:value="56" table:style-name="ce6">
            <text:p>56</text:p>
          </table:table-cell>
          <table:table-cell office:value-type="float" office:value="62" table:style-name="ce6">
            <text:p>62</text:p>
          </table:table-cell>
          <table:table-cell office:value-type="float" office:value="120" table:style-name="ce6">
            <text:p>120</text:p>
          </table:table-cell>
          <table:table-cell table:style-name="ce1"/>
          <table:covered-table-cell/>
          <table:table-cell office:value-type="float" office:value="19" table:style-name="ce3">
            <text:p>19</text:p>
          </table:table-cell>
          <table:table-cell office:value-type="float" office:value="28" table:style-name="ce6">
            <text:p>28</text:p>
          </table:table-cell>
          <table:table-cell office:value-type="float" office:value="46" table:style-name="ce6">
            <text:p>46</text:p>
          </table:table-cell>
          <table:table-cell office:value-type="float" office:value="36" table:style-name="ce6">
            <text:p>36</text:p>
          </table:table-cell>
          <table:table-cell office:value-type="float" office:value="22" table:style-name="ce6">
            <text:p>22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20" table:style-name="ce3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39" table:style-name="ce6">
            <text:p>39</text:p>
          </table:table-cell>
          <table:table-cell office:value-type="float" office:value="182" table:style-name="ce6">
            <text:p>182</text:p>
          </table:table-cell>
          <table:table-cell office:value-type="float" office:value="121" table:style-name="ce6">
            <text:p>121</text:p>
          </table:table-cell>
          <table:table-cell table:style-name="ce1"/>
          <table:covered-table-cell/>
          <table:table-cell office:value-type="float" office:value="20" table:style-name="ce3">
            <text:p>20</text:p>
          </table:table-cell>
          <table:table-cell office:value-type="float" office:value="24" table:style-name="ce6">
            <text:p>24</text:p>
          </table:table-cell>
          <table:table-cell office:value-type="float" office:value="74" table:style-name="ce6">
            <text:p>74</text:p>
          </table:table-cell>
          <table:table-cell office:value-type="float" office:value="57" table:style-name="ce6">
            <text:p>57</text:p>
          </table:table-cell>
          <table:table-cell office:value-type="float" office:value="92" table:style-name="ce6">
            <text:p>92</text:p>
          </table:table-cell>
          <table:table-cell table:style-name="ce1"/>
          <table:covered-table-cell/>
          <table:table-cell office:value-type="float" office:value="20" table:style-name="ce3">
            <text:p>20</text:p>
          </table:table-cell>
          <table:table-cell office:value-type="float" office:value="12" table:style-name="ce6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103" table:style-name="ce6">
            <text:p>103</text:p>
          </table:table-cell>
          <table:table-cell office:value-type="float" office:value="79" table:style-name="ce6">
            <text:p>79</text:p>
          </table:table-cell>
          <table:table-cell table:style-name="ce1"/>
          <table:covered-table-cell/>
          <table:table-cell office:value-type="float" office:value="20" table:style-name="ce3">
            <text:p>20</text:p>
          </table:table-cell>
          <table:table-cell office:value-type="float" office:value="35" table:style-name="ce6">
            <text:p>35</text:p>
          </table:table-cell>
          <table:table-cell office:value-type="float" office:value="64" table:style-name="ce6">
            <text:p>64</text:p>
          </table:table-cell>
          <table:table-cell office:value-type="float" office:value="51" table:style-name="ce6">
            <text:p>51</text:p>
          </table:table-cell>
          <table:table-cell office:value-type="float" office:value="42" table:style-name="ce6">
            <text:p>42</text:p>
          </table:table-cell>
          <table:table-cell table:style-name="ce1"/>
          <table:covered-table-cell/>
          <table:table-cell office:value-type="float" office:value="20" table:style-name="ce3">
            <text:p>20</text:p>
          </table:table-cell>
          <table:table-cell office:value-type="float" office:value="13" table:style-name="ce6">
            <text:p>13</text:p>
          </table:table-cell>
          <table:table-cell office:value-type="float" office:value="28" table:style-name="ce6">
            <text:p>28</text:p>
          </table:table-cell>
          <table:table-cell office:value-type="float" office:value="44" table:style-name="ce6">
            <text:p>44</text:p>
          </table:table-cell>
          <table:table-cell office:value-type="float" office:value="32" table:style-name="ce6">
            <text:p>32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8">
            <text:p>média</text:p>
          </table:table-cell>
          <table:covered-table-cell/>
          <table:table-cell office:value-type="float" office:value="29.2" table:formula="of:=AVERAGE([.C4:.C23])" table:style-name="ce2">
            <text:p>29,2</text:p>
          </table:table-cell>
          <table:table-cell office:value-type="float" office:value="70.099999999999994" table:formula="of:=AVERAGE([.D4:.D23])" table:style-name="ce2">
            <text:p>70,1</text:p>
          </table:table-cell>
          <table:table-cell office:value-type="float" office:value="100.1" table:formula="of:=AVERAGE([.E4:.E23])" table:style-name="ce2">
            <text:p>100,1</text:p>
          </table:table-cell>
          <table:table-cell office:value-type="float" office:value="104.35" table:formula="of:=AVERAGE([.F4:.F23])" table:style-name="ce2">
            <text:p>104,35</text:p>
          </table:table-cell>
          <table:table-cell table:style-name="ce1"/>
          <table:table-cell office:value-type="string" table:number-columns-spanned="2" table:number-rows-spanned="1" table:style-name="ce28">
            <text:p>média</text:p>
          </table:table-cell>
          <table:covered-table-cell/>
          <table:table-cell office:value-type="float" office:value="18.95" table:formula="of:=AVERAGE([.J4:.J23])" table:style-name="ce2">
            <text:p>18,95</text:p>
          </table:table-cell>
          <table:table-cell office:value-type="float" office:value="44" table:formula="of:=AVERAGE([.K4:.K23])" table:style-name="ce2">
            <text:p>44</text:p>
          </table:table-cell>
          <table:table-cell office:value-type="float" office:value="73.05" table:formula="of:=AVERAGE([.L4:.L23])" table:style-name="ce2">
            <text:p>73,05</text:p>
          </table:table-cell>
          <table:table-cell office:value-type="float" office:value="69.650000000000006" table:formula="of:=AVERAGE([.M4:.M23])" table:style-name="ce2">
            <text:p>69,65</text:p>
          </table:table-cell>
          <table:table-cell table:style-name="ce1"/>
          <table:table-cell office:value-type="string" table:number-columns-spanned="2" table:number-rows-spanned="1" table:style-name="ce28">
            <text:p>média</text:p>
          </table:table-cell>
          <table:covered-table-cell/>
          <table:table-cell office:value-type="float" office:value="27.1" table:formula="of:=AVERAGE([.Q4:.Q23])" table:style-name="ce2">
            <text:p>27,1</text:p>
          </table:table-cell>
          <table:table-cell office:value-type="float" office:value="49.65" table:formula="of:=AVERAGE([.R4:.R23])" table:style-name="ce2">
            <text:p>49,65</text:p>
          </table:table-cell>
          <table:table-cell office:value-type="float" office:value="57" table:formula="of:=AVERAGE([.S4:.S23])" table:style-name="ce2">
            <text:p>57</text:p>
          </table:table-cell>
          <table:table-cell office:value-type="float" office:value="74.25" table:formula="of:=AVERAGE([.T4:.T23])" table:style-name="ce2">
            <text:p>74,25</text:p>
          </table:table-cell>
          <table:table-cell table:style-name="ce1"/>
          <table:table-cell office:value-type="string" table:number-columns-spanned="2" table:number-rows-spanned="1" table:style-name="ce28">
            <text:p>média</text:p>
          </table:table-cell>
          <table:covered-table-cell/>
          <table:table-cell office:value-type="float" office:value="29" table:formula="of:=AVERAGE([.X4:.X23])" table:style-name="ce2">
            <text:p>29</text:p>
          </table:table-cell>
          <table:table-cell office:value-type="float" office:value="61.9" table:formula="of:=AVERAGE([.Y4:.Y23])" table:style-name="ce2">
            <text:p>61,9</text:p>
          </table:table-cell>
          <table:table-cell office:value-type="float" office:value="51.5" table:formula="of:=AVERAGE([.Z4:.Z23])" table:style-name="ce2">
            <text:p>51,5</text:p>
          </table:table-cell>
          <table:table-cell office:value-type="float" office:value="60.05" table:formula="of:=AVERAGE([.AA4:.AA23])" table:style-name="ce2">
            <text:p>60,05</text:p>
          </table:table-cell>
          <table:table-cell table:style-name="ce1"/>
          <table:table-cell office:value-type="string" table:number-columns-spanned="2" table:number-rows-spanned="1" table:style-name="ce28">
            <text:p>média</text:p>
          </table:table-cell>
          <table:covered-table-cell/>
          <table:table-cell office:value-type="float" office:value="29.7" table:formula="of:=AVERAGE([.AE4:.AE23])" table:style-name="ce2">
            <text:p>29,7</text:p>
          </table:table-cell>
          <table:table-cell office:value-type="float" office:value="43.75" table:formula="of:=AVERAGE([.AF4:.AF23])" table:style-name="ce2">
            <text:p>43,75</text:p>
          </table:table-cell>
          <table:table-cell office:value-type="float" office:value="38.25" table:formula="of:=AVERAGE([.AG4:.AG23])" table:style-name="ce2">
            <text:p>38,25</text:p>
          </table:table-cell>
          <table:table-cell office:value-type="float" office:value="35.1" table:formula="of:=AVERAGE([.AH4:.AH23])" table:style-name="ce2">
            <text:p>35,1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8">
            <text:p>stdev</text:p>
          </table:table-cell>
          <table:covered-table-cell/>
          <table:table-cell office:value-type="float" office:value="9.4177883200943366" table:formula="of:=STDEV([.C4:.C23])" table:style-name="ce2">
            <text:p>9,41778832</text:p>
          </table:table-cell>
          <table:table-cell office:value-type="float" office:value="32.54130977857627" table:formula="of:=STDEV([.D4:.D23])" table:style-name="ce2">
            <text:p>32,54130978</text:p>
          </table:table-cell>
          <table:table-cell office:value-type="float" office:value="36.617367176619453" table:formula="of:=STDEV([.E4:.E23])" table:style-name="ce2">
            <text:p>36,61736718</text:p>
          </table:table-cell>
          <table:table-cell office:value-type="float" office:value="20.308865059377379" table:formula="of:=STDEV([.F4:.F23])" table:style-name="ce2">
            <text:p>20,30886506</text:p>
          </table:table-cell>
          <table:table-cell table:style-name="ce1"/>
          <table:table-cell office:value-type="string" table:number-columns-spanned="2" table:number-rows-spanned="1" table:style-name="ce28">
            <text:p>stdev</text:p>
          </table:table-cell>
          <table:covered-table-cell/>
          <table:table-cell office:value-type="float" office:value="5.6145956408744437" table:formula="of:=STDEV([.J4:.J23])" table:style-name="ce2">
            <text:p>5,614595641</text:p>
          </table:table-cell>
          <table:table-cell office:value-type="float" office:value="17.717074725871235" table:formula="of:=STDEV([.K4:.K23])" table:style-name="ce2">
            <text:p>17,71707473</text:p>
          </table:table-cell>
          <table:table-cell office:value-type="float" office:value="27.808508731946358" table:formula="of:=STDEV([.L4:.L23])" table:style-name="ce2">
            <text:p>27,80850873</text:p>
          </table:table-cell>
          <table:table-cell office:value-type="float" office:value="23.109066345666612" table:formula="of:=STDEV([.M4:.M23])" table:style-name="ce2">
            <text:p>23,10906635</text:p>
          </table:table-cell>
          <table:table-cell table:style-name="ce1"/>
          <table:table-cell office:value-type="string" table:number-columns-spanned="2" table:number-rows-spanned="1" table:style-name="ce28">
            <text:p>stdev</text:p>
          </table:table-cell>
          <table:covered-table-cell/>
          <table:table-cell office:value-type="float" office:value="10.818599967794254" table:formula="of:=STDEV([.Q4:.Q23])" table:style-name="ce2">
            <text:p>10,81859997</text:p>
          </table:table-cell>
          <table:table-cell office:value-type="float" office:value="20.699033793875504" table:formula="of:=STDEV([.R4:.R23])" table:style-name="ce2">
            <text:p>20,69903379</text:p>
          </table:table-cell>
          <table:table-cell office:value-type="float" office:value="18.995844420903165" table:formula="of:=STDEV([.S4:.S23])" table:style-name="ce2">
            <text:p>18,99584442</text:p>
          </table:table-cell>
          <table:table-cell office:value-type="float" office:value="23.178653972998518" table:formula="of:=STDEV([.T4:.T23])" table:style-name="ce2">
            <text:p>23,17865397</text:p>
          </table:table-cell>
          <table:table-cell table:style-name="ce1"/>
          <table:table-cell office:value-type="string" table:number-columns-spanned="2" table:number-rows-spanned="1" table:style-name="ce28">
            <text:p>stdev</text:p>
          </table:table-cell>
          <table:covered-table-cell/>
          <table:table-cell office:value-type="float" office:value="6.9509560114910967" table:formula="of:=STDEV([.X4:.X23])" table:style-name="ce2">
            <text:p>6,950956011</text:p>
          </table:table-cell>
          <table:table-cell office:value-type="float" office:value="20.369998578921486" table:formula="of:=STDEV([.Y4:.Y23])" table:style-name="ce2">
            <text:p>20,36999858</text:p>
          </table:table-cell>
          <table:table-cell office:value-type="float" office:value="18.071495438076536" table:formula="of:=STDEV([.Z4:.Z23])" table:style-name="ce2">
            <text:p>18,07149544</text:p>
          </table:table-cell>
          <table:table-cell office:value-type="float" office:value="26.414659008329366" table:formula="of:=STDEV([.AA4:.AA23])" table:style-name="ce2">
            <text:p>26,41465901</text:p>
          </table:table-cell>
          <table:table-cell table:style-name="ce1"/>
          <table:table-cell office:value-type="string" table:number-columns-spanned="2" table:number-rows-spanned="1" table:style-name="ce28">
            <text:p>stdev</text:p>
          </table:table-cell>
          <table:covered-table-cell/>
          <table:table-cell office:value-type="float" office:value="11.462065580357716" table:formula="of:=STDEV([.AE4:.AE23])" table:style-name="ce2">
            <text:p>11,46206558</text:p>
          </table:table-cell>
          <table:table-cell office:value-type="float" office:value="24.723470630152232" table:formula="of:=STDEV([.AF4:.AF23])" table:style-name="ce2">
            <text:p>24,72347063</text:p>
          </table:table-cell>
          <table:table-cell office:value-type="float" office:value="10.929799921123418" table:formula="of:=STDEV([.AG4:.AG23])" table:style-name="ce2">
            <text:p>10,92979992</text:p>
          </table:table-cell>
          <table:table-cell office:value-type="float" office:value="16.094785033145296" table:formula="of:=STDEV([.AH4:.AH23])" table:style-name="ce2">
            <text:p>16,09478503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8">
            <text:p>estabilidade</text:p>
          </table:table-cell>
          <table:covered-table-cell/>
          <table:table-cell office:value-type="float" office:value="0.3225269972635047" table:formula="of:=[.C25]/[.C24]" table:style-name="ce2">
            <text:p>0,322526997</text:p>
          </table:table-cell>
          <table:table-cell office:value-type="float" office:value="0.46421269298967577" table:formula="of:=[.D25]/[.D24]" table:style-name="ce2">
            <text:p>0,464212693</text:p>
          </table:table-cell>
          <table:table-cell office:value-type="float" office:value="0.36580786390229225" table:formula="of:=[.E25]/[.E24]" table:style-name="ce2">
            <text:p>0,365807864</text:p>
          </table:table-cell>
          <table:table-cell office:value-type="float" office:value="0.19462256884884888" table:formula="of:=[.F25]/[.F24]" table:style-name="ce2">
            <text:p>0,194622569</text:p>
          </table:table-cell>
          <table:table-cell table:style-name="ce1"/>
          <table:table-cell office:value-type="string" table:number-columns-spanned="2" table:number-rows-spanned="1" table:style-name="ce28">
            <text:p>estabilidade</text:p>
          </table:table-cell>
          <table:covered-table-cell/>
          <table:table-cell office:value-type="float" office:value="0.29628473038915271" table:formula="of:=[.J25]/[.J24]" table:style-name="ce2">
            <text:p>0,29628473</text:p>
          </table:table-cell>
          <table:table-cell office:value-type="float" office:value="0.40266078922434628" table:formula="of:=[.K25]/[.K24]" table:style-name="ce2">
            <text:p>0,402660789</text:p>
          </table:table-cell>
          <table:table-cell office:value-type="float" office:value="0.38067773760364626" table:formula="of:=[.L25]/[.L24]" table:style-name="ce2">
            <text:p>0,380677738</text:p>
          </table:table-cell>
          <table:table-cell office:value-type="float" office:value="0.33178846153146607" table:formula="of:=[.M25]/[.M24]" table:style-name="ce2">
            <text:p>0,331788462</text:p>
          </table:table-cell>
          <table:table-cell table:style-name="ce1"/>
          <table:table-cell office:value-type="string" table:number-columns-spanned="2" table:number-rows-spanned="1" table:style-name="ce28">
            <text:p>estabilidade</text:p>
          </table:table-cell>
          <table:covered-table-cell/>
          <table:table-cell office:value-type="float" office:value="0.39921033091491709" table:formula="of:=[.Q25]/[.Q24]" table:style-name="ce2">
            <text:p>0,399210331</text:p>
          </table:table-cell>
          <table:table-cell office:value-type="float" office:value="0.41689896865811693" table:formula="of:=[.R25]/[.R24]" table:style-name="ce2">
            <text:p>0,416898969</text:p>
          </table:table-cell>
          <table:table-cell office:value-type="float" office:value="0.33326042843689763" table:formula="of:=[.S25]/[.S24]" table:style-name="ce2">
            <text:p>0,333260428</text:p>
          </table:table-cell>
          <table:table-cell office:value-type="float" office:value="0.31217042387876792" table:formula="of:=[.T25]/[.T24]" table:style-name="ce2">
            <text:p>0,312170424</text:p>
          </table:table-cell>
          <table:table-cell table:style-name="ce1"/>
          <table:table-cell office:value-type="string" table:number-columns-spanned="2" table:number-rows-spanned="1" table:style-name="ce28">
            <text:p>estabilidade</text:p>
          </table:table-cell>
          <table:covered-table-cell/>
          <table:table-cell office:value-type="float" office:value="0.2396881383272792" table:formula="of:=[.X25]/[.X24]" table:style-name="ce2">
            <text:p>0,239688138</text:p>
          </table:table-cell>
          <table:table-cell office:value-type="float" office:value="0.32907913697773" table:formula="of:=[.Y25]/[.Y24]" table:style-name="ce2">
            <text:p>0,329079137</text:p>
          </table:table-cell>
          <table:table-cell office:value-type="float" office:value="0.35090282404032108" table:formula="of:=[.Z25]/[.Z24]" table:style-name="ce2">
            <text:p>0,350902824</text:p>
          </table:table-cell>
          <table:table-cell office:value-type="float" office:value="0.43987775201214602" table:formula="of:=[.AA25]/[.AA24]" table:style-name="ce2">
            <text:p>0,439877752</text:p>
          </table:table-cell>
          <table:table-cell office:value-type="string" table:style-name="ce1">
            <text:p>&lt; controle &lt;0.15</text:p>
          </table:table-cell>
          <table:table-cell office:value-type="string" table:number-columns-spanned="2" table:number-rows-spanned="1" table:style-name="ce28">
            <text:p>estabilidade</text:p>
          </table:table-cell>
          <table:covered-table-cell/>
          <table:table-cell office:value-type="float" office:value="0.38592813401877835" table:formula="of:=[.AE25]/[.AE24]" table:style-name="ce2">
            <text:p>0,385928134</text:p>
          </table:table-cell>
          <table:table-cell office:value-type="float" office:value="0.56510790011776524" table:formula="of:=[.AF25]/[.AF24]" table:style-name="ce2">
            <text:p>0,5651079</text:p>
          </table:table-cell>
          <table:table-cell office:value-type="float" office:value="0.28574640316662531" table:formula="of:=[.AG25]/[.AG24]" table:style-name="ce2">
            <text:p>0,285746403</text:p>
          </table:table-cell>
          <table:table-cell office:value-type="float" office:value="0.45854088413519362" table:formula="of:=[.AH25]/[.AH24]" table:style-name="ce2">
            <text:p>0,458540884</text:p>
          </table:table-cell>
          <table:table-cell office:value-type="string" table:style-name="ce1">
            <text:p>&lt; controle &lt;0.15</text:p>
          </table:table-cell>
          <table:table-cell table:number-columns-repeated="16349"/>
        </table:table-row>
        <table:table-row table:style-name="ro1">
          <table:table-cell table:number-columns-repeated="2" table:style-name="ce19"/>
          <table:table-cell table:number-columns-repeated="4" table:style-name="ce20"/>
          <table:table-cell table:style-name="ce1"/>
          <table:table-cell table:number-columns-repeated="2" table:style-name="ce19"/>
          <table:table-cell table:number-columns-repeated="4" table:style-name="ce20"/>
          <table:table-cell table:style-name="ce1"/>
          <table:table-cell table:number-columns-repeated="2" table:style-name="ce19"/>
          <table:table-cell table:number-columns-repeated="4" table:style-name="ce20"/>
          <table:table-cell table:style-name="ce1"/>
          <table:table-cell table:number-columns-repeated="2" table:style-name="ce19"/>
          <table:table-cell table:number-columns-repeated="4" table:style-name="ce20"/>
          <table:table-cell table:number-columns-repeated="16357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4">
            <text:p>substituir n1,n2,... pelos valores certos</text:p>
          </table:table-cell>
          <table:covered-table-cell table:number-columns-repeated="10"/>
          <table:table-cell table:number-columns-repeated="16365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5">
            <text:p>preencher cada célula na cor cinza com o valor medido</text:p>
          </table:table-cell>
          <table:covered-table-cell table:number-columns-repeated="10"/>
          <table:table-cell table:number-columns-repeated="16365" table:style-name="ce1"/>
        </table:table-row>
        <table:table-row table:style-name="ro1">
          <table:table-cell table:style-name="ce8"/>
          <table:table-cell table:number-columns-repeated="5" table:style-name="ce9"/>
          <table:table-cell table:style-name="ce10"/>
          <table:table-cell table:number-columns-repeated="16377" table:style-name="ce1"/>
        </table:table-row>
        <table:table-row table:style-name="ro1">
          <table:table-cell table:style-name="ce11"/>
          <table:table-cell table:style-name="ce1"/>
          <table:table-cell office:value-type="string" table:number-columns-spanned="4" table:number-rows-spanned="1" table:style-name="ce28">
            <text:p>média das iterações</text:p>
          </table:table-cell>
          <table:covered-table-cell table:number-columns-repeated="3"/>
          <table:table-cell table:style-name="ce12"/>
          <table:table-cell table:number-columns-repeated="16377"/>
        </table:table-row>
        <table:table-row table:style-name="ro1">
          <table:table-cell table:style-name="ce11"/>
          <table:table-cell table:style-name="ce1"/>
          <table:table-cell office:value-type="string" table:number-columns-spanned="4" table:number-rows-spanned="1" table:style-name="ce30">
            <text:p>K</text:p>
          </table:table-cell>
          <table:covered-table-cell table:number-columns-repeated="3"/>
          <table:table-cell table:style-name="ce12"/>
          <table:table-cell table:number-columns-repeated="16377"/>
        </table:table-row>
        <table:table-row table:style-name="ro1">
          <table:table-cell table:style-name="ce11"/>
          <table:table-cell office:value-type="string" table:style-name="ce5">
            <text:p>n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2">
            <text:p>20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11"/>
          <table:table-cell office:value-type="string" office:string-value="branca02.jpg" table:formula="of:=[.B3]" table:style-name="ce5">
            <text:p>branca02.jpg</text:p>
          </table:table-cell>
          <table:table-cell office:value-type="float" office:value="29.2" table:formula="of:=[.C24]" table:style-name="ce2">
            <text:p>29,2</text:p>
          </table:table-cell>
          <table:table-cell office:value-type="float" office:value="70.099999999999994" table:formula="of:=[.D24]" table:style-name="ce2">
            <text:p>70,1</text:p>
          </table:table-cell>
          <table:table-cell office:value-type="float" office:value="100.1" table:formula="of:=[.E24]" table:style-name="ce2">
            <text:p>100,1</text:p>
          </table:table-cell>
          <table:table-cell office:value-type="float" office:value="104.35" table:formula="of:=[.F24]" table:style-name="ce2">
            <text:p>104,35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11"/>
          <table:table-cell office:value-type="string" office:string-value="casal_branco01.jpg" table:formula="of:=[.I3]" table:style-name="ce5">
            <text:p>casal_branco01.jpg</text:p>
          </table:table-cell>
          <table:table-cell office:value-type="float" office:value="18.95" table:formula="of:=[.J24]" table:style-name="ce2">
            <text:p>18,95</text:p>
          </table:table-cell>
          <table:table-cell office:value-type="float" office:value="44" table:formula="of:=[.K24]" table:style-name="ce2">
            <text:p>44</text:p>
          </table:table-cell>
          <table:table-cell office:value-type="float" office:value="73.05" table:formula="of:=[.L24]" table:style-name="ce2">
            <text:p>73,05</text:p>
          </table:table-cell>
          <table:table-cell office:value-type="float" office:value="69.650000000000006" table:formula="of:=[.M24]" table:style-name="ce2">
            <text:p>69,65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11"/>
          <table:table-cell office:value-type="string" office:string-value="morena01.jpg" table:formula="of:=[.P3]" table:style-name="ce5">
            <text:p>morena01.jpg</text:p>
          </table:table-cell>
          <table:table-cell office:value-type="float" office:value="27.1" table:formula="of:=[.Q24]" table:style-name="ce2">
            <text:p>27,1</text:p>
          </table:table-cell>
          <table:table-cell office:value-type="float" office:value="49.65" table:formula="of:=[.R24]" table:style-name="ce2">
            <text:p>49,65</text:p>
          </table:table-cell>
          <table:table-cell office:value-type="float" office:value="57" table:formula="of:=[.S24]" table:style-name="ce2">
            <text:p>57</text:p>
          </table:table-cell>
          <table:table-cell office:value-type="float" office:value="74.25" table:formula="of:=[.T24]" table:style-name="ce2">
            <text:p>74,25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11"/>
          <table:table-cell office:value-type="string" office:string-value="senhor_branco03.jpg" table:formula="of:=[.W3]" table:style-name="ce5">
            <text:p>senhor_branco03.jpg</text:p>
          </table:table-cell>
          <table:table-cell office:value-type="float" office:value="29" table:formula="of:=[.X24]" table:style-name="ce2">
            <text:p>29</text:p>
          </table:table-cell>
          <table:table-cell office:value-type="float" office:value="61.9" table:formula="of:=[.Y24]" table:style-name="ce2">
            <text:p>61,9</text:p>
          </table:table-cell>
          <table:table-cell office:value-type="float" office:value="51.5" table:formula="of:=[.Z24]" table:style-name="ce2">
            <text:p>51,5</text:p>
          </table:table-cell>
          <table:table-cell office:value-type="float" office:value="60.05" table:formula="of:=[.AA24]" table:style-name="ce2">
            <text:p>60,05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13"/>
          <table:table-cell office:value-type="string" office:string-value="senhora_morena01.jpg" table:formula="of:=[.AD3]" table:style-name="ce5">
            <text:p>senhora_morena01.jpg</text:p>
          </table:table-cell>
          <table:table-cell office:value-type="float" office:value="29.7" table:formula="of:=[.AE24]" table:style-name="ce2">
            <text:p>29,7</text:p>
          </table:table-cell>
          <table:table-cell office:value-type="float" office:value="43.75" table:formula="of:=[.AF24]" table:style-name="ce2">
            <text:p>43,75</text:p>
          </table:table-cell>
          <table:table-cell office:value-type="float" office:value="35.1" table:formula="of:=[.AH24]" table:style-name="ce2">
            <text:p>35,1</text:p>
          </table:table-cell>
          <table:table-cell office:value-type="float" office:value="26.414659008329366" table:formula="of:=[.AA25]" table:style-name="ce2">
            <text:p>26,41465901</text:p>
          </table:table-cell>
          <table:table-cell table:style-name="ce16"/>
          <table:table-cell table:number-columns-repeated="16377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Diego Frias</meta:initial-creator>
    <dc:creator>José Cleiton Borges Correia</dc:creator>
    <meta:creation-date>2021-09-17T14:16:18Z</meta:creation-date>
    <dc:date>2021-11-15T02:09:14Z</dc:date>
    <meta:editing-cycles>33</meta:editing-cycles>
    <meta:editing-duration>PT192240S</meta:editing-duration>
  </office:meta>
</office:document-meta>
</file>